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566cm"/>
    </style:style>
    <style:style style:name="Tabla1.B" style:family="table-column">
      <style:table-column-properties style:column-width="5.482cm"/>
    </style:style>
    <style:style style:name="Tabla1.C" style:family="table-column">
      <style:table-column-properties style:column-width="8.95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2.252cm"/>
    </style:style>
    <style:style style:name="Tabla2.B" style:family="table-column">
      <style:table-column-properties style:column-width="4.863cm"/>
    </style:style>
    <style:style style:name="Tabla2.C" style:family="table-column">
      <style:table-column-properties style:column-width="4.766cm"/>
    </style:style>
    <style:style style:name="Tabla2.D" style:family="table-column">
      <style:table-column-properties style:column-width="5.119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2.233cm"/>
    </style:style>
    <style:style style:name="Tabla3.B" style:family="table-column">
      <style:table-column-properties style:column-width="5.17cm"/>
    </style:style>
    <style:style style:name="Tabla3.C" style:family="table-column">
      <style:table-column-properties style:column-width="4.927cm"/>
    </style:style>
    <style:style style:name="Tabla3.D" style:family="table-column">
      <style:table-column-properties style:column-width="4.671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3.836cm"/>
    </style:style>
    <style:style style:name="Tabla4.B" style:family="table-column">
      <style:table-column-properties style:column-width="6.131cm"/>
    </style:style>
    <style:style style:name="Tabla4.C" style:family="table-column">
      <style:table-column-properties style:column-width="7.033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4">
      <style:paragraph-properties fo:margin-left="0cm" fo:margin-right="0cm" fo:text-indent="0cm" style:auto-text-indent="false" fo:padding="0.049cm" fo: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Heading_20_3">
      <style:text-properties officeooo:rsid="001791e1" officeooo:paragraph-rsid="001791e1"/>
    </style:style>
    <style:style style:name="P9" style:family="paragraph" style:parent-style-name="Standard">
      <style:text-properties officeooo:rsid="001791e1" officeooo:paragraph-rsid="001791e1"/>
    </style:style>
    <style:style style:name="P10" style:family="paragraph" style:parent-style-name="Text_20_body">
      <style:paragraph-properties fo:break-before="page"/>
      <style:text-properties officeooo:rsid="001791e1" officeooo:paragraph-rsid="001791e1"/>
    </style:style>
    <style:style style:name="P11" style:family="paragraph" style:parent-style-name="Text_20_body">
      <style:text-properties officeooo:rsid="001791e1" officeooo:paragraph-rsid="001791e1"/>
    </style:style>
    <style:style style:name="P12" style:family="paragraph" style:parent-style-name="Standard">
      <style:text-properties officeooo:rsid="001791e1" officeooo:paragraph-rsid="001791e1" loext:padding="0.049cm" loext:border="0.06pt solid #d9d9e3"/>
    </style:style>
    <style:style style:name="P13" style:family="paragraph" style:parent-style-name="Standard">
      <style:text-properties officeooo:rsid="001791e1" officeooo:paragraph-rsid="001d4a5f"/>
    </style:style>
    <style:style style:name="P14" style:family="paragraph" style:parent-style-name="Heading_20_3">
      <style:text-properties officeooo:rsid="00195e65" officeooo:paragraph-rsid="00195e65"/>
    </style:style>
    <style:style style:name="P15" style:family="paragraph" style:parent-style-name="Heading_20_3">
      <style:paragraph-properties fo:break-before="page"/>
      <style:text-properties officeooo:rsid="00195e65" officeooo:paragraph-rsid="00195e65"/>
    </style:style>
    <style:style style:name="P16" style:family="paragraph" style:parent-style-name="Text_20_body">
      <style:paragraph-properties fo:break-before="page"/>
      <style:text-properties officeooo:rsid="00195e65" officeooo:paragraph-rsid="00195e65"/>
    </style:style>
    <style:style style:name="P17" style:family="paragraph" style:parent-style-name="Text_20_body">
      <style:text-properties officeooo:rsid="00195e65" officeooo:paragraph-rsid="00195e65"/>
    </style:style>
    <style:style style:name="P18" style:family="paragraph" style:parent-style-name="Heading_20_3">
      <style:paragraph-properties fo:break-before="page"/>
      <style:text-properties officeooo:rsid="001b63d8" officeooo:paragraph-rsid="001b63d8"/>
    </style:style>
    <style:style style:name="P19" style:family="paragraph" style:parent-style-name="Text_20_body">
      <style:paragraph-properties fo:break-before="page"/>
      <style:text-properties officeooo:rsid="001b63d8" officeooo:paragraph-rsid="001b63d8"/>
    </style:style>
    <style:style style:name="P20" style:family="paragraph" style:parent-style-name="Text_20_body">
      <style:text-properties officeooo:rsid="001b63d8" officeooo:paragraph-rsid="001b63d8"/>
    </style:style>
    <style:style style:name="P21" style:family="paragraph" style:parent-style-name="Heading_20_3">
      <style:paragraph-properties fo:break-before="page"/>
      <style:text-properties officeooo:rsid="0016aa90" officeooo:paragraph-rsid="0016aa90"/>
    </style:style>
    <style:style style:name="P22" style:family="paragraph" style:parent-style-name="Standard">
      <style:text-properties officeooo:rsid="0016aa90" officeooo:paragraph-rsid="0016aa90"/>
    </style:style>
    <style:style style:name="P23" style:family="paragraph" style:parent-style-name="Text_20_body">
      <style:text-properties officeooo:rsid="0016aa90" officeooo:paragraph-rsid="0016aa90"/>
    </style:style>
    <style:style style:name="P24" style:family="paragraph" style:parent-style-name="Heading_20_3">
      <style:text-properties officeooo:rsid="001d589b" officeooo:paragraph-rsid="001d589b"/>
    </style:style>
    <style:style style:name="P25" style:family="paragraph" style:parent-style-name="Standard">
      <style:paragraph-properties fo:break-before="page"/>
      <style:text-properties officeooo:rsid="001d589b" officeooo:paragraph-rsid="001d589b"/>
    </style:style>
    <style:style style:name="P26"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27"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8"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2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0" style:family="paragraph" style:parent-style-name="Preformatted_20_Text">
      <style:paragraph-properties fo:margin-top="0cm" fo:margin-bottom="0.499cm" style:contextual-spacing="false" fo:padding="0.049cm" fo:border="0.06pt solid #d9d9e3"/>
    </style:style>
    <style:style style:name="P31" style:family="paragraph" style:parent-style-name="Preformatted_20_Text">
      <style:paragraph-properties fo:padding="0.049cm" fo:border="0.06pt solid #d9d9e3"/>
    </style:style>
    <style:style style:name="P32"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1f0ac0"/>
    </style:style>
    <style:style style:name="P33" style:family="paragraph" style:parent-style-name="Standard">
      <style:text-properties officeooo:paragraph-rsid="001791e1"/>
    </style:style>
    <style:style style:name="P34" style:family="paragraph" style:parent-style-name="Standard">
      <style:paragraph-properties fo:break-before="page"/>
      <style:text-properties officeooo:paragraph-rsid="001791e1"/>
    </style:style>
    <style:style style:name="P35" style:family="paragraph" style:parent-style-name="Table_20_Contents">
      <style:paragraph-properties fo:margin-left="0cm" fo:margin-right="0cm" fo:text-indent="0cm" style:auto-text-indent="false"/>
      <style:text-properties officeooo:paragraph-rsid="001d4a5f"/>
    </style:style>
    <style:style style:name="P36" style:family="paragraph" style:parent-style-name="Table_20_Heading">
      <style:paragraph-properties fo:margin-left="0cm" fo:margin-right="0cm" fo:text-indent="0cm" style:auto-text-indent="false"/>
      <style:text-properties officeooo:paragraph-rsid="001d4a5f"/>
    </style:style>
    <style:style style:name="P37" style:family="paragraph" style:parent-style-name="Text_20_body">
      <style:paragraph-properties fo:margin-left="0cm" fo:margin-right="0cm" fo:text-indent="0cm" style:auto-text-indent="false" fo:padding="0.049cm" fo:border="0.06pt solid #d9d9e3"/>
      <style:text-properties officeooo:paragraph-rsid="001d4a5f"/>
    </style:style>
    <style:style style:name="P38" style:family="paragraph" style:parent-style-name="Standard">
      <style:paragraph-properties fo:break-before="page"/>
      <style:text-properties officeooo:rsid="00223c05" officeooo:paragraph-rsid="00223c05"/>
    </style:style>
    <style:style style:name="P39" style:family="paragraph" style:parent-style-name="Text_20_body">
      <style:paragraph-properties fo:break-before="page"/>
      <style:text-properties officeooo:rsid="00223c05" officeooo:paragraph-rsid="00223c05"/>
    </style:style>
    <style:style style:name="P40" style:family="paragraph" style:parent-style-name="Standard">
      <style:text-properties officeooo:rsid="00223c05" officeooo:paragraph-rsid="00223c05"/>
    </style:style>
    <style:style style:name="P41" style:family="paragraph" style:parent-style-name="Text_20_body">
      <style:text-properties officeooo:rsid="00223c05" officeooo:paragraph-rsid="00223c05"/>
    </style:style>
    <style:style style:name="P42" style:family="paragraph" style:parent-style-name="Standard">
      <style:text-properties officeooo:rsid="00242d18" officeooo:paragraph-rsid="00242d18"/>
    </style:style>
    <style:style style:name="P43" style:family="paragraph" style:parent-style-name="Standard">
      <style:paragraph-properties fo:break-before="page"/>
      <style:text-properties officeooo:rsid="00242d18" officeooo:paragraph-rsid="00242d18"/>
    </style:style>
    <style:style style:name="P44" style:family="paragraph" style:parent-style-name="Text_20_body">
      <style:text-properties officeooo:rsid="00242d18" officeooo:paragraph-rsid="00242d18"/>
    </style:style>
    <style:style style:name="P45" style:family="paragraph" style:parent-style-name="Text_20_body">
      <style:text-properties officeooo:paragraph-rsid="001c9312"/>
    </style:style>
    <style:style style:name="P46" style:family="paragraph" style:parent-style-name="Text_20_body">
      <style:paragraph-properties fo:break-before="page"/>
      <style:text-properties officeooo:rsid="001d4a5f" officeooo:paragraph-rsid="001d4a5f"/>
    </style:style>
    <style:style style:name="P47" style:family="paragraph" style:parent-style-name="Text_20_body">
      <style:paragraph-properties fo:break-before="page"/>
      <style:text-properties officeooo:rsid="00208c52" officeooo:paragraph-rsid="00208c52"/>
    </style:style>
    <style:style style:name="P48" style:family="paragraph" style:parent-style-name="Text_20_body">
      <style:text-properties officeooo:rsid="00208c52" officeooo:paragraph-rsid="00208c52"/>
    </style:style>
    <style:style style:name="P49" style:family="paragraph" style:parent-style-name="Text_20_body">
      <style:paragraph-properties fo:break-before="page"/>
      <style:text-properties officeooo:rsid="0020bf38" officeooo:paragraph-rsid="0020bf38"/>
    </style:style>
    <style:style style:name="P50" style:family="paragraph" style:parent-style-name="Text_20_body">
      <style:text-properties officeooo:rsid="0020bf38" officeooo:paragraph-rsid="0020bf38"/>
    </style:style>
    <style:style style:name="P51" style:family="paragraph" style:parent-style-name="Preformatted_20_Text" style:list-style-name="L1">
      <style:paragraph-properties fo:margin-left="0cm" fo:margin-right="0cm" fo:margin-top="0cm" fo:margin-bottom="0.499cm" style:contextual-spacing="false" fo:text-indent="0cm" style:auto-text-indent="false" fo:padding="0.049cm" fo:border="0.06pt solid #d9d9e3"/>
    </style:style>
    <style:style style:name="P52" style:family="paragraph" style:parent-style-name="Preformatted_20_Text" style:list-style-name="L1">
      <style:paragraph-properties fo:margin-left="0cm" fo:margin-right="0cm" fo:text-indent="0cm" style:auto-text-indent="false" fo:padding="0.049cm" fo:border="0.06pt solid #d9d9e3"/>
      <style:text-properties loext:padding="0.049cm" loext:border="0.06pt solid #d9d9e3"/>
    </style:style>
    <style:style style:name="P53"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54" style:family="paragraph" style:parent-style-name="Preformatted_20_Text" style:list-style-name="L13">
      <style:paragraph-properties fo:margin-left="0cm" fo:margin-right="0cm" fo:text-indent="0cm" style:auto-text-indent="false" fo:padding="0.049cm" fo:border="0.06pt solid #d9d9e3"/>
      <style:text-properties loext:padding="0.049cm" loext:border="0.06pt solid #d9d9e3"/>
    </style:style>
    <style:style style:name="P55" style:family="paragraph" style:parent-style-name="Preformatted_20_Text" style:list-style-name="L37">
      <style:paragraph-properties fo:margin-left="0cm" fo:margin-right="0cm" fo:text-indent="0cm" style:auto-text-indent="false" fo:padding="0.049cm" fo:border="0.06pt solid #d9d9e3"/>
      <style:text-properties loext:padding="0.049cm" loext:border="0.06pt solid #d9d9e3"/>
    </style:style>
    <style:style style:name="P56" style:family="paragraph" style:parent-style-name="Preformatted_20_Text" style:list-style-name="L38">
      <style:paragraph-properties fo:margin-left="0cm" fo:margin-right="0cm" fo:text-indent="0cm" style:auto-text-indent="false" fo:padding="0.049cm" fo:border="0.06pt solid #d9d9e3"/>
      <style:text-properties loext:padding="0.049cm" loext:border="0.06pt solid #d9d9e3"/>
    </style:style>
    <style:style style:name="P57" style:family="paragraph" style:parent-style-name="Preformatted_20_Text" style:list-style-name="L39">
      <style:paragraph-properties fo:margin-left="0cm" fo:margin-right="0cm" fo:text-indent="0cm" style:auto-text-indent="false" fo:padding="0.049cm" fo:border="0.06pt solid #d9d9e3"/>
      <style:text-properties loext:padding="0.049cm" loext:border="0.06pt solid #d9d9e3"/>
    </style:style>
    <style:style style:name="P58"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59" style:family="paragraph" style:parent-style-name="Preformatted_20_Text" style:list-style-name="L5">
      <style:paragraph-properties fo:margin-left="0cm" fo:margin-right="0cm" fo:text-indent="0cm" style:auto-text-indent="false" fo:padding="0.049cm" fo:border="0.06pt solid #d9d9e3"/>
    </style:style>
    <style:style style:name="P60" style:family="paragraph" style:parent-style-name="Preformatted_20_Text" style:list-style-name="L13">
      <style:paragraph-properties fo:margin-left="0cm" fo:margin-right="0cm" fo:margin-top="0cm" fo:margin-bottom="0.499cm" style:contextual-spacing="false" fo:text-indent="0cm" style:auto-text-indent="false" fo:padding="0.049cm" fo:border="0.06pt solid #d9d9e3"/>
    </style:style>
    <style:style style:name="P61" style:family="paragraph" style:parent-style-name="Preformatted_20_Text" style:list-style-name="L13">
      <style:paragraph-properties fo:margin-left="0cm" fo:margin-right="0cm" fo:text-indent="0cm" style:auto-text-indent="false" fo:padding="0.049cm" fo:border="0.06pt solid #d9d9e3"/>
    </style:style>
    <style:style style:name="P62" style:family="paragraph" style:parent-style-name="Preformatted_20_Text" style:list-style-name="L37">
      <style:paragraph-properties fo:margin-left="0cm" fo:margin-right="0cm" fo:margin-top="0cm" fo:margin-bottom="0.499cm" style:contextual-spacing="false" fo:text-indent="0cm" style:auto-text-indent="false" fo:padding="0.049cm" fo:border="0.06pt solid #d9d9e3"/>
    </style:style>
    <style:style style:name="P63" style:family="paragraph" style:parent-style-name="Preformatted_20_Text" style:list-style-name="L38">
      <style:paragraph-properties fo:margin-left="0cm" fo:margin-right="0cm" fo:margin-top="0cm" fo:margin-bottom="0.499cm" style:contextual-spacing="false" fo:text-indent="0cm" style:auto-text-indent="false" fo:padding="0.049cm" fo:border="0.06pt solid #d9d9e3"/>
    </style:style>
    <style:style style:name="P64" style:family="paragraph" style:parent-style-name="Preformatted_20_Text" style:list-style-name="L38">
      <style:paragraph-properties fo:margin-left="0cm" fo:margin-right="0cm" fo:text-indent="0cm" style:auto-text-indent="false" fo:padding="0.049cm" fo:border="0.06pt solid #d9d9e3"/>
    </style:style>
    <style:style style:name="P65" style:family="paragraph" style:parent-style-name="Preformatted_20_Text" style:list-style-name="L38">
      <style:paragraph-properties fo:margin-top="0cm" fo:margin-bottom="0.499cm" style:contextual-spacing="false" fo:padding="0.049cm" fo:border="0.06pt solid #d9d9e3"/>
    </style:style>
    <style:style style:name="P66" style:family="paragraph" style:parent-style-name="Preformatted_20_Text" style:list-style-name="L39">
      <style:paragraph-properties fo:margin-left="0cm" fo:margin-right="0cm" fo:text-indent="0cm" style:auto-text-indent="false" fo:padding="0.049cm" fo:border="0.06pt solid #d9d9e3"/>
    </style:style>
    <style:style style:name="P67" style:family="paragraph" style:parent-style-name="Preformatted_20_Text" style:list-style-name="L39">
      <style:paragraph-properties fo:margin-left="0cm" fo:margin-right="0cm" fo:margin-top="0cm" fo:margin-bottom="0.499cm" style:contextual-spacing="false" fo:text-indent="0cm" style:auto-text-indent="false" fo:padding="0.049cm" fo:border="0.06pt solid #d9d9e3"/>
    </style:style>
    <style:style style:name="P68" style:family="paragraph" style:parent-style-name="Preformatted_20_Text" style:list-style-name="L39">
      <style:paragraph-properties fo:margin-top="0cm" fo:margin-bottom="0.499cm" style:contextual-spacing="false" fo:padding="0.049cm" fo:border="0.06pt solid #d9d9e3"/>
    </style:style>
    <style:style style:name="P69" style:family="paragraph" style:parent-style-name="Standard">
      <style:text-properties officeooo:rsid="001791e1" officeooo:paragraph-rsid="001d4a5f"/>
    </style:style>
    <style:style style:name="P70" style:family="paragraph" style:parent-style-name="Text_20_body" style:list-style-name="L1">
      <style:paragraph-properties fo:margin-left="0cm" fo:margin-right="0cm" fo:text-indent="0cm" style:auto-text-indent="false" fo:padding="0.049cm" fo:border="0.06pt solid #d9d9e3"/>
    </style:style>
    <style:style style:name="P71" style:family="paragraph" style:parent-style-name="Text_20_body" style:list-style-name="L2">
      <style:paragraph-properties fo:margin-left="0cm" fo:margin-right="0cm" fo:text-indent="0cm" style:auto-text-indent="false" fo:padding="0.049cm" fo:border="0.06pt solid #d9d9e3"/>
    </style:style>
    <style:style style:name="P72" style:family="paragraph" style:parent-style-name="Text_20_body" style:list-style-name="L3">
      <style:paragraph-properties fo:margin-left="0cm" fo:margin-right="0cm" fo:text-indent="0cm" style:auto-text-indent="false" fo:padding="0.049cm" fo:border="0.06pt solid #d9d9e3"/>
    </style:style>
    <style:style style:name="P73"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74" style:family="paragraph" style:parent-style-name="Text_20_body" style:list-style-name="L4">
      <style:paragraph-properties fo:margin-left="0cm" fo:margin-right="0cm" fo:text-indent="0cm" style:auto-text-indent="false" fo:padding="0.049cm" fo:border="0.06pt solid #d9d9e3"/>
    </style:style>
    <style:style style:name="P75"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76" style:family="paragraph" style:parent-style-name="Text_20_body" style:list-style-name="L5">
      <style:paragraph-properties fo:margin-left="0cm" fo:margin-right="0cm" fo:text-indent="0cm" style:auto-text-indent="false" fo:padding="0.049cm" fo:border="0.06pt solid #d9d9e3"/>
    </style:style>
    <style:style style:name="P77"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78" style:family="paragraph" style:parent-style-name="Text_20_body" style:list-style-name="L6">
      <style:paragraph-properties fo:margin-left="0cm" fo:margin-right="0cm" fo:text-indent="0cm" style:auto-text-indent="false" fo:padding="0.049cm" fo:border="0.06pt solid #d9d9e3"/>
    </style:style>
    <style:style style:name="P79"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80" style:family="paragraph" style:parent-style-name="Text_20_body" style:list-style-name="L7">
      <style:paragraph-properties fo:margin-left="0cm" fo:margin-right="0cm" fo:text-indent="0cm" style:auto-text-indent="false" fo:padding="0.049cm" fo:border="0.06pt solid #d9d9e3"/>
    </style:style>
    <style:style style:name="P81"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82" style:family="paragraph" style:parent-style-name="Text_20_body" style:list-style-name="L8">
      <style:paragraph-properties fo:margin-left="0cm" fo:margin-right="0cm" fo:text-indent="0cm" style:auto-text-indent="false" fo:padding="0.049cm" fo:border="0.06pt solid #d9d9e3"/>
    </style:style>
    <style:style style:name="P83"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84" style:family="paragraph" style:parent-style-name="Text_20_body" style:list-style-name="L9">
      <style:paragraph-properties fo:margin-left="0cm" fo:margin-right="0cm" fo:text-indent="0cm" style:auto-text-indent="false" fo:padding="0.049cm" fo:border="0.06pt solid #d9d9e3"/>
    </style:style>
    <style:style style:name="P85"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86" style:family="paragraph" style:parent-style-name="Text_20_body" style:list-style-name="L10">
      <style:paragraph-properties fo:margin-left="0cm" fo:margin-right="0cm" fo:text-indent="0cm" style:auto-text-indent="false" fo:padding="0.049cm" fo:border="0.06pt solid #d9d9e3"/>
    </style:style>
    <style:style style:name="P87"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88" style:family="paragraph" style:parent-style-name="Text_20_body" style:list-style-name="L11">
      <style:paragraph-properties fo:margin-left="0cm" fo:margin-right="0cm" fo:text-indent="0cm" style:auto-text-indent="false" fo:padding="0.049cm" fo:border="0.06pt solid #d9d9e3"/>
    </style:style>
    <style:style style:name="P89"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90" style:family="paragraph" style:parent-style-name="Text_20_body" style:list-style-name="L12">
      <style:paragraph-properties fo:margin-left="0cm" fo:margin-right="0cm" fo:text-indent="0cm" style:auto-text-indent="false" fo:padding="0.049cm" fo:border="0.06pt solid #d9d9e3"/>
    </style:style>
    <style:style style:name="P91" style:family="paragraph" style:parent-style-name="Text_20_body" style:list-style-name="L13">
      <style:paragraph-properties fo:margin-left="0cm" fo:margin-right="0cm" fo:text-indent="0cm" style:auto-text-indent="false" fo:padding="0.049cm" fo:border="0.06pt solid #d9d9e3"/>
    </style:style>
    <style:style style:name="P92"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93"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94" style:family="paragraph" style:parent-style-name="Text_20_body" style:list-style-name="L14">
      <style:paragraph-properties fo:margin-left="0cm" fo:margin-right="0cm" fo:text-indent="0cm" style:auto-text-indent="false" fo:padding="0.049cm" fo:border="0.06pt solid #d9d9e3"/>
    </style:style>
    <style:style style:name="P95"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96" style:family="paragraph" style:parent-style-name="Text_20_body" style:list-style-name="L15">
      <style:paragraph-properties fo:margin-left="0cm" fo:margin-right="0cm" fo:text-indent="0cm" style:auto-text-indent="false" fo:padding="0.049cm" fo:border="0.06pt solid #d9d9e3"/>
    </style:style>
    <style:style style:name="P97"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98" style:family="paragraph" style:parent-style-name="Text_20_body" style:list-style-name="L16">
      <style:paragraph-properties fo:margin-left="0cm" fo:margin-right="0cm" fo:text-indent="0cm" style:auto-text-indent="false" fo:padding="0.049cm" fo:border="0.06pt solid #d9d9e3"/>
    </style:style>
    <style:style style:name="P99"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style>
    <style:style style:name="P100" style:family="paragraph" style:parent-style-name="Text_20_body" style:list-style-name="L17">
      <style:paragraph-properties fo:margin-left="0cm" fo:margin-right="0cm" fo:text-indent="0cm" style:auto-text-indent="false" fo:padding="0.049cm" fo:border="0.06pt solid #d9d9e3"/>
    </style:style>
    <style:style style:name="P101"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style>
    <style:style style:name="P102" style:family="paragraph" style:parent-style-name="Text_20_body" style:list-style-name="L18">
      <style:paragraph-properties fo:margin-left="0cm" fo:margin-right="0cm" fo:text-indent="0cm" style:auto-text-indent="false" fo:padding="0.049cm" fo:border="0.06pt solid #d9d9e3"/>
    </style:style>
    <style:style style:name="P103"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style>
    <style:style style:name="P104" style:family="paragraph" style:parent-style-name="Text_20_body" style:list-style-name="L19">
      <style:paragraph-properties fo:margin-left="0cm" fo:margin-right="0cm" fo:text-indent="0cm" style:auto-text-indent="false" fo:padding="0.049cm" fo:border="0.06pt solid #d9d9e3"/>
    </style:style>
    <style:style style:name="P105" style:family="paragraph" style:parent-style-name="Text_20_body" style:list-style-name="L20">
      <style:paragraph-properties fo:margin-left="0cm" fo:margin-right="0cm" fo:text-indent="0cm" style:auto-text-indent="false" fo:padding="0.049cm" fo:border="0.06pt solid #d9d9e3"/>
    </style:style>
    <style:style style:name="P106" style:family="paragraph" style:parent-style-name="Text_20_body" style:list-style-name="L21">
      <style:paragraph-properties fo:margin-left="0cm" fo:margin-right="0cm" fo:margin-top="0cm" fo:margin-bottom="0cm" style:contextual-spacing="false" fo:text-indent="0cm" style:auto-text-indent="false" fo:padding="0.049cm" fo:border="0.06pt solid #d9d9e3"/>
      <style:text-properties officeooo:paragraph-rsid="001d4a5f"/>
    </style:style>
    <style:style style:name="P107" style:family="paragraph" style:parent-style-name="Text_20_body" style:list-style-name="L21">
      <style:paragraph-properties fo:margin-left="0cm" fo:margin-right="0cm" fo:text-indent="0cm" style:auto-text-indent="false" fo:padding="0.049cm" fo:border="0.06pt solid #d9d9e3"/>
      <style:text-properties officeooo:paragraph-rsid="001d4a5f"/>
    </style:style>
    <style:style style:name="P108"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style>
    <style:style style:name="P109" style:family="paragraph" style:parent-style-name="Text_20_body" style:list-style-name="L22">
      <style:paragraph-properties fo:margin-left="0cm" fo:margin-right="0cm" fo:text-indent="0cm" style:auto-text-indent="false" fo:padding="0.049cm" fo:border="0.06pt solid #d9d9e3"/>
    </style:style>
    <style:style style:name="P110"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111" style:family="paragraph" style:parent-style-name="Text_20_body" style:list-style-name="L23">
      <style:paragraph-properties fo:margin-left="0cm" fo:margin-right="0cm" fo:text-indent="0cm" style:auto-text-indent="false" fo:padding="0.049cm" fo:border="0.06pt solid #d9d9e3"/>
    </style:style>
    <style:style style:name="P112" style:family="paragraph" style:parent-style-name="Text_20_body" style:list-style-name="L24">
      <style:paragraph-properties fo:margin-left="0cm" fo:margin-right="0cm" fo:margin-top="0cm" fo:margin-bottom="0cm" style:contextual-spacing="false" fo:text-indent="0cm" style:auto-text-indent="false" fo:padding="0.049cm" fo:border="0.06pt solid #d9d9e3"/>
    </style:style>
    <style:style style:name="P113" style:family="paragraph" style:parent-style-name="Text_20_body" style:list-style-name="L24">
      <style:paragraph-properties fo:margin-left="0cm" fo:margin-right="0cm" fo:text-indent="0cm" style:auto-text-indent="false" fo:padding="0.049cm" fo:border="0.06pt solid #d9d9e3"/>
    </style:style>
    <style:style style:name="P114" style:family="paragraph" style:parent-style-name="Text_20_body" style:list-style-name="L25">
      <style:paragraph-properties fo:margin-left="0cm" fo:margin-right="0cm" fo:margin-top="0cm" fo:margin-bottom="0cm" style:contextual-spacing="false" fo:text-indent="0cm" style:auto-text-indent="false" fo:padding="0.049cm" fo:border="0.06pt solid #d9d9e3"/>
    </style:style>
    <style:style style:name="P115" style:family="paragraph" style:parent-style-name="Text_20_body" style:list-style-name="L25">
      <style:paragraph-properties fo:margin-left="0cm" fo:margin-right="0cm" fo:text-indent="0cm" style:auto-text-indent="false" fo:padding="0.049cm" fo:border="0.06pt solid #d9d9e3"/>
    </style:style>
    <style:style style:name="P116" style:family="paragraph" style:parent-style-name="Text_20_body" style:list-style-name="L26">
      <style:paragraph-properties fo:margin-left="0cm" fo:margin-right="0cm" fo:margin-top="0cm" fo:margin-bottom="0cm" style:contextual-spacing="false" fo:text-indent="0cm" style:auto-text-indent="false" fo:padding="0.049cm" fo:border="0.06pt solid #d9d9e3"/>
    </style:style>
    <style:style style:name="P117" style:family="paragraph" style:parent-style-name="Text_20_body" style:list-style-name="L26">
      <style:paragraph-properties fo:margin-left="0cm" fo:margin-right="0cm" fo:text-indent="0cm" style:auto-text-indent="false" fo:padding="0.049cm" fo:border="0.06pt solid #d9d9e3"/>
    </style:style>
    <style:style style:name="P118" style:family="paragraph" style:parent-style-name="Text_20_body" style:list-style-name="L27">
      <style:paragraph-properties fo:margin-left="0cm" fo:margin-right="0cm" fo:text-indent="0cm" style:auto-text-indent="false" fo:padding="0.049cm" fo:border="0.06pt solid #d9d9e3"/>
    </style:style>
    <style:style style:name="P119" style:family="paragraph" style:parent-style-name="Text_20_body" style:list-style-name="L28">
      <style:paragraph-properties fo:margin-left="0cm" fo:margin-right="0cm" fo:margin-top="0cm" fo:margin-bottom="0cm" style:contextual-spacing="false" fo:text-indent="0cm" style:auto-text-indent="false" fo:padding="0.049cm" fo:border="0.06pt solid #d9d9e3"/>
    </style:style>
    <style:style style:name="P120" style:family="paragraph" style:parent-style-name="Text_20_body" style:list-style-name="L28">
      <style:paragraph-properties fo:margin-left="0cm" fo:margin-right="0cm" fo:text-indent="0cm" style:auto-text-indent="false" fo:padding="0.049cm" fo:border="0.06pt solid #d9d9e3"/>
    </style:style>
    <style:style style:name="P121" style:family="paragraph" style:parent-style-name="Text_20_body" style:list-style-name="L29">
      <style:paragraph-properties fo:margin-left="0cm" fo:margin-right="0cm" fo:margin-top="0cm" fo:margin-bottom="0cm" style:contextual-spacing="false" fo:text-indent="0cm" style:auto-text-indent="false" fo:padding="0.049cm" fo:border="0.06pt solid #d9d9e3"/>
    </style:style>
    <style:style style:name="P122" style:family="paragraph" style:parent-style-name="Text_20_body" style:list-style-name="L29">
      <style:paragraph-properties fo:margin-left="0cm" fo:margin-right="0cm" fo:text-indent="0cm" style:auto-text-indent="false" fo:padding="0.049cm" fo:border="0.06pt solid #d9d9e3"/>
    </style:style>
    <style:style style:name="P123" style:family="paragraph" style:parent-style-name="Text_20_body" style:list-style-name="L30">
      <style:paragraph-properties fo:margin-left="0cm" fo:margin-right="0cm" fo:margin-top="0cm" fo:margin-bottom="0cm" style:contextual-spacing="false" fo:text-indent="0cm" style:auto-text-indent="false" fo:padding="0.049cm" fo:border="0.06pt solid #d9d9e3"/>
    </style:style>
    <style:style style:name="P124" style:family="paragraph" style:parent-style-name="Text_20_body" style:list-style-name="L30">
      <style:paragraph-properties fo:margin-left="0cm" fo:margin-right="0cm" fo:text-indent="0cm" style:auto-text-indent="false" fo:padding="0.049cm" fo:border="0.06pt solid #d9d9e3"/>
    </style:style>
    <style:style style:name="P125" style:family="paragraph" style:parent-style-name="Text_20_body" style:list-style-name="L31">
      <style:paragraph-properties fo:margin-left="0cm" fo:margin-right="0cm" fo:margin-top="0cm" fo:margin-bottom="0cm" style:contextual-spacing="false" fo:text-indent="0cm" style:auto-text-indent="false" fo:padding="0.049cm" fo:border="0.06pt solid #d9d9e3"/>
    </style:style>
    <style:style style:name="P126" style:family="paragraph" style:parent-style-name="Text_20_body" style:list-style-name="L31">
      <style:paragraph-properties fo:margin-left="0cm" fo:margin-right="0cm" fo:text-indent="0cm" style:auto-text-indent="false" fo:padding="0.049cm" fo:border="0.06pt solid #d9d9e3"/>
    </style:style>
    <style:style style:name="P127" style:family="paragraph" style:parent-style-name="Text_20_body" style:list-style-name="L32">
      <style:paragraph-properties fo:margin-left="0cm" fo:margin-right="0cm" fo:text-indent="0cm" style:auto-text-indent="false" fo:padding="0.049cm" fo:border="0.06pt solid #d9d9e3"/>
    </style:style>
    <style:style style:name="P128" style:family="paragraph" style:parent-style-name="Text_20_body" style:list-style-name="L32">
      <style:paragraph-properties fo:margin-left="0cm" fo:margin-right="0cm" fo:margin-top="0cm" fo:margin-bottom="0cm" style:contextual-spacing="false" fo:text-indent="0cm" style:auto-text-indent="false" fo:padding="0.049cm" fo:border="0.06pt solid #d9d9e3"/>
    </style:style>
    <style:style style:name="P129" style:family="paragraph" style:parent-style-name="Text_20_body" style:list-style-name="L33">
      <style:paragraph-properties fo:margin-left="0cm" fo:margin-right="0cm" fo:margin-top="0cm" fo:margin-bottom="0cm" style:contextual-spacing="false" fo:text-indent="0cm" style:auto-text-indent="false" fo:padding="0.049cm" fo:border="0.06pt solid #d9d9e3"/>
    </style:style>
    <style:style style:name="P130" style:family="paragraph" style:parent-style-name="Text_20_body" style:list-style-name="L33">
      <style:paragraph-properties fo:margin-left="0cm" fo:margin-right="0cm" fo:text-indent="0cm" style:auto-text-indent="false" fo:padding="0.049cm" fo:border="0.06pt solid #d9d9e3"/>
    </style:style>
    <style:style style:name="P131" style:family="paragraph" style:parent-style-name="Text_20_body" style:list-style-name="L34">
      <style:paragraph-properties fo:margin-left="0cm" fo:margin-right="0cm" fo:margin-top="0cm" fo:margin-bottom="0cm" style:contextual-spacing="false" fo:text-indent="0cm" style:auto-text-indent="false" fo:padding="0.049cm" fo:border="0.06pt solid #d9d9e3"/>
    </style:style>
    <style:style style:name="P132" style:family="paragraph" style:parent-style-name="Text_20_body" style:list-style-name="L34">
      <style:paragraph-properties fo:margin-left="0cm" fo:margin-right="0cm" fo:text-indent="0cm" style:auto-text-indent="false" fo:padding="0.049cm" fo:border="0.06pt solid #d9d9e3"/>
    </style:style>
    <style:style style:name="P133" style:family="paragraph" style:parent-style-name="Text_20_body" style:list-style-name="L35">
      <style:paragraph-properties fo:margin-left="0cm" fo:margin-right="0cm" fo:margin-top="0cm" fo:margin-bottom="0cm" style:contextual-spacing="false" fo:text-indent="0cm" style:auto-text-indent="false" fo:padding="0.049cm" fo:border="0.06pt solid #d9d9e3"/>
    </style:style>
    <style:style style:name="P134" style:family="paragraph" style:parent-style-name="Text_20_body" style:list-style-name="L35">
      <style:paragraph-properties fo:margin-left="0cm" fo:margin-right="0cm" fo:text-indent="0cm" style:auto-text-indent="false" fo:padding="0.049cm" fo:border="0.06pt solid #d9d9e3"/>
    </style:style>
    <style:style style:name="P135" style:family="paragraph" style:parent-style-name="Text_20_body" style:list-style-name="L36">
      <style:paragraph-properties fo:margin-left="0cm" fo:margin-right="0cm" fo:margin-top="0cm" fo:margin-bottom="0cm" style:contextual-spacing="false" fo:text-indent="0cm" style:auto-text-indent="false" fo:padding="0.049cm" fo:border="0.06pt solid #d9d9e3"/>
    </style:style>
    <style:style style:name="P136" style:family="paragraph" style:parent-style-name="Text_20_body" style:list-style-name="L36">
      <style:paragraph-properties fo:margin-left="0cm" fo:margin-right="0cm" fo:text-indent="0cm" style:auto-text-indent="false" fo:padding="0.049cm" fo:border="0.06pt solid #d9d9e3"/>
    </style:style>
    <style:style style:name="P137" style:family="paragraph" style:parent-style-name="Text_20_body" style:list-style-name="L37">
      <style:paragraph-properties fo:margin-left="0cm" fo:margin-right="0cm" fo:text-indent="0cm" style:auto-text-indent="false" fo:padding="0.049cm" fo:border="0.06pt solid #d9d9e3"/>
    </style:style>
    <style:style style:name="P138" style:family="paragraph" style:parent-style-name="Text_20_body" style:list-style-name="L37">
      <style:paragraph-properties fo:margin-left="0cm" fo:margin-right="0cm" fo:text-indent="0cm" style:auto-text-indent="false" fo:padding="0.049cm" fo:border="0.06pt solid #d9d9e3"/>
      <style:text-properties loext:padding="0.049cm" loext:border="0.06pt solid #d9d9e3"/>
    </style:style>
    <style:style style:name="P139" style:family="paragraph" style:parent-style-name="Text_20_body" style:list-style-name="L39">
      <style:paragraph-properties fo:margin-left="0cm" fo:margin-right="0cm" fo:text-indent="0cm" style:auto-text-indent="false" fo:padding="0.049cm" fo:border="0.06pt solid #d9d9e3"/>
      <style:text-properties loext:padding="0.049cm" loext:border="0.06pt solid #d9d9e3"/>
    </style:style>
    <style:style style:name="P140" style:family="paragraph" style:parent-style-name="Text_20_body" style:list-style-name="L38">
      <style:paragraph-properties fo:margin-left="0cm" fo:margin-right="0cm" fo:text-indent="0cm" style:auto-text-indent="false" fo:padding="0.049cm" fo:border="0.06pt solid #d9d9e3"/>
    </style:style>
    <style:style style:name="P141" style:family="paragraph" style:parent-style-name="Text_20_body" style:list-style-name="L39">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1791e1"/>
    </style:style>
    <style:style style:name="T3" style:family="text">
      <style:text-properties officeooo:rsid="001c9312"/>
    </style:style>
    <style:style style:name="T4" style:family="text">
      <style:text-properties fo:font-size="10pt" style:font-size-asian="10pt" style:font-size-complex="10pt" loext:padding="0.049cm" loext:border="0.06pt solid #d9d9e3"/>
    </style:style>
    <style:style style:name="T5" style:family="text">
      <style:text-properties fo:font-size="10pt" officeooo:rsid="001c9312" style:font-size-asian="10pt" style:font-size-complex="10pt" loext:padding="0.049cm" loext:border="0.06pt solid #d9d9e3"/>
    </style:style>
    <style:style style:name="T6" style:family="text">
      <style:text-properties officeooo:rsid="001d4a5f"/>
    </style:style>
    <style:style style:name="T7" style:family="text">
      <style:text-properties officeooo:rsid="001f0ac0" loext:padding="0.049cm" loext:border="0.06pt solid #d9d9e3"/>
    </style:style>
    <style:style style:name="T8" style:family="text">
      <style:text-properties officeooo:rsid="00223c05"/>
    </style:style>
    <style:style style:name="T9" style:family="text">
      <style:text-properties officeooo:rsid="00223c05"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ves públicas privadas con ssh</text:h>
      <text:p text:style-name="P44">Para establecer una conexión SSH con certificados sin contraseña entre dos servidores (Rocky y Ubuntu) usando el usuario "curso", sigue estos pasos:</text:p>
      <text:h text:style-name="P1" text:outline-level="3">Paso 1: Generar Claves SSH en el Equipo Rocky</text:h>
      <text:p text:style-name="P4">En el equipo Rocky, abre una terminal y ejecuta el siguiente comando para generar una clave SSH:</text:p>
      <text:p text:style-name="P26"/>
      <text:p text:style-name="P5"><text:span text:style-name="Source_20_Text"><text:span text:style-name="T1">ssh-keygen -t rsa -b 2048</text:span></text:span></text:p>
      <text:p text:style-name="P4">Asegúrate de no establecer una contraseña al crear la clave. Esto generará un par de claves pública y privada en <text:span text:style-name="Source_20_Text"><text:span text:style-name="T1">~/.ssh/id_rsa</text:span></text:span> y <text:span text:style-name="Source_20_Text"><text:span text:style-name="T1">~/.ssh/id_rsa.pub</text:span></text:span>, respectivamente.</text:p>
      <text:h text:style-name="P1" text:outline-level="3">Paso 2: Copiar la Clave Pública al Servidor Ubuntu</text:h>
      <text:p text:style-name="P4">Utiliza el siguiente comando para copiar la clave pública al servidor Ubuntu:</text:p>
      <text:p text:style-name="P26"/>
      <text:p text:style-name="P5"><text:span text:style-name="Source_20_Text"><text:span text:style-name="T1">ssh-copy-id -i ~/.ssh/id_rsa.pub curso@tu_direccion_ip_ubuntu</text:span></text:span></text:p>
      <text:p text:style-name="P4">Asegúrate de reemplazar <text:span text:style-name="Source_20_Text"><text:span text:style-name="T1">tu_direccion_ip_ubuntu</text:span></text:span> con la dirección IP o el nombre de host del servidor Ubuntu.</text:p>
      <text:h text:style-name="P1" text:outline-level="3">Paso 3: Conexión SSH sin Contraseña</text:h>
      <text:p text:style-name="P4">Ahora deberías poder conectarte al servidor Ubuntu desde Rocky sin ingresar una contraseña:</text:p>
      <text:p text:style-name="P26"/>
      <text:p text:style-name="P5"><text:span text:style-name="Source_20_Text"><text:span text:style-name="T1">ssh curso@tu_direccion_ip_ubuntu</text:span></text:span></text:p>
      <text:h text:style-name="P1" text:outline-level="3">El Agente SSH</text:h>
      <text:p text:style-name="P4">El agente SSH es una herramienta que se utiliza para gestionar las claves privadas necesarias para la autenticación sin contraseña. Al usar el agente SSH, puedes cargar tus claves privadas en la memoria del agente una vez y luego usarlas sin tener que escribir la contraseña cada vez que te conectas a un servidor.</text:p>
      <text:h text:style-name="P1" text:outline-level="3">Ejemplo de Uso del Agente SSH</text:h>
      <text:list text:style-name="L1">
        <text:list-item>
          <text:p text:style-name="P70"><text:span text:style-name="Strong_20_Emphasis"><text:span text:style-name="T1">Iniciar el Agente SSH:</text:span></text:span></text:p>
          <text:p text:style-name="P52"/>
          <text:p text:style-name="P51"><text:span text:style-name="Source_20_Text"><text:span text:style-name="T1">eval "$(ssh-agent -s)"</text:span></text:span></text:p>
        </text:list-item>
        <text:list-item>
          <text:p text:style-name="P70"><text:span text:style-name="Strong_20_Emphasis"><text:span text:style-name="T1">Agregar la Clave Privada al Agente:</text:span></text:span></text:p>
          <text:p text:style-name="P52"/>
          <text:p text:style-name="P51"><text:span text:style-name="Source_20_Text"><text:span text:style-name="T1">ssh-add ~/.ssh/id_rsa</text:span></text:span></text:p>
          <text:p text:style-name="P70">Aquí, <text:span text:style-name="Source_20_Text"><text:span text:style-name="T1">~/.ssh/id_rsa</text:span></text:span> es la ubicación de tu clave privada.</text:p>
        </text:list-item>
        <text:list-item>
          <text:p text:style-name="P70"><text:soft-page-break/><text:span text:style-name="Strong_20_Emphasis"><text:span text:style-name="T1">Conectar al Servidor Ubuntu sin Contraseña:</text:span></text:span></text:p>
          <text:p text:style-name="P52"/>
          <text:p text:style-name="P51"><text:span text:style-name="Source_20_Text"><text:span text:style-name="T1">ssh curso@tu_direccion_ip_ubuntu</text:span></text:span></text:p>
          <text:p text:style-name="P70">No deberías ser solicitado para ingresar una contraseña, ya que el agente SSH gestionará la autenticación.</text:p>
        </text:list-item>
      </text:list>
      <text:h text:style-name="P1" text:outline-level="3">Nota Importante:</text:h>
      <text:list text:style-name="L2">
        <text:list-item>
          <text:p text:style-name="P71">Es fundamental proteger la clave privada, ya que permite el acceso a los servidores. Asegúrate de que solo el usuario autorizado tenga acceso a la clave privada y al agente SSH.</text:p>
        </text:list-item>
      </text:list>
      <text:p text:style-name="P4">Con estos pasos, habrás configurado la autenticación SSH sin contraseña entre los equipos Rocky y Ubuntu utilizando certificados y podrás entender cómo funciona el agente SSH.</text:p>
      <text:p text:style-name="P42"/>
      <text:p text:style-name="P43"/>
      <text:h text:style-name="Heading_20_1" text:outline-level="1">OPENSSL</text:h>
      <text:p text:style-name="P22"/>
      <text:p text:style-name="P22">+------------+-------------------------------------+------------------------------------------+</text:p>
      <text:p text:style-name="P22">Principios de certificados y clave públicas</text:p>
      <text:p text:style-name="P22"/>
      <text:p text:style-name="P23">Los principios fundamentales de la criptografía de clave pública, también conocida como criptografía asimétrica, son esenciales para comprender cómo funciona este enfoque de cifrado. Aquí están los principios clave:</text:p>
      <text:list text:style-name="L3">
        <text:list-item>
          <text:p text:style-name="P72"><text:span text:style-name="Strong_20_Emphasis"><text:span text:style-name="T1">Pares de Claves Asimétricas:</text:span></text:span></text:p>
          <text:list>
            <text:list-item>
              <text:p text:style-name="P73">La criptografía de clave pública utiliza pares de claves: una clave pública y una clave privada.</text:p>
            </text:list-item>
            <text:list-item>
              <text:p text:style-name="P73">La información cifrada con una clave pública solo puede ser descifrada por la clave privada correspondiente y viceversa.</text:p>
            </text:list-item>
          </text:list>
        </text:list-item>
        <text:list-item>
          <text:p text:style-name="P72"><text:span text:style-name="Strong_20_Emphasis"><text:span text:style-name="T1">Clave Pública para Cifrar, Clave Privada para Descifrar:</text:span></text:span></text:p>
          <text:list>
            <text:list-item>
              <text:p text:style-name="P73">La clave pública se comparte abiertamente y se utiliza para cifrar mensajes o datos.</text:p>
            </text:list-item>
            <text:list-item>
              <text:p text:style-name="P73">Solo la clave privada asociada a esa clave pública específica puede descifrar los datos cifrados.</text:p>
            </text:list-item>
          </text:list>
        </text:list-item>
        <text:list-item>
          <text:p text:style-name="P72"><text:span text:style-name="Strong_20_Emphasis"><text:span text:style-name="T1">Confianza en las Claves Públicas:</text:span></text:span></text:p>
          <text:list>
            <text:list-item>
              <text:p text:style-name="P73">La autenticidad de la clave pública es crucial. Los usuarios deben confiar en que la clave pública que están utilizando realmente pertenece a la entidad que afirma ser.</text:p>
            </text:list-item>
            <text:list-item>
              <text:p text:style-name="P73">La infraestructura de clave pública (PKI) proporciona un marco para garantizar la autenticidad de las claves públicas mediante el uso de certificados digitales.</text:p>
            </text:list-item>
          </text:list>
        </text:list-item>
        <text:list-item>
          <text:p text:style-name="P72"><text:span text:style-name="Strong_20_Emphasis"><text:span text:style-name="T1">Firma Digital:</text:span></text:span></text:p>
          <text:list>
            <text:list-item>
              <text:p text:style-name="P73">La criptografía de clave pública permite la creación de firmas digitales, que son análogas a las firmas manuscritas en el mundo físico.</text:p>
            </text:list-item>
            <text:list-item>
              <text:p text:style-name="P73">Una firma digital se crea con la clave privada y se puede verificar con la clave pública correspondiente, proporcionando autenticidad e integridad.</text:p>
            </text:list-item>
          </text:list>
        </text:list-item>
        <text:list-item>
          <text:p text:style-name="P72"><text:span text:style-name="Strong_20_Emphasis"><text:span text:style-name="T1">Difícil Problema Matemático:</text:span></text:span></text:p>
          <text:list>
            <text:list-item>
              <text:p text:style-name="P73">La seguridad de la criptografía de clave pública se basa en problemas matemáticos difíciles de resolver, como la factorización de números grandes en el caso de RSA o el problema del logaritmo discreto en el caso de algoritmos basados en curvas elípticas.</text:p>
            </text:list-item>
            <text:list-item>
              <text:p text:style-name="P73">Estos problemas son fáciles de resolver en una dirección (cifrar), pero extremadamente difíciles en la dirección inversa (descifrar) sin poseer la clave privada.</text:p>
            </text:list-item>
          </text:list>
        </text:list-item>
        <text:list-item>
          <text:p text:style-name="P72"><text:span text:style-name="Strong_20_Emphasis"><text:span text:style-name="T1">Comunicación Segura:</text:span></text:span></text:p>
          <text:list>
            <text:list-item>
              <text:p text:style-name="P73"><text:soft-page-break/>La criptografía de clave pública se utiliza comúnmente para establecer comunicaciones seguras en un entorno inseguro, como Internet.</text:p>
            </text:list-item>
            <text:list-item>
              <text:p text:style-name="P73">Permite a las partes comunicarse y compartir información confidencial sin necesidad de compartir sus claves privadas.</text:p>
            </text:list-item>
          </text:list>
        </text:list-item>
        <text:list-item>
          <text:p text:style-name="P72"><text:span text:style-name="Strong_20_Emphasis"><text:span text:style-name="T1">Intercambio Seguro de Claves:</text:span></text:span></text:p>
          <text:list>
            <text:list-item>
              <text:p text:style-name="P73">La criptografía de clave pública también se utiliza para el intercambio seguro de claves simétricas en sistemas criptográficos híbridos.</text:p>
            </text:list-item>
            <text:list-item>
              <text:p text:style-name="P72">Las claves simétricas, más eficientes en términos de rendimiento, se generan para cifrar datos a granel, y luego se cifran y se intercambian de manera segura utilizando criptografía de clave pública.</text:p>
            </text:list-item>
          </text:list>
        </text:list-item>
      </text:list>
      <text:p text:style-name="P22"/>
      <text:p text:style-name="P22">SUBCOMANDOS: </text:p>
      <text:p text:style-name="P22"/>
      <text:p text:style-name="P22"/>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Subcomando</text:p>
            </table:table-cell>
            <table:table-cell table:style-name="Tabla1.A1" office:value-type="string">
              <text:p text:style-name="P7">Descripción</text:p>
            </table:table-cell>
            <table:table-cell table:style-name="Tabla1.C1" office:value-type="string">
              <text:p text:style-name="P7">Ejemplo de Uso</text:p>
            </table:table-cell>
          </table:table-row>
        </table:table-header-rows>
        <table:table-row>
          <table:table-cell table:style-name="Tabla1.A2" office:value-type="string">
            <text:p text:style-name="P6">asn1parse</text:p>
          </table:table-cell>
          <table:table-cell table:style-name="Tabla1.A2" office:value-type="string">
            <text:p text:style-name="P6">Analiza la sintaxis ASN.1 de una estructura</text:p>
          </table:table-cell>
          <table:table-cell table:style-name="Tabla1.C2" office:value-type="string">
            <text:p text:style-name="P6"><text:span text:style-name="Source_20_Text"><text:span text:style-name="T1">openssl asn1parse -in certificado.pem -inform PEM</text:span></text:span></text:p>
          </table:table-cell>
        </table:table-row>
        <table:table-row>
          <table:table-cell table:style-name="Tabla1.A2" office:value-type="string">
            <text:p text:style-name="P6">ca</text:p>
          </table:table-cell>
          <table:table-cell table:style-name="Tabla1.A2" office:value-type="string">
            <text:p text:style-name="P6">Gestiona la autoridad de certificación</text:p>
          </table:table-cell>
          <table:table-cell table:style-name="Tabla1.C2" office:value-type="string">
            <text:p text:style-name="P6"><text:span text:style-name="Source_20_Text"><text:span text:style-name="T1">openssl ca -in solicitud.csr -out certificado.crt</text:span></text:span></text:p>
          </table:table-cell>
        </table:table-row>
        <table:table-row>
          <table:table-cell table:style-name="Tabla1.A2" office:value-type="string">
            <text:p text:style-name="P6">ciphers</text:p>
          </table:table-cell>
          <table:table-cell table:style-name="Tabla1.A2" office:value-type="string">
            <text:p text:style-name="P6">Muestra los algoritmos de cifrado disponibles</text:p>
          </table:table-cell>
          <table:table-cell table:style-name="Tabla1.C2" office:value-type="string">
            <text:p text:style-name="P6"><text:span text:style-name="Source_20_Text"><text:span text:style-name="T1">openssl ciphers -v</text:span></text:span></text:p>
          </table:table-cell>
        </table:table-row>
        <table:table-row>
          <table:table-cell table:style-name="Tabla1.A2" office:value-type="string">
            <text:p text:style-name="P6">cmp</text:p>
          </table:table-cell>
          <table:table-cell table:style-name="Tabla1.A2" office:value-type="string">
            <text:p text:style-name="P6">Protocolo de gestión de certificados (CMP)</text:p>
          </table:table-cell>
          <table:table-cell table:style-name="Tabla1.C2" office:value-type="string">
            <text:p text:style-name="P6"><text:span text:style-name="Source_20_Text"><text:span text:style-name="T1">openssl cmp -server example.com -port 80 -cmd ir -proxy</text:span></text:span></text:p>
          </table:table-cell>
        </table:table-row>
        <table:table-row>
          <table:table-cell table:style-name="Tabla1.A2" office:value-type="string">
            <text:p text:style-name="P6">cms</text:p>
          </table:table-cell>
          <table:table-cell table:style-name="Tabla1.A2" office:value-type="string">
            <text:p text:style-name="P6">Realiza operaciones relacionadas con mensajes criptográficos (CMS)</text:p>
          </table:table-cell>
          <table:table-cell table:style-name="Tabla1.C2" office:value-type="string">
            <text:p text:style-name="P6"><text:span text:style-name="Source_20_Text"><text:span text:style-name="T1">openssl cms -encrypt -in plaintext.txt -out ciphertext.cms -recip cert.pem</text:span></text:span></text:p>
          </table:table-cell>
        </table:table-row>
        <table:table-row>
          <table:table-cell table:style-name="Tabla1.A2" office:value-type="string">
            <text:p text:style-name="P6">crl</text:p>
          </table:table-cell>
          <table:table-cell table:style-name="Tabla1.A2" office:value-type="string">
            <text:p text:style-name="P6">Manipula listas de revocación de certificados (CRL)</text:p>
          </table:table-cell>
          <table:table-cell table:style-name="Tabla1.C2" office:value-type="string">
            <text:p text:style-name="P6"><text:span text:style-name="Source_20_Text"><text:span text:style-name="T1">openssl crl -in crl.pem -text -noout</text:span></text:span></text:p>
          </table:table-cell>
        </table:table-row>
        <table:table-row>
          <table:table-cell table:style-name="Tabla1.A2" office:value-type="string">
            <text:p text:style-name="P6">crl2pkcs7</text:p>
          </table:table-cell>
          <table:table-cell table:style-name="Tabla1.A2" office:value-type="string">
            <text:p text:style-name="P6">Convierte una CRL a formato PKCS#7</text:p>
          </table:table-cell>
          <table:table-cell table:style-name="Tabla1.C2" office:value-type="string">
            <text:p text:style-name="P6"><text:span text:style-name="Source_20_Text"><text:span text:style-name="T1">openssl crl2pkcs7 -nocrl -certfile cert.pem -out output.pk7</text:span></text:span></text:p>
          </table:table-cell>
        </table:table-row>
        <table:table-row>
          <table:table-cell table:style-name="Tabla1.A2" office:value-type="string">
            <text:p text:style-name="P6">dgst</text:p>
          </table:table-cell>
          <table:table-cell table:style-name="Tabla1.A2" office:value-type="string">
            <text:p text:style-name="P6">Calcula resúmenes de mensaje (hash)</text:p>
          </table:table-cell>
          <table:table-cell table:style-name="Tabla1.C2" office:value-type="string">
            <text:p text:style-name="P6"><text:span text:style-name="Source_20_Text"><text:span text:style-name="T1">openssl dgst -sha256 archivo.txt</text:span></text:span></text:p>
          </table:table-cell>
        </table:table-row>
        <table:table-row>
          <table:table-cell table:style-name="Tabla1.A2" office:value-type="string">
            <text:p text:style-name="P6">dhparam</text:p>
          </table:table-cell>
          <table:table-cell table:style-name="Tabla1.A2" office:value-type="string">
            <text:p text:style-name="P6">Genera parámetros Diffie-Hellman</text:p>
          </table:table-cell>
          <table:table-cell table:style-name="Tabla1.C2" office:value-type="string">
            <text:p text:style-name="P6"><text:span text:style-name="Source_20_Text"><text:span text:style-name="T1">openssl dhparam -out dhparam.pem 2048</text:span></text:span></text:p>
          </table:table-cell>
        </table:table-row>
        <table:table-row>
          <table:table-cell table:style-name="Tabla1.A2" office:value-type="string">
            <text:p text:style-name="P6">dsa</text:p>
          </table:table-cell>
          <table:table-cell table:style-name="Tabla1.A2" office:value-type="string">
            <text:p text:style-name="P6">Manipula claves y firma DSA</text:p>
          </table:table-cell>
          <table:table-cell table:style-name="Tabla1.C2" office:value-type="string">
            <text:p text:style-name="P6"><text:span text:style-name="Source_20_Text"><text:span text:style-name="T1">openssl dsa -in key.pem -out key.der -outform DER</text:span></text:span></text:p>
          </table:table-cell>
        </table:table-row>
        <table:table-row>
          <table:table-cell table:style-name="Tabla1.A2" office:value-type="string">
            <text:p text:style-name="P6">dsaparam</text:p>
          </table:table-cell>
          <table:table-cell table:style-name="Tabla1.A2" office:value-type="string">
            <text:p text:style-name="P6">Muestra o genera parámetros DSA</text:p>
          </table:table-cell>
          <table:table-cell table:style-name="Tabla1.C2" office:value-type="string">
            <text:p text:style-name="P6"><text:span text:style-name="Source_20_Text"><text:span text:style-name="T1">openssl dsaparam -genkey 2048</text:span></text:span></text:p>
          </table:table-cell>
        </table:table-row>
        <table:table-row>
          <table:table-cell table:style-name="Tabla1.A2" office:value-type="string">
            <text:p text:style-name="P6">ec</text:p>
          </table:table-cell>
          <table:table-cell table:style-name="Tabla1.A2" office:value-type="string">
            <text:p text:style-name="P6">Trabaja con claves y operaciones criptográficas de curvas elípticas</text:p>
          </table:table-cell>
          <table:table-cell table:style-name="Tabla1.C2" office:value-type="string">
            <text:p text:style-name="P6"><text:span text:style-name="Source_20_Text"><text:span text:style-name="T1">openssl ec -in ecparam.pem -pubout -out publickey.pem</text:span></text:span></text:p>
          </table:table-cell>
        </table:table-row>
        <table:table-row>
          <table:table-cell table:style-name="Tabla1.A2" office:value-type="string">
            <text:p text:style-name="P6">ecparam</text:p>
          </table:table-cell>
          <table:table-cell table:style-name="Tabla1.A2" office:value-type="string">
            <text:p text:style-name="P6">Muestra o genera parámetros para curvas elípticas</text:p>
          </table:table-cell>
          <table:table-cell table:style-name="Tabla1.C2" office:value-type="string">
            <text:p text:style-name="P6"><text:span text:style-name="Source_20_Text"><text:span text:style-name="T1">openssl ecparam -genkey -name prime256v1 -out ecparam.pem</text:span></text:span></text:p>
          </table:table-cell>
        </table:table-row>
        <text:soft-page-break/>
        <table:table-row>
          <table:table-cell table:style-name="Tabla1.A2" office:value-type="string">
            <text:p text:style-name="P6">enc</text:p>
          </table:table-cell>
          <table:table-cell table:style-name="Tabla1.A2" office:value-type="string">
            <text:p text:style-name="P6">Realiza operaciones de cifrado y descifrado</text:p>
          </table:table-cell>
          <table:table-cell table:style-name="Tabla1.C2" office:value-type="string">
            <text:p text:style-name="P6"><text:span text:style-name="Source_20_Text"><text:span text:style-name="T1">openssl enc -aes-256-cbc -in archivo.txt -out archivo.enc</text:span></text:span></text:p>
          </table:table-cell>
        </table:table-row>
        <table:table-row>
          <table:table-cell table:style-name="Tabla1.A2" office:value-type="string">
            <text:p text:style-name="P6">engine</text:p>
          </table:table-cell>
          <table:table-cell table:style-name="Tabla1.A2" office:value-type="string">
            <text:p text:style-name="P6">Muestra y controla motores criptográficos</text:p>
          </table:table-cell>
          <table:table-cell table:style-name="Tabla1.C2" office:value-type="string">
            <text:p text:style-name="P6"><text:span text:style-name="Source_20_Text"><text:span text:style-name="T1">openssl engine -t -c</text:span></text:span></text:p>
          </table:table-cell>
        </table:table-row>
        <table:table-row>
          <table:table-cell table:style-name="Tabla1.A2" office:value-type="string">
            <text:p text:style-name="P6">errstr</text:p>
          </table:table-cell>
          <table:table-cell table:style-name="Tabla1.A2" office:value-type="string">
            <text:p text:style-name="P6">Muestra mensajes de error correspondientes a códigos de error</text:p>
          </table:table-cell>
          <table:table-cell table:style-name="Tabla1.C2" office:value-type="string">
            <text:p text:style-name="P6"><text:span text:style-name="Source_20_Text"><text:span text:style-name="T1">openssl errstr 101</text:span></text:span></text:p>
          </table:table-cell>
        </table:table-row>
        <table:table-row>
          <table:table-cell table:style-name="Tabla1.A2" office:value-type="string">
            <text:p text:style-name="P6">fipsinstall</text:p>
          </table:table-cell>
          <table:table-cell table:style-name="Tabla1.A2" office:value-type="string">
            <text:p text:style-name="P6">Configura OpenSSL en modo FIPS 140-2</text:p>
          </table:table-cell>
          <table:table-cell table:style-name="Tabla1.C2" office:value-type="string">
            <text:p text:style-name="P6"><text:span text:style-name="Source_20_Text"><text:span text:style-name="T1">openssl fipsinstall</text:span></text:span></text:p>
          </table:table-cell>
        </table:table-row>
        <table:table-row>
          <table:table-cell table:style-name="Tabla1.A2" office:value-type="string">
            <text:p text:style-name="P6">gendsa</text:p>
          </table:table-cell>
          <table:table-cell table:style-name="Tabla1.A2" office:value-type="string">
            <text:p text:style-name="P6">Genera un par de claves DSA</text:p>
          </table:table-cell>
          <table:table-cell table:style-name="Tabla1.C2" office:value-type="string">
            <text:p text:style-name="P6"><text:span text:style-name="Source_20_Text"><text:span text:style-name="T1">openssl gendsa -out dsakey.pem 2048</text:span></text:span></text:p>
          </table:table-cell>
        </table:table-row>
        <table:table-row>
          <table:table-cell table:style-name="Tabla1.A2" office:value-type="string">
            <text:p text:style-name="P6">genpkey</text:p>
          </table:table-cell>
          <table:table-cell table:style-name="Tabla1.A2" office:value-type="string">
            <text:p text:style-name="P6">Genera claves privadas</text:p>
          </table:table-cell>
          <table:table-cell table:style-name="Tabla1.C2" office:value-type="string">
            <text:p text:style-name="P6"><text:span text:style-name="Source_20_Text"><text:span text:style-name="T1">openssl genpkey -algorithm RSA -out privatekey.pem</text:span></text:span></text:p>
          </table:table-cell>
        </table:table-row>
        <table:table-row>
          <table:table-cell table:style-name="Tabla1.A2" office:value-type="string">
            <text:p text:style-name="P6">genrsa</text:p>
          </table:table-cell>
          <table:table-cell table:style-name="Tabla1.A2" office:value-type="string">
            <text:p text:style-name="P6">Genera un par de claves RSA</text:p>
          </table:table-cell>
          <table:table-cell table:style-name="Tabla1.C2" office:value-type="string">
            <text:p text:style-name="P6"><text:span text:style-name="Source_20_Text"><text:span text:style-name="T1">openssl genrsa -out key.pem 2048</text:span></text:span></text:p>
          </table:table-cell>
        </table:table-row>
        <table:table-row>
          <table:table-cell table:style-name="Tabla1.A2" office:value-type="string">
            <text:p text:style-name="P6">help</text:p>
          </table:table-cell>
          <table:table-cell table:style-name="Tabla1.A2" office:value-type="string">
            <text:p text:style-name="P6">Muestra la ayuda</text:p>
          </table:table-cell>
          <table:table-cell table:style-name="Tabla1.C2" office:value-type="string">
            <text:p text:style-name="P6"><text:span text:style-name="Source_20_Text"><text:span text:style-name="T1">openssl help</text:span></text:span></text:p>
          </table:table-cell>
        </table:table-row>
        <table:table-row>
          <table:table-cell table:style-name="Tabla1.A2" office:value-type="string">
            <text:p text:style-name="P6">info</text:p>
          </table:table-cell>
          <table:table-cell table:style-name="Tabla1.A2" office:value-type="string">
            <text:p text:style-name="P6">Muestra información sobre la configuración y características de OpenSSL</text:p>
          </table:table-cell>
          <table:table-cell table:style-name="Tabla1.C2" office:value-type="string">
            <text:p text:style-name="P6"><text:span text:style-name="Source_20_Text"><text:span text:style-name="T1">openssl info</text:span></text:span></text:p>
          </table:table-cell>
        </table:table-row>
        <table:table-row>
          <table:table-cell table:style-name="Tabla1.A2" office:value-type="string">
            <text:p text:style-name="P6">kdf</text:p>
          </table:table-cell>
          <table:table-cell table:style-name="Tabla1.A2" office:value-type="string">
            <text:p text:style-name="P6">Realiza derivación de clave mediante funciones de derivación de clave (KDF)</text:p>
          </table:table-cell>
          <table:table-cell table:style-name="Tabla1.C2" office:value-type="string">
            <text:p text:style-name="P6"><text:span text:style-name="Source_20_Text"><text:span text:style-name="T1">openssl kdf -help</text:span></text:span></text:p>
          </table:table-cell>
        </table:table-row>
        <table:table-row>
          <table:table-cell table:style-name="Tabla1.A2" office:value-type="string">
            <text:p text:style-name="P6">list</text:p>
          </table:table-cell>
          <table:table-cell table:style-name="Tabla1.A2" office:value-type="string">
            <text:p text:style-name="P6">Muestra información sobre las implementaciones de algoritmos disponibles</text:p>
          </table:table-cell>
          <table:table-cell table:style-name="Tabla1.C2" office:value-type="string">
            <text:p text:style-name="P6"><text:span text:style-name="Source_20_Text"><text:span text:style-name="T1">openssl list -digest-commands</text:span></text:span></text:p>
          </table:table-cell>
        </table:table-row>
        <table:table-row>
          <table:table-cell table:style-name="Tabla1.A2" office:value-type="string">
            <text:p text:style-name="P6">mac</text:p>
          </table:table-cell>
          <table:table-cell table:style-name="Tabla1.A2" office:value-type="string">
            <text:p text:style-name="P6">Calcula códigos de autenticación de mensajes (MAC)</text:p>
          </table:table-cell>
          <table:table-cell table:style-name="Tabla1.C2" office:value-type="string">
            <text:p text:style-name="P6"><text:span text:style-name="Source_20_Text"><text:span text:style-name="T1">openssl mac -out mac.txt -macopt hmac(md5) -binary data.txt</text:span></text:span></text:p>
          </table:table-cell>
        </table:table-row>
        <table:table-row>
          <table:table-cell table:style-name="Tabla1.A2" office:value-type="string">
            <text:p text:style-name="P6">nseq</text:p>
          </table:table-cell>
          <table:table-cell table:style-name="Tabla1.A2" office:value-type="string">
            <text:p text:style-name="P6">Crea o procesa secuencias ASN.1</text:p>
          </table:table-cell>
          <table:table-cell table:style-name="Tabla1.C2" office:value-type="string">
            <text:p text:style-name="P6"><text:span text:style-name="Source_20_Text"><text:span text:style-name="T1">openssl nseq -inform DER -in nseq.der -out nseq.txt</text:span></text:span></text:p>
          </table:table-cell>
        </table:table-row>
        <table:table-row>
          <table:table-cell table:style-name="Tabla1.A2" office:value-type="string">
            <text:p text:style-name="P6">ocsp</text:p>
          </table:table-cell>
          <table:table-cell table:style-name="Tabla1.A2" office:value-type="string">
            <text:p text:style-name="P6">Protocolo de estado de certificación en línea (OCSP)</text:p>
          </table:table-cell>
          <table:table-cell table:style-name="Tabla1.C2" office:value-type="string">
            <text:p text:style-name="P6"><text:span text:style-name="Source_20_Text"><text:span text:style-name="T1">openssl ocsp -issuer cert.pem -cert cert.pem -url http://ocsp.example.com -resp_text</text:span></text:span></text:p>
          </table:table-cell>
        </table:table-row>
        <table:table-row>
          <table:table-cell table:style-name="Tabla1.A2" office:value-type="string">
            <text:p text:style-name="P6">passwd</text:p>
          </table:table-cell>
          <table:table-cell table:style-name="Tabla1.A2" office:value-type="string">
            <text:p text:style-name="P6">Cambia la contraseña de una clave privada</text:p>
          </table:table-cell>
          <table:table-cell table:style-name="Tabla1.C2" office:value-type="string">
            <text:p text:style-name="P6"><text:span text:style-name="Source_20_Text"><text:span text:style-name="T1">openssl passwd -1 -salt saltpassword</text:span></text:span></text:p>
          </table:table-cell>
        </table:table-row>
        <table:table-row>
          <table:table-cell table:style-name="Tabla1.A2" office:value-type="string">
            <text:p text:style-name="P6">pkcs12</text:p>
          </table:table-cell>
          <table:table-cell table:style-name="Tabla1.A2" office:value-type="string">
            <text:p text:style-name="P6">Convierte un archivo PKCS#12 en varios formatos diferentes</text:p>
          </table:table-cell>
          <table:table-cell table:style-name="Tabla1.C2" office:value-type="string">
            <text:p text:style-name="P6"><text:span text:style-name="Source_20_Text"><text:span text:style-name="T1">openssl pkcs12 -export -out certificate.pfx -inkey privatekey.pem -in certificate.pem</text:span></text:span></text:p>
          </table:table-cell>
        </table:table-row>
        <table:table-row>
          <table:table-cell table:style-name="Tabla1.A2" office:value-type="string">
            <text:p text:style-name="P6">pkcs7</text:p>
          </table:table-cell>
          <table:table-cell table:style-name="Tabla1.A2" office:value-type="string">
            <text:p text:style-name="P6">Manipula datos en formato PKCS#7</text:p>
          </table:table-cell>
          <table:table-cell table:style-name="Tabla1.C2" office:value-type="string">
            <text:p text:style-name="P6"><text:span text:style-name="Source_20_Text"><text:span text:style-name="T1">openssl pkcs7 -text -in data.p7 -out data.txt</text:span></text:span></text:p>
          </table:table-cell>
        </table:table-row>
        <table:table-row>
          <table:table-cell table:style-name="Tabla1.A2" office:value-type="string">
            <text:p text:style-name="P6">pkcs8</text:p>
          </table:table-cell>
          <table:table-cell table:style-name="Tabla1.A2" office:value-type="string">
            <text:p text:style-name="P6">Manipula claves privadas en formato PKCS#8</text:p>
          </table:table-cell>
          <table:table-cell table:style-name="Tabla1.C2" office:value-type="string">
            <text:p text:style-name="P6"><text:span text:style-name="Source_20_Text"><text:span text:style-name="T1">openssl pkcs8 -topk8 -inform PEM -outform PEM -in key.pem -out key.pk8 -v1 PBE-SHA1-3DES</text:span></text:span></text:p>
          </table:table-cell>
        </table:table-row>
        <table:table-row>
          <table:table-cell table:style-name="Tabla1.A2" office:value-type="string">
            <text:p text:style-name="P6">pkey</text:p>
          </table:table-cell>
          <table:table-cell table:style-name="Tabla1.A2" office:value-type="string">
            <text:p text:style-name="P6">Realiza operaciones de clave privada</text:p>
          </table:table-cell>
          <table:table-cell table:style-name="Tabla1.C2" office:value-type="string">
            <text:p text:style-name="P6"><text:span text:style-name="Source_20_Text"><text:span text:style-name="T1">openssl pkey -in privatekey.pem -</text:span></text:span><text:soft-page-break/><text:span text:style-name="Source_20_Text"><text:span text:style-name="T1">out publickey.pem -pubout</text:span></text:span></text:p>
          </table:table-cell>
        </table:table-row>
        <table:table-row>
          <table:table-cell table:style-name="Tabla1.A2" office:value-type="string">
            <text:p text:style-name="P6">pkeyparam</text:p>
          </table:table-cell>
          <table:table-cell table:style-name="Tabla1.A2" office:value-type="string">
            <text:p text:style-name="P6">Muestra o genera parámetros de clave privada</text:p>
          </table:table-cell>
          <table:table-cell table:style-name="Tabla1.C2" office:value-type="string">
            <text:p text:style-name="P6"><text:span text:style-name="Source_20_Text"><text:span text:style-name="T1">openssl pkeyparam -genparam -algorithm RSA -out param.pem</text:span></text:span></text:p>
          </table:table-cell>
        </table:table-row>
        <table:table-row>
          <table:table-cell table:style-name="Tabla1.A2" office:value-type="string">
            <text:p text:style-name="P6">pkeyutl</text:p>
          </table:table-cell>
          <table:table-cell table:style-name="Tabla1.A2" office:value-type="string">
            <text:p text:style-name="P6">Realiza operaciones criptográficas de clave privada</text:p>
          </table:table-cell>
          <table:table-cell table:style-name="Tabla1.C2" office:value-type="string">
            <text:p text:style-name="P6"><text:span text:style-name="Source_20_Text"><text:span text:style-name="T1">openssl pkeyutl -derive -inkey priv1.pem -peerkey priv2.pem -out shared_secret.bin</text:span></text:span></text:p>
          </table:table-cell>
        </table:table-row>
        <table:table-row>
          <table:table-cell table:style-name="Tabla1.A2" office:value-type="string">
            <text:p text:style-name="P6">prime</text:p>
          </table:table-cell>
          <table:table-cell table:style-name="Tabla1.A2" office:value-type="string">
            <text:p text:style-name="P6">Genera números primos</text:p>
          </table:table-cell>
          <table:table-cell table:style-name="Tabla1.C2" office:value-type="string">
            <text:p text:style-name="P6"><text:span text:style-name="Source_20_Text"><text:span text:style-name="T1">openssl prime -generate -bits 2048 -out prime.pem</text:span></text:span></text:p>
          </table:table-cell>
        </table:table-row>
        <table:table-row>
          <table:table-cell table:style-name="Tabla1.A2" office:value-type="string">
            <text:p text:style-name="P6">rand</text:p>
          </table:table-cell>
          <table:table-cell table:style-name="Tabla1.A2" office:value-type="string">
            <text:p text:style-name="P6">Genera números aleatorios</text:p>
          </table:table-cell>
          <table:table-cell table:style-name="Tabla1.C2" office:value-type="string">
            <text:p text:style-name="P6"><text:span text:style-name="Source_20_Text"><text:span text:style-name="T1">openssl rand -hex 16</text:span></text:span></text:p>
          </table:table-cell>
        </table:table-row>
        <table:table-row>
          <table:table-cell table:style-name="Tabla1.A2" office:value-type="string">
            <text:p text:style-name="P6">rehash</text:p>
          </table:table-cell>
          <table:table-cell table:style-name="Tabla1.A2" office:value-type="string">
            <text:p text:style-name="P6">Actualiza la base de datos de certificados</text:p>
          </table:table-cell>
          <table:table-cell table:style-name="Tabla1.C2" office:value-type="string">
            <text:p text:style-name="P6"><text:span text:style-name="Source_20_Text"><text:span text:style-name="T1">openssl rehash -c</text:span></text:span></text:p>
          </table:table-cell>
        </table:table-row>
        <table:table-row>
          <table:table-cell table:style-name="Tabla1.A2" office:value-type="string">
            <text:p text:style-name="P6">req</text:p>
          </table:table-cell>
          <table:table-cell table:style-name="Tabla1.A2" office:value-type="string">
            <text:p text:style-name="P6">Gestiona solicitudes de certificado</text:p>
          </table:table-cell>
          <table:table-cell table:style-name="Tabla1.C2" office:value-type="string">
            <text:p text:style-name="P6"><text:span text:style-name="Source_20_Text"><text:span text:style-name="T1">openssl req -new -key claveprivada.key -out solicitud.csr</text:span></text:span></text:p>
          </table:table-cell>
        </table:table-row>
        <table:table-row>
          <table:table-cell table:style-name="Tabla1.A2" office:value-type="string">
            <text:p text:style-name="P6">rsa</text:p>
          </table:table-cell>
          <table:table-cell table:style-name="Tabla1.A2" office:value-type="string">
            <text:p text:style-name="P6">Realiza operaciones RSA</text:p>
          </table:table-cell>
          <table:table-cell table:style-name="Tabla1.C2" office:value-type="string">
            <text:p text:style-name="P6"><text:span text:style-name="Source_20_Text"><text:span text:style-name="T1">openssl rsa -in privatekey.pem -pubout -out publickey.pem</text:span></text:span></text:p>
          </table:table-cell>
        </table:table-row>
        <table:table-row>
          <table:table-cell table:style-name="Tabla1.A2" office:value-type="string">
            <text:p text:style-name="P6">rsautl</text:p>
          </table:table-cell>
          <table:table-cell table:style-name="Tabla1.A2" office:value-type="string">
            <text:p text:style-name="P6">Realiza operaciones criptográficas RSA</text:p>
          </table:table-cell>
          <table:table-cell table:style-name="Tabla1.C2" office:value-type="string">
            <text:p text:style-name="P6"><text:span text:style-name="Source_20_Text"><text:span text:style-name="T1">openssl rsautl -sign -in data.txt -inkey privatekey.pem -out signature.bin</text:span></text:span></text:p>
          </table:table-cell>
        </table:table-row>
        <table:table-row>
          <table:table-cell table:style-name="Tabla1.A2" office:value-type="string">
            <text:p text:style-name="P6">s_client</text:p>
          </table:table-cell>
          <table:table-cell table:style-name="Tabla1.A2" office:value-type="string">
            <text:p text:style-name="P6">Implementa un cliente SSL</text:p>
          </table:table-cell>
          <table:table-cell table:style-name="Tabla1.C2" office:value-type="string">
            <text:p text:style-name="P6"><text:span text:style-name="Source_20_Text"><text:span text:style-name="T1">openssl s_client -connect example.com:443</text:span></text:span></text:p>
          </table:table-cell>
        </table:table-row>
        <table:table-row>
          <table:table-cell table:style-name="Tabla1.A2" office:value-type="string">
            <text:p text:style-name="P6">s_server</text:p>
          </table:table-cell>
          <table:table-cell table:style-name="Tabla1.A2" office:value-type="string">
            <text:p text:style-name="P6">Implementa un servidor SSL</text:p>
          </table:table-cell>
          <table:table-cell table:style-name="Tabla1.C2" office:value-type="string">
            <text:p text:style-name="P6"><text:span text:style-name="Source_20_Text"><text:span text:style-name="T1">openssl s_server -cert server-cert.pem -key server-key.pem</text:span></text:span></text:p>
          </table:table-cell>
        </table:table-row>
        <table:table-row>
          <table:table-cell table:style-name="Tabla1.A2" office:value-type="string">
            <text:p text:style-name="P6">s_time</text:p>
          </table:table-cell>
          <table:table-cell table:style-name="Tabla1.A2" office:value-type="string">
            <text:p text:style-name="P6">Mide el tiempo que tarda una conexión SSL/TLS</text:p>
          </table:table-cell>
          <table:table-cell table:style-name="Tabla1.C2" office:value-type="string">
            <text:p text:style-name="P6"><text:span text:style-name="Source_20_Text"><text:span text:style-name="T1">openssl s_time -connect example.com:443</text:span></text:span></text:p>
          </table:table-cell>
        </table:table-row>
        <table:table-row>
          <table:table-cell table:style-name="Tabla1.A2" office:value-type="string">
            <text:p text:style-name="P6">sess_id</text:p>
          </table:table-cell>
          <table:table-cell table:style-name="Tabla1.A2" office:value-type="string">
            <text:p text:style-name="P6">Muestra o elimina ID de sesión SSL</text:p>
          </table:table-cell>
          <table:table-cell table:style-name="Tabla1.C2" office:value-type="string">
            <text:p text:style-name="P6"><text:span text:style-name="Source_20_Text"><text:span text:style-name="T1">openssl sess_id -cert client-cert.pem -key client-key.pem -connect example.com:443</text:span></text:span></text:p>
          </table:table-cell>
        </table:table-row>
        <table:table-row>
          <table:table-cell table:style-name="Tabla1.A2" office:value-type="string">
            <text:p text:style-name="P6">smime</text:p>
          </table:table-cell>
          <table:table-cell table:style-name="Tabla1.A2" office:value-type="string">
            <text:p text:style-name="P6">Manipula mensajes S/MIME</text:p>
          </table:table-cell>
          <table:table-cell table:style-name="Tabla1.C2" office:value-type="string">
            <text:p text:style-name="P6"><text:span text:style-name="Source_20_Text"><text:span text:style-name="T1">openssl smime -sign -in data.txt -text -signer cert.pem -inkey privatekey.pem -out signed.p7</text:span></text:span></text:p>
          </table:table-cell>
        </table:table-row>
        <table:table-row>
          <table:table-cell table:style-name="Tabla1.A2" office:value-type="string">
            <text:p text:style-name="P6">speed</text:p>
          </table:table-cell>
          <table:table-cell table:style-name="Tabla1.A2" office:value-type="string">
            <text:p text:style-name="P6">Mide el rendimiento de algoritmos criptográficos</text:p>
          </table:table-cell>
          <table:table-cell table:style-name="Tabla1.C2" office:value-type="string">
            <text:p text:style-name="P6"><text:span text:style-name="Source_20_Text"><text:span text:style-name="T1">openssl speed -evp aes-256-cbc</text:span></text:span></text:p>
          </table:table-cell>
        </table:table-row>
        <table:table-row>
          <table:table-cell table:style-name="Tabla1.A2" office:value-type="string">
            <text:p text:style-name="P6">spkac</text:p>
          </table:table-cell>
          <table:table-cell table:style-name="Tabla1.A2" office:value-type="string">
            <text:p text:style-name="P6">Manipula certificados SPKAC</text:p>
          </table:table-cell>
          <table:table-cell table:style-name="Tabla1.C2" office:value-type="string">
            <text:p text:style-name="P6"><text:span text:style-name="Source_20_Text"><text:span text:style-name="T1">openssl spkac -verify -in spkac.txt -key privkey.pem</text:span></text:span></text:p>
          </table:table-cell>
        </table:table-row>
        <table:table-row>
          <table:table-cell table:style-name="Tabla1.A2" office:value-type="string">
            <text:p text:style-name="P6">srp</text:p>
          </table:table-cell>
          <table:table-cell table:style-name="Tabla1.A2" office:value-type="string">
            <text:p text:style-name="P6">Realiza autenticación SRP (Secure Remote Password)</text:p>
          </table:table-cell>
          <table:table-cell table:style-name="Tabla1.C2" office:value-type="string">
            <text:p text:style-name="P6"><text:span text:style-name="Source_20_Text"><text:span text:style-name="T1">openssl srp -new -client -sid alice</text:span></text:span></text:p>
          </table:table-cell>
        </table:table-row>
        <table:table-row>
          <table:table-cell table:style-name="Tabla1.A2" office:value-type="string">
            <text:p text:style-name="P6">storeutl</text:p>
          </table:table-cell>
          <table:table-cell table:style-name="Tabla1.A2" office:value-type="string">
            <text:p text:style-name="P6">Manipula la base de datos de certificados</text:p>
          </table:table-cell>
          <table:table-cell table:style-name="Tabla1.C2" office:value-type="string">
            <text:p text:style-name="P6"><text:span text:style-name="Source_20_Text"><text:span text:style-name="T1">openssl storeutl -db certindex -index num -reindex</text:span></text:span></text:p>
          </table:table-cell>
        </table:table-row>
        <table:table-row>
          <table:table-cell table:style-name="Tabla1.A2" office:value-type="string">
            <text:p text:style-name="P6">ts</text:p>
          </table:table-cell>
          <table:table-cell table:style-name="Tabla1.A2" office:value-type="string">
            <text:p text:style-name="P6">Genera sellos de tiempo (Timestamps)</text:p>
          </table:table-cell>
          <table:table-cell table:style-name="Tabla1.C2" office:value-type="string">
            <text:p text:style-name="P6"><text:span text:style-name="Source_20_Text"><text:span text:style-name="T1">openssl ts -query -data data.txt -cert -out request.tsq</text:span></text:span></text:p>
          </table:table-cell>
        </table:table-row>
        <text:soft-page-break/>
        <table:table-row>
          <table:table-cell table:style-name="Tabla1.A2" office:value-type="string">
            <text:p text:style-name="P6">verify</text:p>
          </table:table-cell>
          <table:table-cell table:style-name="Tabla1.A2" office:value-type="string">
            <text:p text:style-name="P6">Verifica la firma digital de un certificado</text:p>
          </table:table-cell>
          <table:table-cell table:style-name="Tabla1.C2" office:value-type="string">
            <text:p text:style-name="P6"><text:span text:style-name="Source_20_Text"><text:span text:style-name="T1">openssl verify -CAfile cacert.pem cert.pem</text:span></text:span></text:p>
          </table:table-cell>
        </table:table-row>
        <table:table-row>
          <table:table-cell table:style-name="Tabla1.A2" office:value-type="string">
            <text:p text:style-name="P6">version</text:p>
          </table:table-cell>
          <table:table-cell table:style-name="Tabla1.A2" office:value-type="string">
            <text:p text:style-name="P6">Muestra la versión actual de OpenSSL</text:p>
          </table:table-cell>
          <table:table-cell table:style-name="Tabla1.C2" office:value-type="string">
            <text:p text:style-name="P6"><text:span text:style-name="Source_20_Text"><text:span text:style-name="T1">openssl version</text:span></text:span></text:p>
          </table:table-cell>
        </table:table-row>
        <table:table-row>
          <table:table-cell table:style-name="Tabla1.A2" office:value-type="string">
            <text:p text:style-name="P6">x509</text:p>
          </table:table-cell>
          <table:table-cell table:style-name="Tabla1.A2" office:value-type="string">
            <text:p text:style-name="P6">Manipula certificados X.509</text:p>
          </table:table-cell>
          <table:table-cell table:style-name="Tabla1.C2" office:value-type="string">
            <text:p text:style-name="P6"><text:span text:style-name="Source_20_Text"><text:span text:style-name="T1">openssl x509 -in cert.pem -text -noout</text:span></text:span></text:p>
          </table:table-cell>
        </table:table-row>
      </table:table>
      <text:p text:style-name="P22"/>
      <text:p text:style-name="P22"/>
      <text:p text:style-name="P23"/>
      <text:p text:style-name="P10">PRACTICA cifrado simétrico</text:p>
      <text:p text:style-name="P11"><text:span text:style-name="Strong_20_Emphasis"><text:span text:style-name="T1">Práctica: Cifrado y Descifrado de un Archivo con Clave Compartida</text:span></text:span></text:p>
      <text:p text:style-name="P4"><text:span text:style-name="Strong_20_Emphasis"><text:span text:style-name="T1">Enunciado:</text:span></text:span></text:p>
      <text:list text:style-name="L4">
        <text:list-item>
          <text:p text:style-name="P74"><text:span text:style-name="Strong_20_Emphasis"><text:span text:style-name="T1">Generación del Archivo Original:</text:span></text:span></text:p>
          <text:list>
            <text:list-item>
              <text:p text:style-name="P75">Crea un archivo llamado <text:span text:style-name="Source_20_Text"><text:span text:style-name="T1">original.txt</text:span></text:span> con el siguiente contenido: "esto es el contenido que solo se puede visualizar si conoces la clave compartida".</text:p>
            </text:list-item>
          </text:list>
        </text:list-item>
        <text:list-item>
          <text:p text:style-name="P74"><text:span text:style-name="Strong_20_Emphasis"><text:span text:style-name="T1">Cifrado del Archivo con Algoritmos Diferentes:</text:span></text:span></text:p>
          <text:list>
            <text:list-item>
              <text:p text:style-name="P75">Utiliza dos algoritmos de cifrado diferentes para cifrar el contenido del archivo <text:span text:style-name="Source_20_Text"><text:span text:style-name="T1">original.txt</text:span></text:span>. Puedes elegir algoritmos modernos y seguros, como AES y ChaCha20. Guarda los archivos cifrados con nombres distintivos, por ejemplo, <text:span text:style-name="Source_20_Text"><text:span text:style-name="T1">cifrado_aes.txt</text:span></text:span> y <text:span text:style-name="Source_20_Text"><text:span text:style-name="T1">cifrado_chacha20.txt</text:span></text:span>.</text:p>
            </text:list-item>
            <text:list-item>
              <text:p text:style-name="P75">Asegúrate de utilizar una clave compartida para ambos algoritmos.</text:p>
            </text:list-item>
          </text:list>
        </text:list-item>
        <text:list-item>
          <text:p text:style-name="P74"><text:span text:style-name="Strong_20_Emphasis"><text:span text:style-name="T1">Procedimiento de Descifrado:</text:span></text:span></text:p>
          <text:list>
            <text:list-item>
              <text:p text:style-name="P75">Proporciona un paso a paso del procedimiento para descifrar los archivos cifrados utilizando la clave compartida.</text:p>
            </text:list-item>
            <text:list-item>
              <text:p text:style-name="P75">Incluye comandos o instrucciones para realizar el descifrado con los algoritmos específicos seleccionados.</text:p>
            </text:list-item>
          </text:list>
        </text:list-item>
        <text:list-item>
          <text:p text:style-name="P74"><text:span text:style-name="Strong_20_Emphasis"><text:span text:style-name="T1">Verificación del Contenido Descifrado:</text:span></text:span></text:p>
          <text:list>
            <text:list-item>
              <text:p text:style-name="P74">Después de descifrar cada archivo, muestra el contenido descifrado en la consola para verificar que el proceso fue exitoso.</text:p>
            </text:list-item>
          </text:list>
        </text:list-item>
      </text:list>
      <text:p text:style-name="P4"><text:span text:style-name="Strong_20_Emphasis"><text:span text:style-name="T1">Solución:</text:span></text:span></text:p>
      <text:list text:style-name="L5">
        <text:list-item>
          <text:p text:style-name="P76"><text:span text:style-name="Strong_20_Emphasis"><text:span text:style-name="T1">Generación del Archivo Original:</text:span></text:span></text:p>
          <text:p text:style-name="P53"/>
          <text:p text:style-name="P58"><text:span text:style-name="Source_20_Text"><text:span text:style-name="T1">echo "esto es el contenido que solo se puede visualizar si conoces la clave compartida" &gt; original.txt</text:span></text:span></text:p>
        </text:list-item>
        <text:list-item>
          <text:p text:style-name="P76"><text:span text:style-name="Strong_20_Emphasis"><text:span text:style-name="T1">Cifrado del Archivo con Algoritmos Diferentes:</text:span></text:span></text:p>
          <text:p text:style-name="P53"/>
          <text:p text:style-name="P59"><text:span text:style-name="Source_20_Text"><text:span text:style-name="T1"># Cifrado con AES</text:span></text:span></text:p>
          <text:p text:style-name="P59"><text:span text:style-name="Source_20_Text"><text:span text:style-name="T1">openssl enc -aes-256-cbc -in original.txt -out cifrado_aes.txt</text:span></text:span></text:p>
          <text:p text:style-name="P59"><text:span text:style-name="Source_20_Text"><text:span text:style-name="T1"># Cifrado con ChaCha20</text:span></text:span></text:p>
          <text:p text:style-name="P58"><text:span text:style-name="Source_20_Text"><text:span text:style-name="T1">openssl enc -chacha20 -in original.txt -out cifrado_chacha20.txt</text:span></text:span></text:p>
        </text:list-item>
        <text:list-item>
          <text:p text:style-name="P76"><text:span text:style-name="Strong_20_Emphasis"><text:span text:style-name="T1">Procedimiento de Descifrado:</text:span></text:span></text:p>
          <text:list>
            <text:list-item>
              <text:p text:style-name="P76">Descifrado con AES:</text:p>
              <text:p text:style-name="P53"/>
              <text:p text:style-name="P58"><text:soft-page-break/><text:span text:style-name="Source_20_Text"><text:span text:style-name="T1">openssl enc -d -aes-256-cbc -in cifrado_aes.txt</text:span></text:span></text:p>
            </text:list-item>
            <text:list-item>
              <text:p text:style-name="P76">Descifrado con ChaCha20:</text:p>
              <text:p text:style-name="P53"/>
              <text:p text:style-name="P58"><text:span text:style-name="Source_20_Text"><text:span text:style-name="T1">openssl enc -d -chacha20 -in cifrado_chacha20.txt</text:span></text:span></text:p>
            </text:list-item>
          </text:list>
        </text:list-item>
        <text:list-item>
          <text:p text:style-name="P76"><text:span text:style-name="Strong_20_Emphasis"><text:span text:style-name="T1">Verificación del Contenido Descifrado:</text:span></text:span></text:p>
          <text:list>
            <text:list-item>
              <text:p text:style-name="P76">Después de ejecutar los comandos de descifrado, el contenido original debería mostrarse en la consola.</text:p>
            </text:list-item>
          </text:list>
        </text:list-item>
      </text:list>
      <text:p text:style-name="P4"><text:span text:style-name="Strong_20_Emphasis"><text:span text:style-name="T1">Observaciones:</text:span></text:span></text:p>
      <text:list text:style-name="L6">
        <text:list-item>
          <text:p text:style-name="P77">Asegúrate de mantener la clave compartida segura y de utilizar prácticas adecuadas de manejo de claves.</text:p>
        </text:list-item>
        <text:list-item>
          <text:p text:style-name="P78">Esta práctica proporciona una introducción básica al cifrado y descifrado de archivos utilizando algoritmos modernos. Personaliza los algoritmos y ajusta según las necesidades específicas de seguridad.</text:p>
        </text:list-item>
      </text:list>
      <text:p text:style-name="P11"/>
      <text:p text:style-name="P10">CLAVES ASIMÉTRICAS</text:p>
      <text:p text:style-name="P11">Formatos</text:p>
      <text:p text:style-name="P9"/>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7">Formato de Clave</text:p>
            </table:table-cell>
            <table:table-cell table:style-name="Tabla2.A1" office:value-type="string">
              <text:p text:style-name="P7">Ejemplo</text:p>
            </table:table-cell>
            <table:table-cell table:style-name="Tabla2.A1" office:value-type="string">
              <text:p text:style-name="P7">Descripción</text:p>
            </table:table-cell>
            <table:table-cell table:style-name="Tabla2.D1" office:value-type="string">
              <text:p text:style-name="P7">Razón de Uso</text:p>
            </table:table-cell>
          </table:table-row>
        </table:table-header-rows>
        <table:table-row>
          <table:table-cell table:style-name="Tabla2.A2" office:value-type="string">
            <text:p text:style-name="P6">PEM</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Formato de codificación de claves en texto plano</text:p>
          </table:table-cell>
          <table:table-cell table:style-name="Tabla2.D2" office:value-type="string">
            <text:p text:style-name="P6">Ampliamente utilizado y legible por humanos</text:p>
          </table:table-cell>
        </table:table-row>
        <table:table-row>
          <table:table-cell table:style-name="Tabla2.A2" office:value-type="string">
            <text:p text:style-name="P6">PKCS#1</text:p>
          </table:table-cell>
          <table:table-cell table:style-name="Tabla2.A2" office:value-type="string">
            <text:p text:style-name="P6"><text:span text:style-name="Source_20_Text"><text:span text:style-name="T1">-----BEGIN RSA PRIVATE KEY-----</text:span></text:span></text:p>
          </table:table-cell>
          <table:table-cell table:style-name="Tabla2.A2" office:value-type="string">
            <text:p text:style-name="P6">Estándar RSA para claves privadas</text:p>
          </table:table-cell>
          <table:table-cell table:style-name="Tabla2.D2" office:value-type="string">
            <text:p text:style-name="P6">Compatibilidad con sistemas que siguen el estándar PKCS</text:p>
          </table:table-cell>
        </table:table-row>
        <table:table-row>
          <table:table-cell table:style-name="Tabla2.A2" office:value-type="string">
            <text:p text:style-name="P6">PKCS#8</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Estándar que amplía PKCS#1, compatible con algoritmos diferentes</text:p>
          </table:table-cell>
          <table:table-cell table:style-name="Tabla2.D2" office:value-type="string">
            <text:p text:style-name="P6">Mayor flexibilidad en el manejo de algoritmos y claves</text:p>
          </table:table-cell>
        </table:table-row>
        <table:table-row>
          <table:table-cell table:style-name="Tabla2.A2" office:value-type="string">
            <text:p text:style-name="P6">DER</text:p>
          </table:table-cell>
          <table:table-cell table:style-name="Tabla2.A2" office:value-type="string">
            <text:p text:style-name="P6">Representación binaria sin formato</text:p>
          </table:table-cell>
          <table:table-cell table:style-name="Tabla2.A2" office:value-type="string">
            <text:p text:style-name="P6">Codificación binaria de estructuras ASN.1</text:p>
          </table:table-cell>
          <table:table-cell table:style-name="Tabla2.D2" office:value-type="string">
            <text:p text:style-name="P6">Eficiencia de almacenamiento y transmisión en formato binario</text:p>
          </table:table-cell>
        </table:table-row>
        <table:table-row>
          <table:table-cell table:style-name="Tabla2.A2" office:value-type="string">
            <text:p text:style-name="P6">PFX/P12</text:p>
          </table:table-cell>
          <table:table-cell table:style-name="Tabla2.A2" office:value-type="string">
            <text:p text:style-name="P6">Archivo binario que puede contener clave privada y certificado</text:p>
          </table:table-cell>
          <table:table-cell table:style-name="Tabla2.A2" office:value-type="string">
            <text:p text:style-name="P6">Almacenamiento conjunto de claves y certificados</text:p>
          </table:table-cell>
          <table:table-cell table:style-name="Tabla2.D2" office:value-type="string">
            <text:p text:style-name="P6">Utilizado en entornos que requieren un único archivo para claves y certificados</text:p>
          </table:table-cell>
        </table:table-row>
        <table:table-row>
          <table:table-cell table:style-name="Tabla2.A2" office:value-type="string">
            <text:p text:style-name="P6">JWK (JSON Web Key)</text:p>
          </table:table-cell>
          <table:table-cell table:style-name="Tabla2.A2" office:value-type="string">
            <text:p text:style-name="P6"><text:span text:style-name="Source_20_Text"><text:span text:style-name="T1">{ "kty": "RSA", "n": "...", "e": "...", "d": "..." }</text:span></text:span></text:p>
          </table:table-cell>
          <table:table-cell table:style-name="Tabla2.A2" office:value-type="string">
            <text:p text:style-name="P6">Representación JSON de claves</text:p>
          </table:table-cell>
          <table:table-cell table:style-name="Tabla2.D2" office:value-type="string">
            <text:p text:style-name="Table_20_Contents">Integración sencilla en aplicaciones basadas en JSON</text:p>
          </table:table-cell>
        </table:table-row>
      </table:table>
      <text:p text:style-name="P4"><text:span text:style-name="Strong_20_Emphasis"><text:span text:style-name="T1">PEM (Privacy Enhanced Mail):</text:span></text:span></text:p>
      <text:list text:style-name="L7">
        <text:list-item>
          <text:p text:style-name="P79"><text:span text:style-name="Strong_20_Emphasis"><text:span text:style-name="T1">Ejemplo:</text:span></text:span> <text:span text:style-name="Source_20_Text"><text:span text:style-name="T1">-----BEGIN PRIVATE KEY-----</text:span></text:span></text:p>
        </text:list-item>
        <text:list-item>
          <text:p text:style-name="P79"><text:span text:style-name="Strong_20_Emphasis"><text:span text:style-name="T1">Descripción:</text:span></text:span> Es un formato de codificación que comienza y termina con líneas específicas delimitadas por "-----BEGIN" y "-----END". Es comúnmente utilizado para codificar claves y certificados en texto plano.</text:p>
        </text:list-item>
        <text:list-item>
          <text:p text:style-name="P80"><text:span text:style-name="Strong_20_Emphasis"><text:span text:style-name="T1">Razón de Uso:</text:span></text:span> Ampliamente utilizado y legible por humanos, compatible con muchos sistemas.</text:p>
        </text:list-item>
      </text:list>
      <text:p text:style-name="P4"><text:span text:style-name="Strong_20_Emphasis"><text:span text:style-name="T1">PKCS#1 (Public-Key Cryptography Standards #1):</text:span></text:span></text:p>
      <text:list text:style-name="L8">
        <text:list-item>
          <text:p text:style-name="P81"><text:span text:style-name="Strong_20_Emphasis"><text:span text:style-name="T1">Ejemplo:</text:span></text:span> <text:span text:style-name="Source_20_Text"><text:span text:style-name="T1">-----BEGIN RSA PRIVATE KEY-----</text:span></text:span></text:p>
        </text:list-item>
        <text:list-item>
          <text:p text:style-name="P81"><text:span text:style-name="Strong_20_Emphasis"><text:span text:style-name="T1">Descripción:</text:span></text:span> Estándar para representar claves privadas RSA. Es parte de la familia de estándares PKCS.</text:p>
        </text:list-item>
        <text:list-item>
          <text:p text:style-name="P82"><text:span text:style-name="Strong_20_Emphasis"><text:span text:style-name="T1">Razón de Uso:</text:span></text:span> Compatibilidad con sistemas que siguen el estándar PKCS.</text:p>
        </text:list-item>
      </text:list>
      <text:p text:style-name="P4"><text:span text:style-name="Strong_20_Emphasis"><text:span text:style-name="T1">PKCS#8:</text:span></text:span></text:p>
      <text:list text:style-name="L9">
        <text:list-item>
          <text:p text:style-name="P83"><text:span text:style-name="Strong_20_Emphasis"><text:span text:style-name="T1">Ejemplo:</text:span></text:span> <text:span text:style-name="Source_20_Text"><text:span text:style-name="T1">-----BEGIN PRIVATE KEY-----</text:span></text:span></text:p>
        </text:list-item>
        <text:list-item>
          <text:p text:style-name="P83"><text:span text:style-name="Strong_20_Emphasis"><text:span text:style-name="T1">Descripción:</text:span></text:span> Estándar que amplía PKCS#1 y permite la representación de claves privadas en diversos algoritmos.</text:p>
        </text:list-item>
        <text:list-item>
          <text:p text:style-name="P84"><text:soft-page-break/><text:span text:style-name="Strong_20_Emphasis"><text:span text:style-name="T1">Razón de Uso:</text:span></text:span> Mayor flexibilidad en el manejo de algoritmos y claves.</text:p>
        </text:list-item>
      </text:list>
      <text:p text:style-name="P4"><text:span text:style-name="Strong_20_Emphasis"><text:span text:style-name="T1">DER (Distinguished Encoding Rules):</text:span></text:span></text:p>
      <text:list text:style-name="L10">
        <text:list-item>
          <text:p text:style-name="P85"><text:span text:style-name="Strong_20_Emphasis"><text:span text:style-name="T1">Ejemplo:</text:span></text:span> Representación binaria sin formato</text:p>
        </text:list-item>
        <text:list-item>
          <text:p text:style-name="P85"><text:span text:style-name="Strong_20_Emphasis"><text:span text:style-name="T1">Descripción:</text:span></text:span> Codificación binaria de estructuras ASN.1 (Abstract Syntax Notation One).</text:p>
        </text:list-item>
        <text:list-item>
          <text:p text:style-name="P86"><text:span text:style-name="Strong_20_Emphasis"><text:span text:style-name="T1">Razón de Uso:</text:span></text:span> Eficiencia de almacenamiento y transmisión en formato binario.</text:p>
        </text:list-item>
      </text:list>
      <text:p text:style-name="P4"><text:span text:style-name="Strong_20_Emphasis"><text:span text:style-name="T1">PFX/P12:</text:span></text:span></text:p>
      <text:list text:style-name="L11">
        <text:list-item>
          <text:p text:style-name="P87"><text:span text:style-name="Strong_20_Emphasis"><text:span text:style-name="T1">Ejemplo:</text:span></text:span> Archivo binario con extensión .pfx o .p12</text:p>
        </text:list-item>
        <text:list-item>
          <text:p text:style-name="P87"><text:span text:style-name="Strong_20_Emphasis"><text:span text:style-name="T1">Descripción:</text:span></text:span> Formato de archivo binario que puede contener claves privadas, certificados y, a veces, información de cadena de certificados.</text:p>
        </text:list-item>
        <text:list-item>
          <text:p text:style-name="P88"><text:span text:style-name="Strong_20_Emphasis"><text:span text:style-name="T1">Razón de Uso:</text:span></text:span> Utilizado en entornos que requieren un único archivo para almacenar claves y certificados.</text:p>
        </text:list-item>
      </text:list>
      <text:p text:style-name="P4"><text:span text:style-name="Strong_20_Emphasis"><text:span text:style-name="T1">JWK (JSON Web Key):</text:span></text:span></text:p>
      <text:list text:style-name="L12">
        <text:list-item>
          <text:p text:style-name="P89"><text:span text:style-name="Strong_20_Emphasis"><text:span text:style-name="T1">Ejemplo:</text:span></text:span> <text:span text:style-name="Source_20_Text"><text:span text:style-name="T1">{ "kty": "RSA", "n": "...", "e": "...", "d": "..." }</text:span></text:span></text:p>
        </text:list-item>
        <text:list-item>
          <text:p text:style-name="P89"><text:span text:style-name="Strong_20_Emphasis"><text:span text:style-name="T1">Descripción:</text:span></text:span> Representación JSON de claves, que incluye información sobre el tipo de clave, módulo, exponente, etc.</text:p>
        </text:list-item>
        <text:list-item>
          <text:p text:style-name="P90"><text:span text:style-name="Strong_20_Emphasis"><text:span text:style-name="T1">Razón de Uso:</text:span></text:span> Integración sencilla en aplicaciones basadas en JSON y servicios web.</text:p>
        </text:list-item>
      </text:list>
      <text:p text:style-name="P11"/>
      <text:p text:style-name="P10">PRACTICA CREACIÓN CLAVES</text:p>
      <text:h text:style-name="P8" text:outline-level="3">Ejercicio: Generación de Clave Privada y Pública</text:h>
      <text:h text:style-name="P2" text:outline-level="4">Objetivo:</text:h>
      <text:p text:style-name="P4">Aprender a generar claves privadas en diferentes formatos y derivar las claves públicas asociadas.</text:p>
      <text:h text:style-name="P2" text:outline-level="4">Pasos:</text:h>
      <text:list text:style-name="L13">
        <text:list-item>
          <text:p text:style-name="P91"><text:span text:style-name="Strong_20_Emphasis"><text:span text:style-name="T1">Generación de una Clave Privada en Formato PEM:</text:span></text:span></text:p>
          <text:list>
            <text:list-item>
              <text:p text:style-name="P92">Utiliza una herramienta de generación de claves, como OpenSSL, para crear una nueva clave privada en formato PEM.</text:p>
            </text:list-item>
            <text:list-item>
              <text:p text:style-name="P92">Guarda la clave privada en un archivo con extensión <text:span text:style-name="Source_20_Text"><text:span text:style-name="T1">.pem</text:span></text:span>.</text:p>
            </text:list-item>
            <text:list-item>
              <text:p text:style-name="P91">Ejemplo de comando de generación:</text:p>
              <text:p text:style-name="P54"/>
              <text:p text:style-name="P60"><text:span text:style-name="Source_20_Text"><text:span text:style-name="T1">openssl genpkey -algorithm RSA -out private_key.pem</text:span></text:span></text:p>
            </text:list-item>
          </text:list>
        </text:list-item>
        <text:list-item>
          <text:p text:style-name="P91"><text:span text:style-name="Strong_20_Emphasis"><text:span text:style-name="T1">Generación de una Clave Pública a partir de la Clave Privada PEM:</text:span></text:span></text:p>
          <text:list>
            <text:list-item>
              <text:p text:style-name="P92">Utiliza la misma herramienta para derivar la clave pública correspondiente a partir de la clave privada en formato PEM.</text:p>
            </text:list-item>
            <text:list-item>
              <text:p text:style-name="P92">Guarda la clave pública en un archivo con extensión <text:span text:style-name="Source_20_Text"><text:span text:style-name="T1">.pub</text:span></text:span> o <text:span text:style-name="Source_20_Text"><text:span text:style-name="T1">.pem</text:span></text:span>.</text:p>
            </text:list-item>
            <text:list-item>
              <text:p text:style-name="P91">Ejemplo de comando de derivación:</text:p>
              <text:p text:style-name="P54"/>
              <text:p text:style-name="P60"><text:span text:style-name="Source_20_Text"><text:span text:style-name="T1">openssl rsa -pubout -in private_key.pem -out public_key.pem</text:span></text:span></text:p>
            </text:list-item>
          </text:list>
        </text:list-item>
        <text:list-item>
          <text:p text:style-name="P91"><text:span text:style-name="Strong_20_Emphasis"><text:span text:style-name="T1">Generación de una Clave Privada en Formato PKCS#8:</text:span></text:span></text:p>
          <text:list>
            <text:list-item>
              <text:p text:style-name="P92">Utiliza la herramienta para generar una nueva clave privada en formato PKCS#8.</text:p>
            </text:list-item>
            <text:list-item>
              <text:p text:style-name="P92">Guarda la clave privada en un archivo con extensión <text:span text:style-name="Source_20_Text"><text:span text:style-name="T1">.p8</text:span></text:span>.</text:p>
            </text:list-item>
            <text:list-item>
              <text:p text:style-name="P91">Ejemplo de comando de generación:</text:p>
              <text:p text:style-name="P54"/>
              <text:p text:style-name="P60"><text:span text:style-name="Source_20_Text"><text:span text:style-name="T1">openssl genpkey -algorithm RSA -outform der | openssl pkcs8 -topk8 -inform der -out private_key.p8</text:span></text:span></text:p>
            </text:list-item>
          </text:list>
        </text:list-item>
        <text:list-item>
          <text:p text:style-name="P91"><text:span text:style-name="Strong_20_Emphasis"><text:span text:style-name="T1">Generación de una Clave Pública a partir de la Clave Privada PKCS#8:</text:span></text:span></text:p>
          <text:list>
            <text:list-item>
              <text:p text:style-name="P92">Deriva la clave pública correspondiente a partir de la clave privada en formato PKCS#8.</text:p>
            </text:list-item>
            <text:list-item>
              <text:p text:style-name="P92">Guarda la clave pública en un archivo con extensión <text:span text:style-name="Source_20_Text"><text:span text:style-name="T1">.pub</text:span></text:span> o <text:span text:style-name="Source_20_Text"><text:span text:style-name="T1">.pem</text:span></text:span>.</text:p>
            </text:list-item>
            <text:list-item>
              <text:p text:style-name="P91">Ejemplo de comando de derivación:</text:p>
              <text:p text:style-name="P54"/>
              <text:p text:style-name="P60"><text:span text:style-name="Source_20_Text"><text:span text:style-name="T1">openssl pkey -inform der -pubout -in private_key.p8 -out public_key.p8</text:span></text:span></text:p>
            </text:list-item>
          </text:list>
        </text:list-item>
        <text:list-item>
          <text:p text:style-name="P91"><text:soft-page-break/><text:span text:style-name="Strong_20_Emphasis"><text:span text:style-name="T1">Verificación de las Claves Generadas:</text:span></text:span></text:p>
          <text:list>
            <text:list-item>
              <text:p text:style-name="P92">Utiliza comandos de visualización para verificar que las claves privadas y públicas fueron generadas correctamente.</text:p>
            </text:list-item>
            <text:list-item>
              <text:p text:style-name="P91">Ejemplo de comando de visualización:</text:p>
              <text:p text:style-name="P54"/>
              <text:p text:style-name="P61"><text:span text:style-name="Source_20_Text"><text:span text:style-name="T1">cat private_key.pem <text:s text:c="4"/># Muestra la clave privada en formato PEM</text:span></text:span></text:p>
              <text:p text:style-name="P60"><text:span text:style-name="Source_20_Text"><text:span text:style-name="T1">cat public_key.pem <text:s text:c="5"/># Muestra la clave pública en formato PEM</text:span></text:span></text:p>
            </text:list-item>
          </text:list>
        </text:list-item>
      </text:list>
      <text:h text:style-name="P2" text:outline-level="4">Notas:</text:h>
      <text:list text:style-name="L14">
        <text:list-item>
          <text:p text:style-name="P93">Familiarízate con los comandos específicos de OpenSSL para tu sistema operativo.</text:p>
        </text:list-item>
        <text:list-item>
          <text:p text:style-name="P93">Almacena de manera segura las claves privadas, ya que son sensibles y críticas para la seguridad.</text:p>
        </text:list-item>
        <text:list-item>
          <text:p text:style-name="P94">Comprende la relación entre la clave privada y la clave pública, y cómo derivar una a partir de la otra.</text:p>
        </text:list-item>
      </text:list>
      <text:p text:style-name="P4">Este ejercicio proporciona una práctica práctica en la generación y derivación de claves privadas y públicas en formatos comunes como PEM y PKCS#8. Además, te ayuda a familiarizarte con herramientas criptográficas como OpenSSL.</text:p>
      <text:p text:style-name="P11"/>
      <text:p text:style-name="P16">PRACTICA encriptación clave pública, desencriptado privadas</text:p>
      <text:h text:style-name="P14" text:outline-level="3">Práctica: Encriptar y Desencriptar un Archivo con OpenSSL</text:h>
      <text:h text:style-name="P2" text:outline-level="4">Paso 1: Generación del Par de Claves</text:h>
      <text:p text:style-name="P4">1.1. <text:span text:style-name="Strong_20_Emphasis"><text:span text:style-name="T1">Genera la Clave Privada en Formato PEM:</text:span></text:span></text:p>
      <text:p text:style-name="P26"/>
      <text:p text:style-name="P5"><text:span text:style-name="Source_20_Text"><text:span text:style-name="T1">openssl genpkey -algorithm RSA -out private_key.pem</text:span></text:span></text:p>
      <text:p text:style-name="P4">1.2. <text:span text:style-name="Strong_20_Emphasis"><text:span text:style-name="T1">Genera la Clave Pública a partir de la Clave Privada:</text:span></text:span></text:p>
      <text:p text:style-name="P26"/>
      <text:p text:style-name="P5"><text:span text:style-name="Source_20_Text"><text:span text:style-name="T1">openssl rsa -pubout -in private_key.pem -out public_key.pem</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6"/>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text:span></text:span></text:p>
      <text:p text:style-name="P26"/>
      <text:p text:style-name="P5"><text:span text:style-name="Source_20_Text"><text:span text:style-name="T1">openssl pkeyutl -encrypt -in original.txt -out encrypted.txt -pubin -inkey public_key.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txt</text:span></text:span></text:span><text:span text:style-name="Strong_20_Emphasis"><text:span text:style-name="T1"> con la Clave Privada:</text:span></text:span></text:p>
      <text:p text:style-name="P26"/>
      <text:p text:style-name="P5"><text:span text:style-name="Source_20_Text"><text:span text:style-name="T1">openssl pkeyutl -decrypt -in encrypted.txt -out decrypted.txt -inkey private_key.pem</text:span></text:span></text:p>
      <text:h text:style-name="P2" text:outline-level="4">Paso 5: Verificación del Resultado</text:h>
      <text:p text:style-name="P4">5.1. <text:span text:style-name="Strong_20_Emphasis"><text:span text:style-name="T1">Visualiza el Contenido Desencriptado:</text:span></text:span></text:p>
      <text:p text:style-name="P26"/>
      <text:p text:style-name="P5"><text:span text:style-name="Source_20_Text"><text:span text:style-name="T1">cat decrypted.txt</text:span></text:span></text:p>
      <text:h text:style-name="P2" text:outline-level="4">Notas Importantes:</text:h>
      <text:list text:style-name="L15">
        <text:list-item>
          <text:p text:style-name="P95">Asegúrate de utilizar comandos específicos de OpenSSL según tu sistema operativo.</text:p>
        </text:list-item>
        <text:list-item>
          <text:p text:style-name="P95">Almacena de forma segura las claves privadas, ya que son críticas para la seguridad.</text:p>
        </text:list-item>
        <text:list-item>
          <text:p text:style-name="P96">La práctica simula el proceso de encriptación y desencriptación de un archivo utilizando claves pública y privada RSA.</text:p>
        </text:list-item>
      </text:list>
      <text:p text:style-name="P4"><text:soft-page-break/>Con esta práctica, podrás experimentar directamente con la generación de claves, encriptación y desencriptación de archivos utilizando OpenSSL y el comando <text:span text:style-name="Source_20_Text"><text:span text:style-name="T1">pkeyutl</text:span></text:span>. Esto te proporcionará una comprensión práctica de cómo funciona el cifrado asimétrico en la práctica.</text:p>
      <text:p text:style-name="P17"/>
      <text:h text:style-name="P15" text:outline-level="3">Práctica: Encriptar y Desencriptar un Archivo con OpenSSL (Clave Privada Protegida con Contraseña)</text:h>
      <text:h text:style-name="P2" text:outline-level="4">Paso 1: Generación del Par de Claves con Contraseña</text:h>
      <text:p text:style-name="P4">1.1. <text:span text:style-name="Strong_20_Emphasis"><text:span text:style-name="T1">Genera la Clave Privada en Formato PEM con Contraseña:</text:span></text:span></text:p>
      <text:p text:style-name="P26"/>
      <text:p text:style-name="P5"><text:span text:style-name="Source_20_Text"><text:span text:style-name="T1">openssl genpkey -algorithm RSA -aes256 -out private_key_encrypted.pem</text:span></text:span></text:p>
      <text:p text:style-name="P4">Al ejecutar este comando, OpenSSL te pedirá que ingreses y verifies una contraseña para proteger la clave privada.</text:p>
      <text:p text:style-name="P4">1.2. <text:span text:style-name="Strong_20_Emphasis"><text:span text:style-name="T1">Genera la Clave Pública a partir de la Clave Privada:</text:span></text:span></text:p>
      <text:p text:style-name="P26"/>
      <text:p text:style-name="P5"><text:span text:style-name="Source_20_Text"><text:span text:style-name="T1">openssl rsa -pubout -in private_key_encrypted.pem -out public_key_encrypted.pem</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6"/>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 Protegida con Contraseña:</text:span></text:span></text:p>
      <text:p text:style-name="P26"/>
      <text:p text:style-name="P5"><text:span text:style-name="Source_20_Text"><text:span text:style-name="T1">openssl pkeyutl -encrypt -in original.txt -out encrypted_encrypted.txt -pubin -inkey public_key_encrypted.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_encrypted.txt</text:span></text:span></text:span><text:span text:style-name="Strong_20_Emphasis"><text:span text:style-name="T1"> con la Clave Privada Protegida con Contraseña:</text:span></text:span></text:p>
      <text:p text:style-name="P26"/>
      <text:p text:style-name="P5"><text:span text:style-name="Source_20_Text"><text:span text:style-name="T1">openssl pkeyutl -decrypt -in encrypted_encrypted.txt -out decrypted_encrypted.txt -inkey private_key_encrypted.pem</text:span></text:span></text:p>
      <text:p text:style-name="P4">Cuando ejecutes este comando, se te pedirá la contraseña que ingresaste durante la generación de la clave privada.</text:p>
      <text:h text:style-name="P2" text:outline-level="4">Paso 5: Verificación del Resultado</text:h>
      <text:p text:style-name="P4">5.1. <text:span text:style-name="Strong_20_Emphasis"><text:span text:style-name="T1">Visualiza el Contenido Desencriptado:</text:span></text:span></text:p>
      <text:p text:style-name="P26"/>
      <text:p text:style-name="P5"><text:span text:style-name="Source_20_Text"><text:span text:style-name="T1">cat decrypted_encrypted.txt</text:span></text:span></text:p>
      <text:h text:style-name="P2" text:outline-level="4"><text:soft-page-break/>Notas Importantes:</text:h>
      <text:list text:style-name="L16">
        <text:list-item>
          <text:p text:style-name="P97">Al proteger la clave privada con una contraseña, se proporciona una capa adicional de seguridad.</text:p>
        </text:list-item>
        <text:list-item>
          <text:p text:style-name="P97">Asegúrate de recordar la contraseña, ya que la necesitarás cada vez que utilices la clave privada.</text:p>
        </text:list-item>
        <text:list-item>
          <text:p text:style-name="P98">La práctica simula el proceso de encriptación y desencriptación de un archivo utilizando claves pública y privada RSA, con la protección adicional de una contraseña para la clave privada.</text:p>
        </text:list-item>
      </text:list>
      <text:p text:style-name="P17"/>
      <text:p text:style-name="P19">Funciones hash</text:p>
      <text:p text:style-name="P20">Aquí tienes un listado en formato de tabla con algunas de las funciones hash más habituales, junto con una breve descripción, características clave y un ejempl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7">Función Hash</text:p>
            </table:table-cell>
            <table:table-cell table:style-name="Tabla3.A1" office:value-type="string">
              <text:p text:style-name="P7">Descripción</text:p>
            </table:table-cell>
            <table:table-cell table:style-name="Tabla3.A1" office:value-type="string">
              <text:p text:style-name="P7">Características</text:p>
            </table:table-cell>
            <table:table-cell table:style-name="Tabla3.D1" office:value-type="string">
              <text:p text:style-name="P7">Ejemplo</text:p>
            </table:table-cell>
          </table:table-row>
        </table:table-header-rows>
        <table:table-row>
          <table:table-cell table:style-name="Tabla3.A2" office:value-type="string">
            <text:p text:style-name="P6">MD5</text:p>
          </table:table-cell>
          <table:table-cell table:style-name="Tabla3.A2" office:value-type="string">
            <text:p text:style-name="P6">Mensaje Digest 5 (MD5)</text:p>
          </table:table-cell>
          <table:table-cell table:style-name="Tabla3.A2" office:value-type="string">
            <text:p text:style-name="P6">- Tamaño de salida: 128 bits</text:p>
          </table:table-cell>
          <table:table-cell table:style-name="Tabla3.D2" office:value-type="string">
            <text:p text:style-name="P6"><text:span text:style-name="Source_20_Text"><text:span text:style-name="T1">md5sum original.txt</text:span></text:span></text:p>
          </table:table-cell>
        </table:table-row>
        <table:table-row>
          <table:table-cell table:style-name="Tabla3.A2" office:value-type="string">
            <text:p text:style-name="P6">SHA-1</text:p>
          </table:table-cell>
          <table:table-cell table:style-name="Tabla3.A2" office:value-type="string">
            <text:p text:style-name="P6">Secure Hash Algorithm 1 (SHA-1)</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sha1sum original.txt</text:span></text:span></text:p>
          </table:table-cell>
        </table:table-row>
        <table:table-row>
          <table:table-cell table:style-name="Tabla3.A2" office:value-type="string">
            <text:p text:style-name="P6">SHA-256</text:p>
          </table:table-cell>
          <table:table-cell table:style-name="Tabla3.A2" office:value-type="string">
            <text:p text:style-name="P6">Secure Hash Algorithm 256-bit (SHA-256)</text:p>
          </table:table-cell>
          <table:table-cell table:style-name="Tabla3.A2" office:value-type="string">
            <text:p text:style-name="P6">- Tamaño de salida: 256 bits</text:p>
          </table:table-cell>
          <table:table-cell table:style-name="Tabla3.D2" office:value-type="string">
            <text:p text:style-name="P6"><text:span text:style-name="Source_20_Text"><text:span text:style-name="T1">sha256sum original.txt</text:span></text:span></text:p>
          </table:table-cell>
        </table:table-row>
        <table:table-row>
          <table:table-cell table:style-name="Tabla3.A2" office:value-type="string">
            <text:p text:style-name="P6">SHA-3</text:p>
          </table:table-cell>
          <table:table-cell table:style-name="Tabla3.A2" office:value-type="string">
            <text:p text:style-name="P6">Secure Hash Algorithm 3 (SHA-3)</text:p>
          </table:table-cell>
          <table:table-cell table:style-name="Tabla3.A2" office:value-type="string">
            <text:p text:style-name="P6">- Tamaños de salida variables (e.g., SHA3-256)</text:p>
          </table:table-cell>
          <table:table-cell table:style-name="Tabla3.D2" office:value-type="string">
            <text:p text:style-name="P6"><text:span text:style-name="Source_20_Text"><text:span text:style-name="T1">sha3sum -a 256 original.txt</text:span></text:span></text:p>
          </table:table-cell>
        </table:table-row>
        <table:table-row>
          <table:table-cell table:style-name="Tabla3.A2" office:value-type="string">
            <text:p text:style-name="P6">Whirlpool</text:p>
          </table:table-cell>
          <table:table-cell table:style-name="Tabla3.A2" office:value-type="string">
            <text:p text:style-name="P6">Algoritmo de resumen criptográfico Whirlpool</text:p>
          </table:table-cell>
          <table:table-cell table:style-name="Tabla3.A2" office:value-type="string">
            <text:p text:style-name="P6">- Tamaño de salida: 512 bits</text:p>
          </table:table-cell>
          <table:table-cell table:style-name="Tabla3.D2" office:value-type="string">
            <text:p text:style-name="P6"><text:span text:style-name="Source_20_Text"><text:span text:style-name="T1">whirlpoolsum original.txt</text:span></text:span></text:p>
          </table:table-cell>
        </table:table-row>
        <table:table-row>
          <table:table-cell table:style-name="Tabla3.A2" office:value-type="string">
            <text:p text:style-name="P6">Blake2</text:p>
          </table:table-cell>
          <table:table-cell table:style-name="Tabla3.A2" office:value-type="string">
            <text:p text:style-name="P6">Función de resumen de alta velocidad Blake2</text:p>
          </table:table-cell>
          <table:table-cell table:style-name="Tabla3.A2" office:value-type="string">
            <text:p text:style-name="P6">- Tamaños de salida variables (e.g., Blake2b-256)</text:p>
          </table:table-cell>
          <table:table-cell table:style-name="Tabla3.D2" office:value-type="string">
            <text:p text:style-name="P6"><text:span text:style-name="Source_20_Text"><text:span text:style-name="T1">b2sum -l 256 original.txt</text:span></text:span></text:p>
          </table:table-cell>
        </table:table-row>
        <table:table-row>
          <table:table-cell table:style-name="Tabla3.A2" office:value-type="string">
            <text:p text:style-name="P6">RIPEMD-160</text:p>
          </table:table-cell>
          <table:table-cell table:style-name="Tabla3.A2" office:value-type="string">
            <text:p text:style-name="P6">RACE Integrity Primitives Evaluation Message Digest-160</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ripemd160sum original.txt</text:span></text:span></text:p>
          </table:table-cell>
        </table:table-row>
      </table:table>
      <text:p text:style-name="P4"><text:span text:style-name="Strong_20_Emphasis"><text:span text:style-name="T1">Notas:</text:span></text:span></text:p>
      <text:list text:style-name="L17">
        <text:list-item>
          <text:p text:style-name="P99">Estos ejemplos son comandos de línea de comandos típicos para calcular los hashes de un archivo en sistemas Unix-like.</text:p>
        </text:list-item>
        <text:list-item>
          <text:p text:style-name="P99">El tiempo de ejecución puede variar según la implementación y el hardware utilizado.</text:p>
        </text:list-item>
        <text:list-item>
          <text:p text:style-name="P99">Las funciones hash más antiguas, como MD5 y SHA-1, son generalmente más rápidas pero también más susceptibles a ataques de colisiones. Se recomienda el uso de SHA-256 o SHA-3 para aplicaciones de seguridad más robustas.</text:p>
        </text:list-item>
        <text:list-item>
          <text:p text:style-name="P100">Al utilizar funciones hash en aplicaciones criptográficas, es esencial comprender los requisitos específicos del contexto y la seguridad asociada.</text:p>
        </text:list-item>
      </text:list>
      <text:p text:style-name="P4">Recuerda que, en la práctica, la elección de una función hash depende del caso de uso específico y de los requisitos de seguridad del sistema en el que se está trabajando.</text:p>
      <text:p text:style-name="P20"/>
      <text:h text:style-name="P18" text:outline-level="3">Práctica: Uso de Diferentes Algoritmos de Resumen Hash con OpenSSL</text:h>
      <text:h text:style-name="P2" text:outline-level="4">Paso 1: Creación del Archivo Original</text:h>
      <text:p text:style-name="P4">1.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6"/>
      <text:p text:style-name="P5"><text:span text:style-name="Source_20_Text"><text:span text:style-name="T1">echo "este contenido no está modificado" &gt; original.txt</text:span></text:span></text:p>
      <text:h text:style-name="P2" text:outline-level="4">Paso 2: Generación de Resúmenes Hash</text:h>
      <text:p text:style-name="P4">2.1. <text:span text:style-name="Strong_20_Emphasis"><text:span text:style-name="T1">Genera el Resumen Hash para MD5:</text:span></text:span></text:p>
      <text:p text:style-name="P26"/>
      <text:p text:style-name="P5"><text:span text:style-name="Source_20_Text"><text:span text:style-name="T1">openssl dgst -md5 -hex original.txt</text:span></text:span></text:p>
      <text:p text:style-name="P4">2.2. <text:span text:style-name="Strong_20_Emphasis"><text:span text:style-name="T1">Genera el Resumen Hash para SHA-1:</text:span></text:span></text:p>
      <text:p text:style-name="P26"/>
      <text:p text:style-name="P5"><text:span text:style-name="Source_20_Text"><text:span text:style-name="T1">openssl dgst -sha1 -hex original.txt</text:span></text:span></text:p>
      <text:p text:style-name="P4">2.3. <text:span text:style-name="Strong_20_Emphasis"><text:span text:style-name="T1">Genera el Resumen Hash para SHA-256:</text:span></text:span></text:p>
      <text:p text:style-name="P26"/>
      <text:p text:style-name="P5"><text:span text:style-name="Source_20_Text"><text:span text:style-name="T1">openssl dgst -sha256 -hex original.txt</text:span></text:span></text:p>
      <text:p text:style-name="P4">2.4. <text:span text:style-name="Strong_20_Emphasis"><text:span text:style-name="T1">Genera el Resumen Hash para SHA-3 (por ejemplo, SHA3-256):</text:span></text:span></text:p>
      <text:p text:style-name="P26"/>
      <text:p text:style-name="P5"><text:span text:style-name="Source_20_Text"><text:span text:style-name="T1">openssl dgst -sha3-256 -hex original.txt</text:span></text:span></text:p>
      <text:p text:style-name="P4">2.5. <text:span text:style-name="Strong_20_Emphasis"><text:span text:style-name="T1">Genera el Resumen Hash para Whirlpool:</text:span></text:span></text:p>
      <text:p text:style-name="P26"/>
      <text:p text:style-name="P5"><text:span text:style-name="Source_20_Text"><text:span text:style-name="T1">openssl dgst -whirlpool -hex original.txt</text:span></text:span></text:p>
      <text:p text:style-name="P4">2.6. <text:span text:style-name="Strong_20_Emphasis"><text:span text:style-name="T1">Genera el Resumen Hash para Blake2b-256:</text:span></text:span></text:p>
      <text:p text:style-name="P26"/>
      <text:p text:style-name="P5"><text:span text:style-name="Source_20_Text"><text:span text:style-name="T1">openssl dgst -blake2b-256 -hex original.txt</text:span></text:span></text:p>
      <text:p text:style-name="P4">2.7. <text:span text:style-name="Strong_20_Emphasis"><text:span text:style-name="T1">Genera el Resumen Hash para RIPEMD-160:</text:span></text:span></text:p>
      <text:p text:style-name="P26"/>
      <text:p text:style-name="P5"><text:span text:style-name="Source_20_Text"><text:span text:style-name="T1">openssl dgst -ripemd160 -hex original.txt</text:span></text:span></text:p>
      <text:h text:style-name="P2" text:outline-level="4">Paso 3: Verificación de Cambios en el Contenido</text:h>
      <text:p text:style-name="P4">3.1. <text:span text:style-name="Strong_20_Emphasis"><text:span text:style-name="T1">Modifica el Contenido del Archivo (</text:span></text:span><text:span text:style-name="Strong_20_Emphasis"><text:span text:style-name="Source_20_Text"><text:span text:style-name="T1">original.txt</text:span></text:span></text:span><text:span text:style-name="Strong_20_Emphasis"><text:span text:style-name="T1">):</text:span></text:span></text:p>
      <text:p text:style-name="P26"/>
      <text:p text:style-name="P5"><text:span text:style-name="Source_20_Text"><text:span text:style-name="T1">echo "este contenido ha sido modificado" &gt; original.txt</text:span></text:span></text:p>
      <text:h text:style-name="P2" text:outline-level="4"><text:soft-page-break/>Paso 4: Verificación de Cambios en los Resúmenes Hash</text:h>
      <text:p text:style-name="P4">4.1. <text:span text:style-name="Strong_20_Emphasis"><text:span text:style-name="T1">Verifica el Resumen Hash para MD5:</text:span></text:span></text:p>
      <text:p text:style-name="P26"/>
      <text:p text:style-name="P5"><text:span text:style-name="Source_20_Text"><text:span text:style-name="T1">openssl dgst -md5 -hex original.txt</text:span></text:span></text:p>
      <text:p text:style-name="P4">4.2. <text:span text:style-name="Strong_20_Emphasis"><text:span text:style-name="T1">Verifica el Resumen Hash para SHA-1:</text:span></text:span></text:p>
      <text:p text:style-name="P26"/>
      <text:p text:style-name="P5"><text:span text:style-name="Source_20_Text"><text:span text:style-name="T1">openssl dgst -sha1 -hex original.txt</text:span></text:span></text:p>
      <text:p text:style-name="P4">4.3. <text:span text:style-name="Strong_20_Emphasis"><text:span text:style-name="T1">Verifica el Resumen Hash para SHA-256:</text:span></text:span></text:p>
      <text:p text:style-name="P26"/>
      <text:p text:style-name="P5"><text:span text:style-name="Source_20_Text"><text:span text:style-name="T1">openssl dgst -sha256 -hex original.txt</text:span></text:span></text:p>
      <text:p text:style-name="P4">4.4. <text:span text:style-name="Strong_20_Emphasis"><text:span text:style-name="T1">Verifica el Resumen Hash para SHA-3 (por ejemplo, SHA3-256):</text:span></text:span></text:p>
      <text:p text:style-name="P26"/>
      <text:p text:style-name="P5"><text:span text:style-name="Source_20_Text"><text:span text:style-name="T1">openssl dgst -sha3-256 -hex original.txt</text:span></text:span></text:p>
      <text:p text:style-name="P4">4.5. <text:span text:style-name="Strong_20_Emphasis"><text:span text:style-name="T1">Verifica el Resumen Hash para Whirlpool:</text:span></text:span></text:p>
      <text:p text:style-name="P26"/>
      <text:p text:style-name="P5"><text:span text:style-name="Source_20_Text"><text:span text:style-name="T1">openssl dgst -whirlpool -hex original.txt</text:span></text:span></text:p>
      <text:p text:style-name="P4">4.6. <text:span text:style-name="Strong_20_Emphasis"><text:span text:style-name="T1">Verifica el Resumen Hash para Blake2b-256:</text:span></text:span></text:p>
      <text:p text:style-name="P26"/>
      <text:p text:style-name="P5"><text:span text:style-name="Source_20_Text"><text:span text:style-name="T1">openssl dgst -blake2b-256 -hex original.txt</text:span></text:span></text:p>
      <text:p text:style-name="P4">4.7. <text:span text:style-name="Strong_20_Emphasis"><text:span text:style-name="T1">Verifica el Resumen Hash para RIPEMD-160:</text:span></text:span></text:p>
      <text:p text:style-name="P26"/>
      <text:p text:style-name="P5"><text:span text:style-name="Source_20_Text"><text:span text:style-name="T1">openssl dgst -ripemd160 -hex original.txt</text:span></text:span></text:p>
      <text:h text:style-name="P2" text:outline-level="4">Paso 5: Cálculo del Número de Bits</text:h>
      <text:p text:style-name="P4">5.1. <text:span text:style-name="Strong_20_Emphasis"><text:span text:style-name="T1">Cuenta el Número de Caracteres del Resumen Hash y Multiplica por 4:</text:span></text:span></text:p>
      <text:p text:style-name="P26"/>
      <text:p text:style-name="P5"><text:span text:style-name="Source_20_Text"><text:span text:style-name="T1">echo -n $(openssl dgst -md5 original.txt | cut -d" " -f2) |wc -c | awk '{print $1 * 4 }'</text:span></text:span></text:p>
      <text:h text:style-name="P2" text:outline-level="4">Notas Importantes:</text:h>
      <text:list text:style-name="L18">
        <text:list-item>
          <text:p text:style-name="P101">Observa cómo el cambio en el contenido del archivo resulta en resúmenes hash diferentes.</text:p>
        </text:list-item>
        <text:list-item>
          <text:p text:style-name="P101">Experimenta con diferentes algoritmos y observa sus tamaños de salida.</text:p>
        </text:list-item>
        <text:list-item>
          <text:p text:style-name="P102">El cálculo del número de bits se basa en multiplicar el número de caracteres del hash por 4.</text:p>
        </text:list-item>
      </text:list>
      <text:p text:style-name="P20"/>
      <text:h text:style-name="P21" text:outline-level="3">Práctica: Autenticación de Archivo con HMAC usando OpenSSL</text:h>
      <text:h text:style-name="P2" text:outline-level="4">Paso 1: Generación de una Clave Secreta</text:h>
      <text:p text:style-name="P4">1.1. <text:span text:style-name="Strong_20_Emphasis"><text:span text:style-name="T1">Genera una Clave Secreta Aleatoria (Ejemplo de 32 bytes):</text:span></text:span></text:p>
      <text:p text:style-name="P26"/>
      <text:p text:style-name="P5"><text:span text:style-name="Source_20_Text"><text:span text:style-name="T1">openssl rand -hex 32 &gt; secret_key.txt</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6"/>
      <text:p text:style-name="P5"><text:span text:style-name="Source_20_Text"><text:span text:style-name="T1">echo "Contenido del archivo original." &gt; original.txt</text:span></text:span></text:p>
      <text:h text:style-name="P2" text:outline-level="4">Paso 3: Generación de la Cadena HMAC y Autenticación del Archivo</text:h>
      <text:p text:style-name="P4">3.1. <text:span text:style-name="Strong_20_Emphasis"><text:span text:style-name="T1">Genera la Cadena HMAC para el Archivo Original:</text:span></text:span></text:p>
      <text:p text:style-name="P26"/>
      <text:p text:style-name="P5"><text:span text:style-name="Source_20_Text"><text:span text:style-name="T1">openssl dgst -sha256 -hmac "$(cat secret_key.txt)" -hex original.txt</text:span></text:span></text:p>
      <text:p text:style-name="P4">La cadena HMAC se generará utilizando la clave secreta almacenada en <text:span text:style-name="Source_20_Text"><text:span text:style-name="T1">secret_key.txt</text:span></text:span> y se aplicará al contenido del archivo <text:span text:style-name="Source_20_Text"><text:span text:style-name="T1">original.txt</text:span></text:span>.</text:p>
      <text:h text:style-name="P2" text:outline-level="4">Paso 4: Verificación de la Autenticidad del Archivo</text:h>
      <text:p text:style-name="P4">4.1. <text:span text:style-name="Strong_20_Emphasis"><text:span text:style-name="T1">Verifica la Cadena HMAC del Archivo Original:</text:span></text:span></text:p>
      <text:p text:style-name="P26"/>
      <text:p text:style-name="P5"><text:span text:style-name="Source_20_Text"><text:span text:style-name="T1">openssl dgst -sha256 -hmac "$(cat secret_key.txt)" original.txt</text:span></text:span></text:p>
      <text:p text:style-name="P4">Este comando verifica que la cadena HMAC del archivo original sea válida, utilizando la clave secreta almacenada en <text:span text:style-name="Source_20_Text"><text:span text:style-name="T1">secret_key.txt</text:span></text:span>.</text:p>
      <text:h text:style-name="P2" text:outline-level="4">Notas Importantes:</text:h>
      <text:list text:style-name="L19">
        <text:list-item>
          <text:p text:style-name="P103">La práctica simula la autenticación de un archivo utilizando una cadena HMAC generada con una clave secreta.</text:p>
        </text:list-item>
        <text:list-item>
          <text:p text:style-name="P103">Asegúrate de proteger y manejar de manera segura la clave secreta, ya que es esencial para la autenticidad.</text:p>
        </text:list-item>
        <text:list-item>
          <text:p text:style-name="P104">Experimenta con diferentes tamaños de clave y algoritmos hash según tus necesidades de seguridad.</text:p>
        </text:list-item>
      </text:list>
      <text:p text:style-name="P4">Esta práctica te permitirá familiarizarte con la generación y verificación de cadenas HMAC utilizando OpenSSL. La autenticación HMAC es comúnmente utilizada en aplicaciones de seguridad para garantizar la integridad y autenticidad de los datos transmitidos.</text:p>
      <text:p text:style-name="P45"><text:span text:style-name="T3">Otra posible solución:<text:line-break/></text:span><text:span text:style-name="Source_20_Text"><text:span text:style-name="T4">openssl dgst -sha256 -mac HMAC -macopt hexkey:$(openssl rand -hex 128|tee </text:span></text:span><text:span text:style-name="Source_20_Text"><text:span text:style-name="T5">clave</text:span></text:span><text:span text:style-name="Source_20_Text"><text:span text:style-name="T4">.txt) <text:s/>original.txt</text:span></text:span></text:p>
      <text:p text:style-name="P46">CERTIFICADOS X509</text:p>
      <text:p text:style-name="P23">Un certificado digital es un componente esencial de la infraestructura de clave pública (PKI, por sus siglas en inglés). Se utiliza para autenticar la identidad de una entidad (como un sitio web, una persona o un dispositivo) y para establecer comunicaciones seguras mediante el cifrado de datos. Los certificados digitales se emiten y gestionan mediante una autoridad de certificación (CA) que garantiza la autenticidad de la información contenida en el certificado.</text:p>
      <text:p text:style-name="P4">La estructura de un certificado digital sigue el estándar X.509, que define el formato de los certificados digitales. Un certificado digital típicamente incluye los siguientes campos comunes:</text:p>
      <text:list text:style-name="L20">
        <text:list-item>
          <text:p text:style-name="P105"><text:span text:style-name="Strong_20_Emphasis"><text:span text:style-name="T1">Versión:</text:span></text:span> Indica la versión del estándar X.509 que se sigue. Puede ser 1, 2 o 3, donde 3 indica un certificado X.509 versión 3, que es el más comúnmente utilizado.</text:p>
        </text:list-item>
        <text:list-item>
          <text:p text:style-name="P105"><text:span text:style-name="Strong_20_Emphasis"><text:span text:style-name="T1">Número de Serie:</text:span></text:span> Un número único asignado por la autoridad de certificación (CA) para identificar de manera única el certificado.</text:p>
        </text:list-item>
        <text:list-item>
          <text:p text:style-name="P105"><text:span text:style-name="Strong_20_Emphasis"><text:span text:style-name="T1">Algoritmo de Firma:</text:span></text:span> Indica el algoritmo utilizado por la CA para firmar el certificado.</text:p>
        </text:list-item>
        <text:list-item>
          <text:p text:style-name="P105"><text:span text:style-name="Strong_20_Emphasis"><text:span text:style-name="T1">Emisor:</text:span></text:span> La entidad que emitió el certificado, generalmente una autoridad de certificación (CA).</text:p>
        </text:list-item>
        <text:list-item>
          <text:p text:style-name="P105"><text:span text:style-name="Strong_20_Emphasis"><text:span text:style-name="T1">Validación:</text:span></text:span> Período de tiempo durante el cual el certificado es válido.</text:p>
        </text:list-item>
        <text:list-item>
          <text:p text:style-name="P105"><text:span text:style-name="Strong_20_Emphasis"><text:span text:style-name="T1">Sujeto:</text:span></text:span> La entidad a la que se refiere el certificado, es decir, la identidad que el certificado está autenticando.</text:p>
        </text:list-item>
        <text:list-item>
          <text:p text:style-name="P105"><text:span text:style-name="Strong_20_Emphasis"><text:span text:style-name="T1">Clave Pública:</text:span></text:span> La clave pública de la entidad titular del certificado.</text:p>
        </text:list-item>
        <text:list-item>
          <text:p text:style-name="P105"><text:span text:style-name="Strong_20_Emphasis"><text:span text:style-name="T1">Uso de la Clave Pública:</text:span></text:span> Indica para qué se puede utilizar la clave pública (firma, cifrado, ambos).</text:p>
        </text:list-item>
        <text:list-item>
          <text:p text:style-name="P105"><text:span text:style-name="Strong_20_Emphasis"><text:span text:style-name="T1">Extensiones:</text:span></text:span> Información adicional que puede incluir campos como la identificación del emisor del certificado, restricciones de uso de la clave, direcciones de correo electrónico, entre otros.</text:p>
        </text:list-item>
        <text:list-item>
          <text:p text:style-name="P105"><text:span text:style-name="Strong_20_Emphasis"><text:span text:style-name="T1">Firma Digital:</text:span></text:span> La firma digital generada por la autoridad de certificación para garantizar la autenticidad e integridad del certificado.</text:p>
        </text:list-item>
      </text:list>
      <text:h text:style-name="P1" text:outline-level="3">Ejemplo de Estructura (Simplificado):</text:h>
      <text:p text:style-name="P26">plaintextCopy code</text:p>
      <text:p text:style-name="P3"><text:span text:style-name="Source_20_Text"><text:span text:style-name="T1">Certificate:</text:span></text:span></text:p>
      <text:p text:style-name="P31"><text:span text:style-name="Source_20_Text"><text:span text:style-name="T1"><text:s text:c="4"/>Data:</text:span></text:span></text:p>
      <text:p text:style-name="P31"><text:span text:style-name="Source_20_Text"><text:span text:style-name="T1"><text:s text:c="8"/>Version: 3 (0x2)</text:span></text:span></text:p>
      <text:p text:style-name="P31"><text:span text:style-name="Source_20_Text"><text:span text:style-name="T1"><text:s text:c="8"/>Serial Number: 12345 (0x3039)</text:span></text:span></text:p>
      <text:p text:style-name="P31"><text:span text:style-name="Source_20_Text"><text:span text:style-name="T1"><text:s text:c="4"/>Signature Algorithm: sha256WithRSAEncryption</text:span></text:span></text:p>
      <text:p text:style-name="P31"><text:span text:style-name="Source_20_Text"><text:span text:style-name="T1"><text:s text:c="4"/>Issuer: C=US, O=Example CA, CN=Example CA Root</text:span></text:span></text:p>
      <text:p text:style-name="P31"><text:span text:style-name="Source_20_Text"><text:span text:style-name="T1"><text:s text:c="4"/>Validity</text:span></text:span></text:p>
      <text:p text:style-name="P31"><text:span text:style-name="Source_20_Text"><text:span text:style-name="T1"><text:s text:c="8"/>Not Before: Nov 1 12:00:00 2022 GMT</text:span></text:span></text:p>
      <text:p text:style-name="P31"><text:span text:style-name="Source_20_Text"><text:span text:style-name="T1"><text:s text:c="8"/>Not After : Nov 1 12:00:00 2023 GMT</text:span></text:span></text:p>
      <text:p text:style-name="P31"><text:span text:style-name="Source_20_Text"><text:span text:style-name="T1"><text:s text:c="4"/>Subject: C=US, O=Example Organization, CN=www.example.com</text:span></text:span></text:p>
      <text:p text:style-name="P31"><text:soft-page-break/><text:span text:style-name="Source_20_Text"><text:span text:style-name="T1"><text:s text:c="4"/>Subject Public Key Info:</text:span></text:span></text:p>
      <text:p text:style-name="P31"><text:span text:style-name="Source_20_Text"><text:span text:style-name="T1"><text:s text:c="8"/>Public Key Algorithm: rsaEncryption</text:span></text:span></text:p>
      <text:p text:style-name="P31"><text:span text:style-name="Source_20_Text"><text:span text:style-name="T1"><text:s text:c="12"/>Public-Key: (2048 bit)</text:span></text:span></text:p>
      <text:p text:style-name="P31"><text:span text:style-name="Source_20_Text"><text:span text:style-name="T1"><text:s text:c="4"/>X509v3 extensions:</text:span></text:span></text:p>
      <text:p text:style-name="P31"><text:span text:style-name="Source_20_Text"><text:span text:style-name="T1"><text:s text:c="8"/>X509v3 Key Usage: Digital Signature, Key Encipherment</text:span></text:span></text:p>
      <text:p text:style-name="P31"><text:span text:style-name="Source_20_Text"><text:span text:style-name="T1"><text:s text:c="8"/>X509v3 Extended Key Usage: TLS Web Server Authentication, TLS Web Client Authentication</text:span></text:span></text:p>
      <text:p text:style-name="P31"><text:span text:style-name="Source_20_Text"><text:span text:style-name="T1"><text:s text:c="8"/>X509v3 Basic Constraints: critical</text:span></text:span></text:p>
      <text:p text:style-name="P31"><text:span text:style-name="Source_20_Text"><text:span text:style-name="T1"><text:s text:c="12"/>CA:FALSE</text:span></text:span></text:p>
      <text:p text:style-name="P31"><text:span text:style-name="Source_20_Text"><text:span text:style-name="T1"><text:s text:c="8"/>X509v3 Subject Key Identifier:</text:span></text:span></text:p>
      <text:p text:style-name="P31"><text:span text:style-name="Source_20_Text"><text:span text:style-name="T1"><text:s text:c="12"/>3D:AE:21:0F:1E:13:6B:3C:25:95:00:AA:BB:CC:DD:EE:FF:00:11:22</text:span></text:span></text:p>
      <text:p text:style-name="P31"><text:span text:style-name="Source_20_Text"><text:span text:style-name="T1"><text:s text:c="8"/>X509v3 Authority Key Identifier:</text:span></text:span></text:p>
      <text:p text:style-name="P31"><text:span text:style-name="Source_20_Text"><text:span text:style-name="T1"><text:s text:c="12"/>keyid:3D:AE:21:0F:1E:13:6B:3C:25:95:00:AA:BB:CC:DD:EE:FF:00:11:22</text:span></text:span></text:p>
      <text:p text:style-name="P31"><text:span text:style-name="Source_20_Text"><text:span text:style-name="T1"><text:s text:c="4"/>Signature Algorithm: sha256WithRSAEncryption</text:span></text:span></text:p>
      <text:p text:style-name="P31"><text:span text:style-name="Source_20_Text"><text:span text:style-name="T1"><text:s text:c="8"/>18:42:9E:4F:67:E3:D2:6A:3B:47:B3:65:F4:05:6A:1E:3A:1E:</text:span></text:span></text:p>
      <text:p text:style-name="P30"><text:span text:style-name="Source_20_Text"><text:span text:style-name="T1"><text:s text:c="8"/>...</text:span></text:span></text:p>
      <text:p text:style-name="P4">Esto es un ejemplo simplificado, y la información específica puede variar según el certificado. Los campos como <text:span text:style-name="Source_20_Text"><text:span text:style-name="T1">C</text:span></text:span>, <text:span text:style-name="Source_20_Text"><text:span text:style-name="T1">O</text:span></text:span>, <text:span text:style-name="Source_20_Text"><text:span text:style-name="T1">CN</text:span></text:span>, etc., se refieren a la información de país, organización, nombre común, etc. La firma digital se utiliza para verificar que el certificado no ha sido alterado y proviene de la entidad emisora indicada.</text:p>
      <text:p text:style-name="P33"><text:s/><text:span text:style-name="T6">Formatos</text:span></text:p>
      <text:p text:style-name="P13"><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36">Característica</text:p>
            </table:table-cell>
            <table:table-cell table:style-name="Tabla4.A1" office:value-type="string">
              <text:p text:style-name="P36">Formato DER</text:p>
            </table:table-cell>
            <table:table-cell table:style-name="Tabla4.C1" office:value-type="string">
              <text:p text:style-name="P36">Formato PEM</text:p>
            </table:table-cell>
          </table:table-row>
        </table:table-header-rows>
        <table:table-row>
          <table:table-cell table:style-name="Tabla4.A2" office:value-type="string">
            <text:p text:style-name="P35"><text:span text:style-name="Strong_20_Emphasis"><text:span text:style-name="T1">Codificación</text:span></text:span></text:p>
          </table:table-cell>
          <table:table-cell table:style-name="Tabla4.A2" office:value-type="string">
            <text:p text:style-name="P35">Binaria</text:p>
          </table:table-cell>
          <table:table-cell table:style-name="Tabla4.C2" office:value-type="string">
            <text:p text:style-name="P35">ASCII/Base64</text:p>
          </table:table-cell>
        </table:table-row>
        <table:table-row>
          <table:table-cell table:style-name="Tabla4.A2" office:value-type="string">
            <text:p text:style-name="P35"><text:span text:style-name="Strong_20_Emphasis"><text:span text:style-name="T1">Extensión de Archivo</text:span></text:span></text:p>
          </table:table-cell>
          <table:table-cell table:style-name="Tabla4.A2" office:value-type="string">
            <text:p text:style-name="P35"><text:span text:style-name="Source_20_Text"><text:span text:style-name="T1">.der</text:span></text:span>, <text:span text:style-name="Source_20_Text"><text:span text:style-name="T1">.cer</text:span></text:span>, <text:span text:style-name="Source_20_Text"><text:span text:style-name="T1">.crt</text:span></text:span></text:p>
          </table:table-cell>
          <table:table-cell table:style-name="Tabla4.C2" office:value-type="string">
            <text:p text:style-name="P35"><text:span text:style-name="Source_20_Text"><text:span text:style-name="T1">.pem</text:span></text:span>, <text:span text:style-name="Source_20_Text"><text:span text:style-name="T1">.crt</text:span></text:span>, <text:span text:style-name="Source_20_Text"><text:span text:style-name="T1">.cer</text:span></text:span></text:p>
          </table:table-cell>
        </table:table-row>
        <table:table-row>
          <table:table-cell table:style-name="Tabla4.A2" office:value-type="string">
            <text:p text:style-name="P35"><text:span text:style-name="Strong_20_Emphasis"><text:span text:style-name="T1">Visibilidad del Contenido</text:span></text:span></text:p>
          </table:table-cell>
          <table:table-cell table:style-name="Tabla4.A2" office:value-type="string">
            <text:p text:style-name="P35">No legible para humanos</text:p>
          </table:table-cell>
          <table:table-cell table:style-name="Tabla4.C2" office:value-type="string">
            <text:p text:style-name="P35">Legible para humanos, inicio y fin claramente definidos</text:p>
          </table:table-cell>
        </table:table-row>
        <table:table-row>
          <table:table-cell table:style-name="Tabla4.A2" office:value-type="string">
            <text:p text:style-name="P35"><text:span text:style-name="Strong_20_Emphasis"><text:span text:style-name="T1">Encabezado y Pie de Archivo</text:span></text:span></text:p>
          </table:table-cell>
          <table:table-cell table:style-name="Tabla4.A2" office:value-type="string">
            <text:p text:style-name="P35">No tiene encabezado o pie de archivo específicos</text:p>
          </table:table-cell>
          <table:table-cell table:style-name="Tabla4.C2" office:value-type="string">
            <text:p text:style-name="P35">Incluye encabezado (-----BEGIN CERTIFICATE-----) y pie (-----END CERTIFICATE-----)</text:p>
          </table:table-cell>
        </table:table-row>
        <table:table-row>
          <table:table-cell table:style-name="Tabla4.A2" office:value-type="string">
            <text:p text:style-name="P35"><text:span text:style-name="Strong_20_Emphasis"><text:span text:style-name="T1">Algoritmo de Codificación Base64</text:span></text:span></text:p>
          </table:table-cell>
          <table:table-cell table:style-name="Tabla4.A2" office:value-type="string">
            <text:p text:style-name="P35">No utiliza Base64</text:p>
          </table:table-cell>
          <table:table-cell table:style-name="Tabla4.C2" office:value-type="string">
            <text:p text:style-name="P35">Utiliza Base64 para codificar la versión binaria</text:p>
          </table:table-cell>
        </table:table-row>
        <table:table-row>
          <table:table-cell table:style-name="Tabla4.A2" office:value-type="string">
            <text:p text:style-name="P35"><text:span text:style-name="Strong_20_Emphasis"><text:span text:style-name="T1">Ejemplo de Contenido</text:span></text:span></text:p>
          </table:table-cell>
          <table:table-cell table:style-name="Tabla4.A2" office:value-type="string">
            <text:p text:style-name="P35">Binario difícil de mostrar como ejemplo</text:p>
          </table:table-cell>
          <table:table-cell table:style-name="Tabla4.C2" office:value-type="string">
            <text:p text:style-name="P35">Base64 legible por humanos (encabezado y pie incluidos)</text:p>
          </table:table-cell>
        </table:table-row>
        <table:table-row>
          <table:table-cell table:style-name="Tabla4.A2" office:value-type="string">
            <text:p text:style-name="P35"><text:span text:style-name="Strong_20_Emphasis"><text:span text:style-name="T1">Uso Común</text:span></text:span></text:p>
          </table:table-cell>
          <table:table-cell table:style-name="Tabla4.A2" office:value-type="string">
            <text:p text:style-name="P35">Almacenamiento y transmisión binaria segura</text:p>
          </table:table-cell>
          <table:table-cell table:style-name="Tabla4.C2" office:value-type="string">
            <text:p text:style-name="P35">Utilizado en sistemas y aplicaciones que requieren texto legible, como HTTP/SMTP</text:p>
          </table:table-cell>
        </table:table-row>
        <table:table-row>
          <table:table-cell table:style-name="Tabla4.A2" office:value-type="string">
            <text:p text:style-name="P35"><text:span text:style-name="Strong_20_Emphasis"><text:span text:style-name="T1">Ejemplo de Conversión</text:span></text:span></text:p>
          </table:table-cell>
          <table:table-cell table:style-name="Tabla4.A2" office:value-type="string">
            <text:p text:style-name="P35"><text:span text:style-name="Source_20_Text"><text:span text:style-name="T1">openssl x509 -outform der -in cert.pem -out cert.der</text:span></text:span></text:p>
          </table:table-cell>
          <table:table-cell table:style-name="Tabla4.C2" office:value-type="string">
            <text:p text:style-name="P35"><text:span text:style-name="Source_20_Text"><text:span text:style-name="T1">openssl x509 -inform der -outform pem -in cert.der -out cert.pem</text:span></text:span></text:p>
          </table:table-cell>
        </table:table-row>
      </table:table>
      <text:p text:style-name="P37"><text:span text:style-name="Strong_20_Emphasis"><text:span text:style-name="T1">Notas:</text:span></text:span></text:p>
      <text:list text:style-name="L21">
        <text:list-item>
          <text:p text:style-name="P106"><text:soft-page-break/>Ambos formatos representan la misma información del certificado, pero la codificación y el formato del archivo son diferentes.</text:p>
        </text:list-item>
        <text:list-item>
          <text:p text:style-name="P106">PEM utiliza codificación Base64 para representar datos binarios y añade encabezados y pies legibles por humanos.</text:p>
        </text:list-item>
        <text:list-item>
          <text:p text:style-name="P107">DER es más eficiente en términos de espacio, ya que no incluye la sobrecarga adicional de la codificación Base64 y los encabezados/pies legibles por humanos.</text:p>
        </text:list-item>
      </text:list>
      <text:p text:style-name="P13"/>
      <text:p text:style-name="P25">Certificado autofirmado</text:p>
      <text:h text:style-name="P24" text:outline-level="3">Ejercicio: Generación de Clave Privada, CSR y Autofirmado</text:h>
      <text:h text:style-name="P2" text:outline-level="4">Paso 1: Generación de la Clave Privada</text:h>
      <text:p text:style-name="P4">1.1. <text:span text:style-name="Strong_20_Emphasis"><text:span text:style-name="T1">Genera la Clave Privada (ejemplo de 2048 bits):</text:span></text:span></text:p>
      <text:p text:style-name="P26"/>
      <text:p text:style-name="P5"><text:span text:style-name="Source_20_Text"><text:span text:style-name="T1">openssl genpkey -algorithm RSA -out private_key.pem -aes256</text:span></text:span></text:p>
      <text:h text:style-name="P2" text:outline-level="4">Paso 2: Creación de la Petición de Certificado (CSR)</text:h>
      <text:p text:style-name="P4">2.1. <text:span text:style-name="Strong_20_Emphasis"><text:span text:style-name="T1">Genera la Petición de Certificado (CSR):</text:span></text:span></text:p>
      <text:p text:style-name="P26"/>
      <text:p text:style-name="P32"><text:span text:style-name="Source_20_Text"><text:span text:style-name="T1">openssl req -new -key private_key.pem -out csr.pe</text:span></text:span><text:span text:style-name="Source_20_Text"><text:span text:style-name="T7">m</text:span></text:span></text:p>
      <text:p text:style-name="P32"><text:span text:style-name="Source_20_Text"><text:span text:style-name="T1">openssl asn1parse -in csr.pem</text:span></text:span></text:p>
      <text:p text:style-name="P4">Durante la ejecución de este comando, se te pedirá información como el país, la provincia, la ciudad, etc. Rellena estos campos según tus preferencias.</text:p>
      <text:h text:style-name="P2" text:outline-level="4">Paso 3: Autofirmado del Certificado</text:h>
      <text:p text:style-name="P4">3.1. <text:span text:style-name="Strong_20_Emphasis"><text:span text:style-name="T1">Autofirma el Certificado utilizando la Clave Privada:</text:span></text:span></text:p>
      <text:p text:style-name="P26"/>
      <text:p text:style-name="P32"><text:span text:style-name="Source_20_Text"><text:span text:style-name="T1">openssl x509 -req -in csr.pem -signkey private_key.pem -out certificate.pem</text:span></text:span></text:p>
      <text:h text:style-name="P2" text:outline-level="4">Comando Único para Todo el Proceso</text:h>
      <text:p text:style-name="P4">Puedes realizar todo el proceso en un solo comando utilizando subprocesos en la línea de comandos. Aquí hay un ejemplo:</text:p>
      <text:p text:style-name="P26"/>
      <text:p text:style-name="P5"><text:span text:style-name="Source_20_Text"><text:span text:style-name="T1">openssl genpkey -algorithm RSA -out private_key.pem -aes256 &amp;&amp; openssl req -new -key private_key.pem -out csr.pem &amp;&amp; openssl x509 -req -in csr.pem -signkey private_key.pem -out certificate.pem</text:span></text:span></text:p>
      <text:p text:style-name="P4">Este comando generará la clave privada, la petición de certificado, y autofirmará el certificado en un solo paso.</text:p>
      <text:p text:style-name="P4"/>
      <text:p text:style-name="P26"/>
      <text:p text:style-name="P5"><text:span text:style-name="Source_20_Text"><text:span text:style-name="T1">openssl req -x509 -newkey rsa:4096 -keyout clave-privada.pem -out certificado-autofirmado.pem -days 365</text:span></text:span></text:p>
      <text:p text:style-name="P27">Este comando realiza lo siguiente:</text:p>
      <text:list text:style-name="L22">
        <text:list-item>
          <text:p text:style-name="P108"><text:span text:style-name="Source_20_Text"><text:span text:style-name="T1">req</text:span></text:span><text:span text:style-name="T1">: Es el comando de OpenSSL para gestionar solicitudes y certificados.</text:span></text:p>
        </text:list-item>
        <text:list-item>
          <text:p text:style-name="P108"><text:span text:style-name="Source_20_Text"><text:span text:style-name="T1">-x509</text:span></text:span><text:span text:style-name="T1">: Indica que se debe generar un certificado autofirmado en lugar de una solicitud de certificado.</text:span></text:p>
        </text:list-item>
        <text:list-item>
          <text:p text:style-name="P108"><text:soft-page-break/><text:span text:style-name="Source_20_Text"><text:span text:style-name="T1">-newkey rsa:4096</text:span></text:span><text:span text:style-name="T1">: Genera una nueva clave privada RSA de 4096 bits.</text:span></text:p>
        </text:list-item>
        <text:list-item>
          <text:p text:style-name="P108"><text:span text:style-name="Source_20_Text"><text:span text:style-name="T1">-keyout clave-privada.pem</text:span></text:span><text:span text:style-name="T1">: Especifica el nombre del archivo de salida para la clave privada.</text:span></text:p>
        </text:list-item>
        <text:list-item>
          <text:p text:style-name="P108"><text:span text:style-name="Source_20_Text"><text:span text:style-name="T1">-out certificado-autofirmado.pem</text:span></text:span><text:span text:style-name="T1">: Especifica el nombre del archivo de salida para el certificado autofirmado.</text:span></text:p>
        </text:list-item>
        <text:list-item>
          <text:p text:style-name="P109"><text:span text:style-name="Source_20_Text"><text:span text:style-name="T1">-days 365</text:span></text:span><text:span text:style-name="T1">: Establece la validez del certificado en días (puedes ajustar el número según tus necesidades).</text:span></text:p>
        </text:list-item>
      </text:list>
      <text:p text:style-name="P27">Durante la ejecución del comando, se te solicitarán algunos datos adicionales para la generación del certificado, como el país, la provincia, la ciudad, etc. Puedes proporcionar la información que desees o simplemente presionar "Enter" para aceptar los valores predeterminados.</text:p>
      <text:p text:style-name="P4"><text:span text:style-name="T1">Al finalizar, tendrás un certificado autofirmado (</text:span><text:span text:style-name="Source_20_Text"><text:span text:style-name="T1">certificado-autofirmado.pem</text:span></text:span><text:span text:style-name="T1">) y su clave privada (</text:span><text:span text:style-name="Source_20_Text"><text:span text:style-name="T1">clave-privada.pem</text:span></text:span><text:span text:style-name="T1">) en el directorio actual. Ten en cuenta que los certificados autofirmados son útiles para entornos de desarrollo o pruebas, pero en producción, generalmente, se utiliza un certificado emitido por una autoridad de certificación confiable.</text:span></text:p>
      <text:p text:style-name="P29"/>
      <text:p text:style-name="P4"/>
      <text:p text:style-name="P4"><text:span text:style-name="Strong_20_Emphasis"><text:span text:style-name="T1">Notas:</text:span></text:span></text:p>
      <text:list text:style-name="L23">
        <text:list-item>
          <text:p text:style-name="P110">El ejemplo utiliza cifrado AES-256 para la clave privada para mayor seguridad.</text:p>
        </text:list-item>
        <text:list-item>
          <text:p text:style-name="P110">Asegúrate de proteger la clave privada y certificado generados, ya que son sensibles.</text:p>
        </text:list-item>
        <text:list-item>
          <text:p text:style-name="P111">Puedes ajustar la longitud de la clave y otros parámetros según tus necesidades de seguridad.</text:p>
        </text:list-item>
      </text:list>
      <text:p text:style-name="Text_20_body"><text:line-break/></text:p>
      <text:p text:style-name="P47">Uso del certificado autofirmado.</text:p>
      <text:p text:style-name="P48">ejercicio en el que se encripta con <text:span text:style-name="Source_20_Text"><text:span text:style-name="T1">openssl smime</text:span></text:span> un archivo llamado <text:span text:style-name="Source_20_Text"><text:span text:style-name="T1">original.txt</text:span></text:span> utilizando un certificado autofirmado (<text:span text:style-name="Source_20_Text"><text:span text:style-name="T1">certificado-autofirmado.pem</text:span></text:span>), y luego se describe el procedimiento para desencriptarlo:</text:p>
      <text:h text:style-name="P1" text:outline-level="3">Encriptar el Archivo:</text:h>
      <text:p text:style-name="P26"/>
      <text:p text:style-name="P3"><text:span text:style-name="Source_20_Text"><text:span text:style-name="T1"># Encriptar el archivo original.txt con openssl smime y la clave del certificado autofirmado</text:span></text:span></text:p>
      <text:p text:style-name="P5"><text:span text:style-name="Source_20_Text"><text:span text:style-name="T1">openssl smime -encrypt -binary -aes-256-cbc -in original.txt -out original.txt.smime -outform DER certificado-autofirmado.pem</text:span></text:span></text:p>
      <text:p text:style-name="P4">Este comando realiza lo siguiente:</text:p>
      <text:list text:style-name="L24">
        <text:list-item>
          <text:p text:style-name="P112"><text:span text:style-name="Source_20_Text"><text:span text:style-name="T1">smime</text:span></text:span>: Comando de OpenSSL para manipular mensajes S/MIME.</text:p>
        </text:list-item>
        <text:list-item>
          <text:p text:style-name="P112"><text:span text:style-name="Source_20_Text"><text:span text:style-name="T1">-encrypt</text:span></text:span>: Indica que se debe realizar un proceso de encriptación.</text:p>
        </text:list-item>
        <text:list-item>
          <text:p text:style-name="P112"><text:span text:style-name="Source_20_Text"><text:span text:style-name="T1">-binary</text:span></text:span>: Indica que la entrada y la salida deben ser tratadas como datos binarios.</text:p>
        </text:list-item>
        <text:list-item>
          <text:p text:style-name="P112"><text:span text:style-name="Source_20_Text"><text:span text:style-name="T1">-aes-256-cbc</text:span></text:span>: Selecciona el algoritmo de cifrado AES-256-CBC.</text:p>
        </text:list-item>
        <text:list-item>
          <text:p text:style-name="P112"><text:span text:style-name="Source_20_Text"><text:span text:style-name="T1">-in original.txt</text:span></text:span>: Especifica el archivo de entrada.</text:p>
        </text:list-item>
        <text:list-item>
          <text:p text:style-name="P112"><text:span text:style-name="Source_20_Text"><text:span text:style-name="T1">-out original.txt.smime</text:span></text:span>: Especifica el archivo de salida en formato DER.</text:p>
        </text:list-item>
        <text:list-item>
          <text:p text:style-name="P112"><text:span text:style-name="Source_20_Text"><text:span text:style-name="T1">-outform DER</text:span></text:span>: Indica el formato de salida como DER.</text:p>
        </text:list-item>
        <text:list-item>
          <text:p text:style-name="P113"><text:span text:style-name="Source_20_Text"><text:span text:style-name="T1">certificado-autofirmado.pem</text:span></text:span>: Especifica el certificado público del destinatario para la encriptación.</text:p>
        </text:list-item>
      </text:list>
      <text:h text:style-name="P1" text:outline-level="3">Desencriptar el Archivo:</text:h>
      <text:p text:style-name="P26"/>
      <text:p text:style-name="P3"><text:span text:style-name="Source_20_Text"><text:span text:style-name="T1"># Desencriptar el archivo original.txt.smime con openssl smime y la clave privada del certificado autofirmado</text:span></text:span></text:p>
      <text:p text:style-name="P5"><text:span text:style-name="Source_20_Text"><text:span text:style-name="T1">openssl smime -decrypt -binary -aes-256-cbc -in original.txt.smime -inform DER -out desencriptado.txt -inkey clave-privada.pem</text:span></text:span></text:p>
      <text:p text:style-name="P4">Este comando realiza lo siguiente:</text:p>
      <text:list text:style-name="L25">
        <text:list-item>
          <text:p text:style-name="P114"><text:span text:style-name="Source_20_Text"><text:span text:style-name="T1">-decrypt</text:span></text:span>: Indica que se debe realizar un proceso de desencriptación.</text:p>
        </text:list-item>
        <text:list-item>
          <text:p text:style-name="P114"><text:span text:style-name="Source_20_Text"><text:span text:style-name="T1">-binary</text:span></text:span>: Indica que la entrada y la salida deben ser tratadas como datos binarios.</text:p>
        </text:list-item>
        <text:list-item>
          <text:p text:style-name="P114"><text:span text:style-name="Source_20_Text"><text:span text:style-name="T1">-aes-256-cbc</text:span></text:span>: Selecciona el algoritmo de cifrado AES-256-CBC (debe coincidir con el utilizado en la encriptación).</text:p>
        </text:list-item>
        <text:list-item>
          <text:p text:style-name="P114"><text:span text:style-name="Source_20_Text"><text:span text:style-name="T1">-in original.txt.smime</text:span></text:span>: Especifica el archivo de entrada en formato DER.</text:p>
        </text:list-item>
        <text:list-item>
          <text:p text:style-name="P114"><text:span text:style-name="Source_20_Text"><text:span text:style-name="T1">-inform DER</text:span></text:span>: Indica el formato de entrada como DER.</text:p>
        </text:list-item>
        <text:list-item>
          <text:p text:style-name="P114"><text:span text:style-name="Source_20_Text"><text:span text:style-name="T1">-out desencriptado.txt</text:span></text:span>: Especifica el archivo de salida desencriptado.</text:p>
        </text:list-item>
        <text:list-item>
          <text:p text:style-name="P115"><text:span text:style-name="Source_20_Text"><text:span text:style-name="T1">-inkey certificado-autofirmado.pem</text:span></text:span>: Especifica la clave privada del certificado autofirmado para la desencriptación.</text:p>
        </text:list-item>
      </text:list>
      <text:p text:style-name="P4"><text:soft-page-break/>Este ejercicio utiliza S/MIME para encriptar y desencriptar el archivo <text:span text:style-name="Source_20_Text"><text:span text:style-name="T1">original.txt</text:span></text:span>. Asegúrate de tener el certificado autofirmado (<text:span text:style-name="Source_20_Text"><text:span text:style-name="T1">certificado-autofirmado.pem</text:span></text:span>) y el archivo original (<text:span text:style-name="Source_20_Text"><text:span text:style-name="T1">original.txt</text:span></text:span>) en el directorio adecuado antes de ejecutar los comandos.</text:p>
      <text:p text:style-name="P48"/>
      <text:p text:style-name="P49">Firma de ficheros</text:p>
      <text:p text:style-name="P50"><text:span text:style-name="T1">ejercicio que incluye la generación del par de claves (pública y privada), la firma del archivo </text:span><text:span text:style-name="Source_20_Text"><text:span text:style-name="T1">original.txt</text:span></text:span><text:span text:style-name="T1"> y la verificación de la firma:</text:span></text:p>
      <text:p text:style-name="P26"/>
      <text:p text:style-name="P3"><text:span text:style-name="Source_20_Text"><text:span text:style-name="T1"># Generar el par de claves (pública y privada) y firmar el archivo original.txt</text:span></text:span></text:p>
      <text:p text:style-name="P31"><text:span text:style-name="Source_20_Text"><text:span text:style-name="T1">openssl genpkey -algorithm RSA -out clave-privada.pem</text:span></text:span></text:p>
      <text:p text:style-name="P31"><text:span text:style-name="Source_20_Text"><text:span text:style-name="T1">openssl pkey -pubout -out clave-publica.pem &lt; clave-privada.pem</text:span></text:span></text:p>
      <text:p text:style-name="P31"><text:span text:style-name="Source_20_Text"><text:span text:style-name="T1">openssl dgst -sha256 -sign clave-privada.pem -out original.txt.firma original.txt</text:span></text:span></text:p>
      <text:p text:style-name="P31"/>
      <text:p text:style-name="P3"><text:span text:style-name="Source_20_Text"><text:span text:style-name="T1"># Verificar la firma con la clave pública</text:span></text:span></text:p>
      <text:p text:style-name="P30"><text:span text:style-name="Source_20_Text"><text:span text:style-name="T1">openssl dgst -sha256 -verify clave-publica.pem -signature original.txt.firma original.txt</text:span></text:span></text:p>
      <text:p text:style-name="P27">Este conjunto de comandos realiza lo siguiente:</text:p>
      <text:list text:style-name="L26">
        <text:list-item>
          <text:p text:style-name="P116"><text:span text:style-name="Source_20_Text"><text:span text:style-name="T1">genpkey -algorithm RSA -out clave-privada.pem</text:span></text:span><text:span text:style-name="T1">: Genera una clave privada RSA y la guarda en </text:span><text:span text:style-name="Source_20_Text"><text:span text:style-name="T1">clave-privada.pem</text:span></text:span><text:span text:style-name="T1">.</text:span></text:p>
        </text:list-item>
        <text:list-item>
          <text:p text:style-name="P116"><text:span text:style-name="Source_20_Text"><text:span text:style-name="T1">pkey -pubout -out clave-publica.pem &lt; clave-privada.pem</text:span></text:span><text:span text:style-name="T1">: Extrae la clave pública desde la clave privada y la guarda en </text:span><text:span text:style-name="Source_20_Text"><text:span text:style-name="T1">clave-publica.pem</text:span></text:span><text:span text:style-name="T1">.</text:span></text:p>
        </text:list-item>
        <text:list-item>
          <text:p text:style-name="P116"><text:span text:style-name="Source_20_Text"><text:span text:style-name="T1">dgst -sha256 -sign clave-privada.pem -out original.txt.firma original.txt</text:span></text:span><text:span text:style-name="T1">: Firma el archivo </text:span><text:span text:style-name="Source_20_Text"><text:span text:style-name="T1">original.txt</text:span></text:span><text:span text:style-name="T1"> con la clave privada y guarda la firma en </text:span><text:span text:style-name="Source_20_Text"><text:span text:style-name="T1">original.txt.firma</text:span></text:span><text:span text:style-name="T1">.</text:span></text:p>
        </text:list-item>
        <text:list-item>
          <text:p text:style-name="P117"><text:span text:style-name="Source_20_Text"><text:span text:style-name="T1">dgst -sha256 -verify clave-publica.pem -signature original.txt.firma original.txt</text:span></text:span><text:span text:style-name="T1">: Verifica la firma del archivo </text:span><text:span text:style-name="Source_20_Text"><text:span text:style-name="T1">original.txt</text:span></text:span><text:span text:style-name="T1"> utilizando la clave pública.</text:span></text:p>
        </text:list-item>
      </text:list>
      <text:p text:style-name="P27">Asegúrate de tener los comandos y archivos en el mismo directorio antes de ejecutarlos. Este ejercicio utiliza el algoritmo de firma digital SHA-256. Como se mencionó anteriormente, en un entorno de producción, es recomendable utilizar algoritmos de firma más fuertes y seguros.</text:p>
      <text:p text:style-name="P29"/>
      <text:p text:style-name="P50"/>
      <text:p text:style-name="P34"><text:span text:style-name="T2">AUTORIDAD DE CERTIFICACIÓN<text:line-break/><text:line-break/></text:span>Una Autoridad de Certificación (CA, por sus siglas en inglés) es una entidad confiable responsable de emitir, revocar y gestionar certificados digitales. Su función principal es verificar la identidad de las partes que solicitan certificados y garantizar la integridad y autenticidad de la información contenida en esos certificados. La jerarquía de certificados se refiere a la estructura en capas de certificados digitales gestionados por diferentes entidades en una cadena de confianza.</text:p>
      <text:h text:style-name="P1" text:outline-level="3">Jerarquía de Certificados:</text:h>
      <text:list text:style-name="L27">
        <text:list-item>
          <text:p text:style-name="P118"><text:span text:style-name="Strong_20_Emphasis"><text:span text:style-name="T1">Certificado Raíz (Root Certificate):</text:span></text:span> Este es el certificado principal de una CA. Suele ser auto-firmado y actúa como el punto de inicio de la cadena de confianza. La clave pública del certificado raíz se utiliza para verificar las firmas de otros certificados.</text:p>
        </text:list-item>
        <text:list-item>
          <text:p text:style-name="P118"><text:span text:style-name="Strong_20_Emphasis"><text:span text:style-name="T1">Certificados Intermedios (Intermediate Certificates):</text:span></text:span> Estos certificados son emitidos por la CA raíz y, a su vez, pueden ser utilizados para emitir certificados para otras entidades o actuar como certificados de confianza intermedios. Los certificados intermedios están firmados por la clave privada de la CA raíz.</text:p>
        </text:list-item>
        <text:list-item>
          <text:p text:style-name="P118"><text:span text:style-name="Strong_20_Emphasis"><text:span text:style-name="T1">Certificados Finales (End-entity Certificates):</text:span></text:span> Estos son los certificados emitidos para usuarios finales, servidores, dispositivos, etc. Están firmados por la clave privada de una CA intermedia o, en algunos casos, por la clave privada de la CA raíz directamente.</text:p>
        </text:list-item>
      </text:list>
      <text:h text:style-name="P1" text:outline-level="3">Funcionamiento de la Jerarquía de Certificados:</text:h>
      <text:list text:style-name="L28">
        <text:list-item>
          <text:p text:style-name="P119">Un usuario final o una entidad envía una solicitud de certificado a una CA.</text:p>
        </text:list-item>
        <text:list-item>
          <text:p text:style-name="P119">La CA, después de verificar la identidad de la entidad solicitante, emite un certificado firmado.</text:p>
        </text:list-item>
        <text:list-item>
          <text:p text:style-name="P119">Si la CA emisora es una CA intermedia, su certificado raíz será utilizado para verificar su firma.</text:p>
        </text:list-item>
        <text:list-item>
          <text:p text:style-name="P120">Si la CA emisora es la CA raíz, su certificado raíz es autónomo y no se requiere una CA superior para verificar su firma.</text:p>
        </text:list-item>
      </text:list>
      <text:p text:style-name="P4">La ventaja de esta jerarquía es que se establece una cadena de confianza. Si confías en el certificado raíz, puedes confiar en todos los certificados intermedios y finales firmados por ese certificado raíz.</text:p>
      <text:p text:style-name="P4">Es importante destacar que la seguridad de este modelo depende en gran medida de la seguridad del certificado raíz, ya que un compromiso de la clave privada del certificado raíz comprometería toda la cadena de confianza. Además, la revocación de certificados y la gestión adecuada de claves privadas son aspectos críticos en el funcionamiento de una jerarquía de certificados.</text:p>
      <text:p text:style-name="P9"/>
      <text:p text:style-name="P38">PRACTICA CREAR CA autofirmada</text:p>
      <text:p text:style-name="P40"/>
      <text:p text:style-name="P41">Crear una Autoridad Certificadora (CA) autofirmada con OpenSSL implica seguir varios pasos. A continuación, te proporcionaré una guía paso a paso, junto con los directorios necesarios y su utilidad.</text:p>
      <text:h text:style-name="P1" text:outline-level="3">Paso 1: Crear la Estructura de Directorios</text:h>
      <text:p text:style-name="P4">Crea un directorio para almacenar los archivos relacionados con la Autoridad Certificadora. Por ejemplo:</text:p>
      <text:p text:style-name="P26"/>
      <text:p text:style-name="P3"><text:span text:style-name="Source_20_Text"><text:span text:style-name="T1">mkdir mi_ca</text:span></text:span></text:p>
      <text:p text:style-name="P5"><text:span text:style-name="Source_20_Text"><text:span text:style-name="T1">cd mi_ca</text:span></text:span></text:p>
      <text:p text:style-name="P4">Dentro de este directorio, crearemos subdirectorios para organizar mejor los archivos.</text:p>
      <text:p text:style-name="P26"/>
      <text:p text:style-name="P3"><text:span text:style-name="Source_20_Text"><text:span text:style-name="T1">mkdir certs crl newcerts private</text:span></text:span></text:p>
      <text:p text:style-name="P3"><text:span text:style-name="Source_20_Text"><text:span text:style-name="T1">chmod 700 private</text:span></text:span></text:p>
      <text:p text:style-name="P3"><text:span text:style-name="Source_20_Text"><text:span text:style-name="T1">touch index.txt</text:span></text:span></text:p>
      <text:p text:style-name="P5"><text:span text:style-name="Source_20_Text"><text:span text:style-name="T1">echo 1000 &gt; serial</text:span></text:span></text:p>
      <text:p text:style-name="P4">Estos directorios se utilizan para organizar y almacenar los certificados, la lista de revocación de certificados (CRL), nuevos certificados y claves privadas.</text:p>
      <text:list text:style-name="L29">
        <text:list-item>
          <text:p text:style-name="P121"><text:span text:style-name="Source_20_Text"><text:span text:style-name="T1">certs</text:span></text:span>: Almacena los certificados emitidos.</text:p>
        </text:list-item>
        <text:list-item>
          <text:p text:style-name="P121"><text:span text:style-name="Source_20_Text"><text:span text:style-name="T1">crl</text:span></text:span>: Almacena la Lista de Revocación de Certificados (CRL).</text:p>
        </text:list-item>
        <text:list-item>
          <text:p text:style-name="P121"><text:span text:style-name="Source_20_Text"><text:span text:style-name="T1">newcerts</text:span></text:span>: Almacena nuevos certificados.</text:p>
        </text:list-item>
        <text:list-item>
          <text:p text:style-name="P121"><text:span text:style-name="Source_20_Text"><text:span text:style-name="T1">private</text:span></text:span>: Almacena las claves privadas de la CA.</text:p>
        </text:list-item>
        <text:list-item>
          <text:p text:style-name="P121"><text:span text:style-name="Source_20_Text"><text:span text:style-name="T1">index.txt</text:span></text:span>: Base de datos de certificados emitidos.</text:p>
        </text:list-item>
        <text:list-item>
          <text:p text:style-name="P122"><text:span text:style-name="Source_20_Text"><text:span text:style-name="T1">serial</text:span></text:span>: Número de serie para los certificados.</text:p>
        </text:list-item>
      </text:list>
      <text:h text:style-name="P1" text:outline-level="3">Paso 2: Crear la Clave Privada de la CA</text:h>
      <text:p text:style-name="P26"/>
      <text:p text:style-name="P3"><text:span text:style-name="Source_20_Text"><text:span text:style-name="T1">openssl genpkey -algorithm RSA -aes256 -out private/ca.key.pem</text:span></text:span></text:p>
      <text:p text:style-name="P5"><text:span text:style-name="Source_20_Text"><text:span text:style-name="T1">chmod 400 private/ca.key.pem</text:span></text:span></text:p>
      <text:p text:style-name="P4">Este comando genera una clave privada RSA para la CA y la guarda en el directorio <text:span text:style-name="Source_20_Text"><text:span text:style-name="T1">private</text:span></text:span>. Asegúrate de proteger esta clave privada, ya que es crítica para la seguridad de tu CA.</text:p>
      <text:h text:style-name="P1" text:outline-level="3">Paso 3: Crear el Certificado Autofirmado de la CA</text:h>
      <text:p text:style-name="P26"/>
      <text:p text:style-name="P5"><text:span text:style-name="Source_20_Text"><text:span text:style-name="T1">openssl req -config /</text:span></text:span><text:span text:style-name="Source_20_Text"><text:span text:style-name="T9">etc/pki/tls</text:span></text:span><text:span text:style-name="Source_20_Text"><text:span text:style-name="T1">/openssl.cnf -key private/ca.key.pem -new -x509 -days 3650 -sha256 -extensions v3_ca -out certs/ca.crt.pem</text:span></text:span></text:p>
      <text:p text:style-name="P4">Este comando crea un certificado autofirmado de la CA utilizando la clave privada generada anteriormente.</text:p>
      <text:list text:style-name="L30">
        <text:list-item>
          <text:p text:style-name="P123"><text:soft-page-break/><text:span text:style-name="Source_20_Text"><text:span text:style-name="T1">-config</text:span></text:span>: Especifica la ruta al archivo de configuración de OpenSSL (puede variar según el sistema operativo).</text:p>
        </text:list-item>
        <text:list-item>
          <text:p text:style-name="P123"><text:span text:style-name="Source_20_Text"><text:span text:style-name="T1">-key</text:span></text:span>: Especifica la clave privada de la CA.</text:p>
        </text:list-item>
        <text:list-item>
          <text:p text:style-name="P123"><text:span text:style-name="Source_20_Text"><text:span text:style-name="T1">-new</text:span></text:span>: Genera una nueva solicitud de certificado.</text:p>
        </text:list-item>
        <text:list-item>
          <text:p text:style-name="P123"><text:span text:style-name="Source_20_Text"><text:span text:style-name="T1">-x509</text:span></text:span>: Indica que se trata de un certificado autofirmado.</text:p>
        </text:list-item>
        <text:list-item>
          <text:p text:style-name="P123"><text:span text:style-name="Source_20_Text"><text:span text:style-name="T1">-days</text:span></text:span>: Establece la validez del certificado (en días).</text:p>
        </text:list-item>
        <text:list-item>
          <text:p text:style-name="P123"><text:span text:style-name="Source_20_Text"><text:span text:style-name="T1">-sha256</text:span></text:span>: Utiliza el algoritmo de hash SHA-256.</text:p>
        </text:list-item>
        <text:list-item>
          <text:p text:style-name="P123"><text:span text:style-name="Source_20_Text"><text:span text:style-name="T1">-extensions v3_ca</text:span></text:span>: Indica la extensión de la CA en el certificado.</text:p>
        </text:list-item>
        <text:list-item>
          <text:p text:style-name="P124"><text:span text:style-name="Source_20_Text"><text:span text:style-name="T1">-out</text:span></text:span>: Especifica el archivo de salida del certificado autofirmado.</text:p>
        </text:list-item>
      </text:list>
      <text:h text:style-name="P1" text:outline-level="3">Paso 4: Verificar el Certificado de la CA</text:h>
      <text:p text:style-name="P26"/>
      <text:p text:style-name="P5"><text:span text:style-name="Source_20_Text"><text:span text:style-name="T1">openssl x509 -noout -text -in certs/ca.crt.pem</text:span></text:span></text:p>
      <text:p text:style-name="P4">Este comando muestra la información detallada del certificado de la CA para verificar que se ha creado correctamente.</text:p>
      <text:p text:style-name="P4">Con estos pasos, has creado una Autoridad Certificadora (CA) autofirmada con OpenSSL y configurado la estructura de directorios necesaria. Asegúrate de proteger la clave privada de la CA y realiza copias de seguridad de los archivos críticos para la operación segura de tu CA.</text:p>
      <text:p text:style-name="P40"/>
      <text:p text:style-name="P39">Para utilizar un certificado emitido por tu propia Autoridad Certificadora (CA) con Apache para configurar HTTPS, sigue estos pasos:</text:p>
      <text:h text:style-name="P1" text:outline-level="3">Paso 1: Crear una Solicitud de Certificado (CSR) para el Servidor</text:h>
      <text:p text:style-name="P26">bashCopy code</text:p>
      <text:p text:style-name="P3"><text:span text:style-name="Source_20_Text"><text:span text:style-name="T1"># Generar la clave privada del servidor</text:span></text:span></text:p>
      <text:p text:style-name="P31"><text:span text:style-name="Source_20_Text"><text:span text:style-name="T1">openssl genpkey -algorithm RSA -aes256 -out server.key.pem</text:span></text:span></text:p>
      <text:p text:style-name="P3"><text:span text:style-name="Source_20_Text"><text:span text:style-name="T1">chmod 400 server.key.pem</text:span></text:span></text:p>
      <text:p text:style-name="P31"/>
      <text:p text:style-name="P3"><text:span text:style-name="Source_20_Text"><text:span text:style-name="T1"># Generar la solicitud de certificado (CSR) para el servidor</text:span></text:span></text:p>
      <text:p text:style-name="P30"><text:span text:style-name="Source_20_Text"><text:span text:style-name="T1">openssl req -key server.key.pem -new -sha256 -out server.csr.pem</text:span></text:span></text:p>
      <text:p text:style-name="P4">Durante la ejecución del segundo comando (<text:span text:style-name="Source_20_Text"><text:span text:style-name="T1">openssl req</text:span></text:span>), se te pedirá información, como el nombre del servidor, la organización, etc. Proporciona la información solicitada.</text:p>
      <text:h text:style-name="P1" text:outline-level="3">Paso 2: Firmar el CSR con la CA</text:h>
      <text:p text:style-name="P4">Asumiendo que ya has configurado la CA y la estructura de directorios, firmamos la solicitud de certificado (CSR) con la CA:</text:p>
      <text:p text:style-name="P26">bashCopy code</text:p>
      <text:p text:style-name="P5"><text:span text:style-name="Source_20_Text"><text:span text:style-name="T1">openssl ca -config /ruta/hacia/openssl.cnf -extensions server_cert -days 3650 -notext -md sha256 -in /ruta/al/server.csr.pem -out /ruta/al/server.crt.pem</text:span></text:span></text:p>
      <text:p text:style-name="P4">Asegúrate de que la configuración de OpenSSL (<text:span text:style-name="Source_20_Text"><text:span text:style-name="T1">openssl.cnf</text:span></text:span>) tenga una sección adecuada para las extensiones del certificado del servidor (<text:span text:style-name="Source_20_Text"><text:span text:style-name="T1">server_cert</text:span></text:span>).</text:p>
      <text:h text:style-name="P1" text:outline-level="3">Paso 3: Configurar Apache para Utilizar el Certificado</text:h>
      <text:p text:style-name="P4">Ahora, configura Apache para usar el certificado que acabas de generar. Editas tu archivo de configuración de Apache (por lo general, ubicado en <text:span text:style-name="Source_20_Text"><text:span text:style-name="T1">/etc/apache2/sites-available/default-ssl.conf</text:span></text:span> o similar) y agregas las siguientes líneas:</text:p>
      <text:p text:style-name="P26">apacheCopy code</text:p>
      <text:p text:style-name="P3"><text:span text:style-name="Source_20_Text"><text:span text:style-name="T1">SSLCertificateFile /ruta/al/server.crt.pem</text:span></text:span></text:p>
      <text:p text:style-name="P30"><text:span text:style-name="Source_20_Text"><text:span text:style-name="T1">SSLCertificateKeyFile /ruta/al/server.key.pem</text:span></text:span></text:p>
      <text:p text:style-name="P4">Asegúrate de cambiar <text:span text:style-name="Source_20_Text"><text:span text:style-name="T1">/ruta/al/</text:span></text:span> a la ubicación real de tus archivos de certificado y clave.</text:p>
      <text:h text:style-name="P1" text:outline-level="3">Paso 4: Reiniciar Apache</text:h>
      <text:p text:style-name="P4">Después de realizar estos cambios, reinicia Apache para que tome la nueva configuración:</text:p>
      <text:p text:style-name="P26">bashCopy code</text:p>
      <text:p text:style-name="P3"><text:span text:style-name="Source_20_Text"><text:span text:style-name="T1">sudo service apache2 restart <text:s text:c="2"/># En sistemas basados en Debian/Ubuntu</text:span></text:span></text:p>
      <text:p text:style-name="P5"><text:span text:style-name="Source_20_Text"><text:span text:style-name="T1">sudo systemctl restart apache2 # En sistemas con systemd</text:span></text:span></text:p>
      <text:h text:style-name="P1" text:outline-level="3"><text:soft-page-break/>Notas Importantes:</text:h>
      <text:list text:style-name="L31">
        <text:list-item>
          <text:p text:style-name="P125">Este ejemplo asume que ya tienes configurada la CA y que la clave privada de la CA está protegida adecuadamente.</text:p>
        </text:list-item>
        <text:list-item>
          <text:p text:style-name="P125">Asegúrate de que el certificado del servidor y la clave privada estén protegidos adecuadamente y solo sean accesibles por el usuario que ejecuta Apache.</text:p>
        </text:list-item>
        <text:list-item>
          <text:p text:style-name="P126">Ajusta las rutas de los archivos y otros detalles según tu configuración específica.</text:p>
        </text:list-item>
      </text:list>
      <text:p text:style-name="P4">Con estos pasos, deberías tener un certificado firmado por tu propia CA configurado en tu servidor Apache para habilitar HTTPS.</text:p>
      <text:p text:style-name="P40"/>
      <text:p text:style-name="P10"><text:span text:style-name="Strong_20_Emphasis"><text:span text:style-name="T1">Proyecto Teórico: Configuración y Administración de Servidores de Autoridad de Certificación (CA)</text:span></text:span></text:p>
      <text:p text:style-name="P4"><text:span text:style-name="Strong_20_Emphasis"><text:span text:style-name="T1">Objetivo del Proyecto:</text:span></text:span> Configurar y administrar un servidor de Autoridad de Certificación (CA) para emitir y gestionar certificados digitales en una infraestructura de clave pública (PKI).</text:p>
      <text:p text:style-name="P4"><text:span text:style-name="Strong_20_Emphasis"><text:span text:style-name="T1">Pasos Teóricos:</text:span></text:span></text:p>
      <text:list text:style-name="L32">
        <text:list-item>
          <text:p text:style-name="P127"><text:span text:style-name="Strong_20_Emphasis"><text:span text:style-name="T1">Planificación:</text:span></text:span></text:p>
          <text:list>
            <text:list-item>
              <text:p text:style-name="P128">Identificar los requisitos de certificados para la organización.</text:p>
            </text:list-item>
            <text:list-item>
              <text:p text:style-name="P128">Determinar la jerarquía de certificados (raíz, intermedios, finales).</text:p>
            </text:list-item>
          </text:list>
        </text:list-item>
        <text:list-item>
          <text:p text:style-name="P127"><text:span text:style-name="Strong_20_Emphasis"><text:span text:style-name="T1">Requisitos del Servidor CA:</text:span></text:span></text:p>
          <text:list>
            <text:list-item>
              <text:p text:style-name="P128">Determinar la plataforma del servidor CA (por ejemplo, Windows Server, OpenSSL).</text:p>
            </text:list-item>
            <text:list-item>
              <text:p text:style-name="P128">Establecer los requisitos de hardware y software.</text:p>
            </text:list-item>
          </text:list>
        </text:list-item>
        <text:list-item>
          <text:p text:style-name="P127"><text:span text:style-name="Strong_20_Emphasis"><text:span text:style-name="T1">Jerarquía de Certificados:</text:span></text:span></text:p>
          <text:list>
            <text:list-item>
              <text:p text:style-name="P128">Crear un certificado raíz auto-firmado para la CA raíz.</text:p>
            </text:list-item>
            <text:list-item>
              <text:p text:style-name="P128">Generar certificados intermedios si es necesario.</text:p>
            </text:list-item>
          </text:list>
        </text:list-item>
        <text:list-item>
          <text:p text:style-name="P127"><text:span text:style-name="Strong_20_Emphasis"><text:span text:style-name="T1">Políticas de Certificación:</text:span></text:span></text:p>
          <text:list>
            <text:list-item>
              <text:p text:style-name="P128">Definir políticas de certificación para la emisión de certificados.</text:p>
            </text:list-item>
            <text:list-item>
              <text:p text:style-name="P128">Establecer procedimientos de revocación y renovación.</text:p>
            </text:list-item>
          </text:list>
        </text:list-item>
        <text:list-item>
          <text:p text:style-name="P127"><text:span text:style-name="Strong_20_Emphasis"><text:span text:style-name="T1">Seguridad:</text:span></text:span></text:p>
          <text:list>
            <text:list-item>
              <text:p text:style-name="P128">Implementar medidas de seguridad, como protección de claves privadas y auditoría.</text:p>
            </text:list-item>
            <text:list-item>
              <text:p text:style-name="P128">Configurar el acceso seguro al servidor CA.</text:p>
            </text:list-item>
          </text:list>
        </text:list-item>
        <text:list-item>
          <text:p text:style-name="P127"><text:span text:style-name="Strong_20_Emphasis"><text:span text:style-name="T1">Emisión de Certificados:</text:span></text:span></text:p>
          <text:list>
            <text:list-item>
              <text:p text:style-name="P128">Configurar plantillas de certificados para definir atributos y restricciones.</text:p>
            </text:list-item>
            <text:list-item>
              <text:p text:style-name="P127">Establecer reglas para la emisión automática o manual de certificados.</text:p>
            </text:list-item>
          </text:list>
        </text:list-item>
      </text:list>
      <text:p text:style-name="P4"><text:span text:style-name="Strong_20_Emphasis"><text:span text:style-name="T1">Pasos Prácticos (Ejemplo con OpenSSL):</text:span></text:span></text:p>
      <text:p text:style-name="P4"><text:span text:style-name="Strong_20_Emphasis"><text:span text:style-name="T1">1. Configuración del Certificado Raíz:</text:span></text:span></text:p>
      <text:p text:style-name="P26">mkdir -p /ca/{certs,crl,csr,newcerts,private<text:span text:style-name="T8">} &amp;&amp; cd /ca/certs</text:span></text:p>
      <text:p text:style-name="P3"><text:span text:style-name="Source_20_Text"><text:span text:style-name="T1">openssl genpkey -algorithm RSA -out root-key.</text:span></text:span><text:span text:style-name="Source_20_Text"><text:span text:style-name="T9">priv</text:span></text:span></text:p>
      <text:p text:style-name="P30"><text:span text:style-name="Source_20_Text"><text:span text:style-name="T1">openssl req -new -key root-key.</text:span></text:span><text:span text:style-name="Source_20_Text"><text:span text:style-name="T9">priv</text:span></text:span><text:span text:style-name="Source_20_Text"><text:span text:style-name="T1"> -x509 -out root-cert.</text:span></text:span><text:span text:style-name="Source_20_Text"><text:span text:style-name="T9">crt</text:span></text:span></text:p>
      <text:p text:style-name="P4"><text:span text:style-name="Strong_20_Emphasis"><text:span text:style-name="T1">2. Configuración del Certificado Intermedio:</text:span></text:span></text:p>
      <text:p text:style-name="P26"/>
      <text:p text:style-name="P3"><text:span text:style-name="Source_20_Text"><text:span text:style-name="T1">openssl genpkey -algorithm RSA -out intermediate-key.</text:span></text:span><text:span text:style-name="Source_20_Text"><text:span text:style-name="T9">priv</text:span></text:span></text:p>
      <text:p text:style-name="P31"><text:span text:style-name="Source_20_Text"><text:span text:style-name="T1">openssl req -new -key intermediate-key.</text:span></text:span><text:span text:style-name="Source_20_Text"><text:span text:style-name="T9">priv</text:span></text:span><text:span text:style-name="Source_20_Text"><text:span text:style-name="T1"> -out intermediate-csr.</text:span></text:span><text:span text:style-name="Source_20_Text"><text:span text:style-name="T9">csr</text:span></text:span></text:p>
      <text:p text:style-name="P5"><text:span text:style-name="Source_20_Text"><text:span text:style-name="T1"/></text:span></text:p>
      <text:p text:style-name="P5"><text:soft-page-break/><text:span text:style-name="Source_20_Text"><text:span text:style-name="T1">openssl x509 -req -in intermediate-csr.</text:span></text:span><text:span text:style-name="Source_20_Text"><text:span text:style-name="T9">csr</text:span></text:span><text:span text:style-name="Source_20_Text"><text:span text:style-name="T1"> -CA root-cert.</text:span></text:span><text:span text:style-name="Source_20_Text"><text:span text:style-name="T9">crt</text:span></text:span><text:span text:style-name="Source_20_Text"><text:span text:style-name="T1"> -CAkey root-key.</text:span></text:span><text:span text:style-name="Source_20_Text"><text:span text:style-name="T9">priv</text:span></text:span><text:span text:style-name="Source_20_Text"><text:span text:style-name="T1"> -out intermediate-cert.pem -days 365</text:span></text:span></text:p>
      <text:p text:style-name="P4"><text:span text:style-name="Strong_20_Emphasis"><text:span text:style-name="T1">3. Configuración del Servidor CA:</text:span></text:span></text:p>
      <text:list text:style-name="L33">
        <text:list-item>
          <text:p text:style-name="P129">Configurar el servidor para utilizar el certificado raíz e intermedio.</text:p>
        </text:list-item>
        <text:list-item>
          <text:p text:style-name="P130">Establecer políticas de certificación y configurar la emisión de certificados.</text:p>
        </text:list-item>
      </text:list>
      <text:p text:style-name="P4"><text:span text:style-name="Strong_20_Emphasis"><text:span text:style-name="T1">4. Emisión de Certificados para Usuarios Finales:</text:span></text:span></text:p>
      <text:list text:style-name="L34">
        <text:list-item>
          <text:p text:style-name="P131">Configurar plantillas de certificados para usuarios finales.</text:p>
        </text:list-item>
        <text:list-item>
          <text:p text:style-name="P132">Emitir certificados para usuarios finales según las solicitudes.</text:p>
        </text:list-item>
      </text:list>
      <text:p text:style-name="P4"><text:span text:style-name="Strong_20_Emphasis"><text:span text:style-name="T1">5. Seguridad y Auditoría:</text:span></text:span></text:p>
      <text:list text:style-name="L35">
        <text:list-item>
          <text:p text:style-name="P133">Implementar medidas de seguridad, como el cifrado de claves privadas.</text:p>
        </text:list-item>
        <text:list-item>
          <text:p text:style-name="P134">Configurar la auditoría para realizar un seguimiento de las emisiones y revocaciones.</text:p>
        </text:list-item>
      </text:list>
      <text:p text:style-name="P4"><text:span text:style-name="Strong_20_Emphasis"><text:span text:style-name="T1">6. Pruebas y Mantenimiento:</text:span></text:span></text:p>
      <text:list text:style-name="L36">
        <text:list-item>
          <text:p text:style-name="P135">Realizar pruebas de conexión y autenticación con los certificados emitidos.</text:p>
        </text:list-item>
        <text:list-item>
          <text:p text:style-name="P135">Establecer procedimientos de renovación y revocación de certificados.</text:p>
        </text:list-item>
        <text:list-item>
          <text:p text:style-name="P136">Realizar copias de seguridad regulares de la clave privada del certificado raíz.</text:p>
        </text:list-item>
      </text:list>
      <text:p text:style-name="P4">Este proyecto proporciona una base teórica y práctica para configurar y administrar un servidor de Autoridad de Certificación. Asegúrate de adaptar los pasos según la plataforma específica y los requisitos de tu organización. La documentación detallada de la herramienta o plataforma elegida será esencial para el éxito del proyecto.</text:p>
      <text:p text:style-name="P9"/>
      <text:p text:style-name="P10">Crear una entidad de certificación (CA) implica establecer una infraestructura que permita la emisión y gestión de certificados digitales. El procedimiento puede variar según la plataforma o herramienta que elijas. Aquí te proporciono un procedimiento básico utilizando OpenSSL, que es una herramienta de código abierto ampliamente utilizada para la creación y administración de certificados digitales. Este procedimiento asume que estás creando una CA raíz auto-firmada y, si es necesario, certificados intermedios.</text:p>
      <text:p text:style-name="P4"><text:span text:style-name="Strong_20_Emphasis"><text:span text:style-name="T1">Procedimiento para Crear una Entidad de Certificación con OpenSSL:</text:span></text:span></text:p>
      <text:p text:style-name="P4"><text:span text:style-name="Strong_20_Emphasis"><text:span text:style-name="T1">1. Crear una Clave Privada para la CA Raíz:</text:span></text:span></text:p>
      <text:p text:style-name="P26"/>
      <text:p text:style-name="P5"><text:span text:style-name="Source_20_Text"><text:span text:style-name="T1">openssl genpkey -algorithm RSA -out root-key.pem</text:span></text:span></text:p>
      <text:p text:style-name="P4"><text:span text:style-name="Strong_20_Emphasis"><text:span text:style-name="T1">2. Crear una Solicitud de Certificado (CSR) para la CA Raíz:</text:span></text:span></text:p>
      <text:p text:style-name="P26"/>
      <text:p text:style-name="P5"><text:span text:style-name="Source_20_Text"><text:span text:style-name="T1">openssl req -new -key root-key.pem -out root-csr.pem</text:span></text:span></text:p>
      <text:p text:style-name="P4">Durante este paso, se te pedirá que proporciones información sobre la entidad de certificación, como el nombre de la organización, la unidad organizativa, la ubicación, etc.</text:p>
      <text:p text:style-name="P4"><text:span text:style-name="Strong_20_Emphasis"><text:span text:style-name="T1">3. Crear un Certificado Auto-firmado para la CA Raíz:</text:span></text:span></text:p>
      <text:p text:style-name="P26"/>
      <text:p text:style-name="P5"><text:span text:style-name="Source_20_Text"><text:span text:style-name="T1">openssl x509 -req -in root-csr.pem -signkey root-key.pem -out root-cert.pem</text:span></text:span></text:p>
      <text:p text:style-name="P4">Este paso toma la solicitud de certificado (CSR) y la firma con la clave privada, generando así el certificado raíz auto-firmado.</text:p>
      <text:p text:style-name="P4"><text:span text:style-name="Strong_20_Emphasis"><text:span text:style-name="T1">4. Opcional: Crear Certificados Intermedios (si es necesario):</text:span></text:span> Si deseas utilizar certificados intermedios, repite los pasos 1 a 3 para crear una clave privada, una solicitud de certificado y un certificado intermedio. Luego, puedes firmar este certificado intermedio con la clave privada de la CA raíz.</text:p>
      <text:p text:style-name="P4"><text:span text:style-name="Strong_20_Emphasis"><text:span text:style-name="T1">5. Configurar el Servidor para Utilizar la Entidad de Certificación:</text:span></text:span> Configura el servidor para utilizar el certificado raíz y, si es necesario, certificados intermedios. Esto implica configurar la aplicación o servicio que actuará como la entidad de certificación y proporcionar la ubicación de los archivos de clave privada y certificado.</text:p>
      <text:p text:style-name="P4"><text:span text:style-name="Strong_20_Emphasis"><text:span text:style-name="T1">6. Establecer Políticas de Certificación y Reglas de Emisión (Opcional):</text:span></text:span> Puedes establecer políticas de certificación y reglas de emisión para determinar cómo se emiten los certificados, cómo se verifica la identidad de las partes solicitantes, etc.</text:p>
      <text:p text:style-name="P4">Recuerda que la seguridad es fundamental en la gestión de claves privadas y certificados. Asegúrate de proteger adecuadamente la clave privada de la entidad de certificación y sigue las mejores prácticas de seguridad para la administración de claves.</text:p>
      <text:p text:style-name="P4">Este procedimiento es un ejemplo básico y puede variar según los requisitos específicos de tu organización y la plataforma que estés utilizando. Consulta la documentación de OpenSSL o la herramienta que elijas para obtener detalles específicos.</text:p>
      <text:p text:style-name="P12"><text:soft-page-break/>PRACTICA CAs</text:p>
      <text:p text:style-name="P12"/>
      <text:p text:style-name="P12">Tengo dos equipos: un rocky 9 llamado "raiz" y otro ubuntu 22.04 9 llamado "intermedio". Este último tendrá un servidor de http apache que debe usar https. ¿puedes darme el paso a paso para crear una entidad certificadora raiz en rocky , qué valide la CA de ubuntu y luego useun ceritificado para el servidor apache? la organización ficticia se llama indralpic3.local </text:p>
      <text:p text:style-name="P28">ChatGPT</text:p>
      <text:p text:style-name="P27">Claro, a continuación te proporcionaré un paso a paso para configurar una entidad de certificación (CA) raíz en el sistema Rocky 9 llamado "raiz", validar la CA en el sistema Ubuntu 22.04 llamado "intermedio", y utilizar un certificado para el servidor Apache en "intermedio". Además, usaré una organización ficticia llamada "indralpic3.local". Ten en cuenta que estos pasos son simplificados y pueden variar según tu configuración específica.</text:p>
      <text:p text:style-name="P4"><text:span text:style-name="Strong_20_Emphasis"><text:span text:style-name="T1">En el Equipo "raiz" (Rocky 9):</text:span></text:span></text:p>
      <text:list text:style-name="L37">
        <text:list-item>
          <text:p text:style-name="P137"><text:span text:style-name="Strong_20_Emphasis"><text:span text:style-name="T1">Generar la Clave Privada para la CA Raíz:</text:span></text:span></text:p>
          <text:p text:style-name="P55"/>
          <text:p text:style-name="P62"><text:span text:style-name="Source_20_Text"><text:span text:style-name="T1">openssl genpkey -algorithm RSA -out root-key.pem</text:span></text:span></text:p>
        </text:list-item>
        <text:list-item>
          <text:p text:style-name="P137"><text:span text:style-name="Strong_20_Emphasis"><text:span text:style-name="T1">Generar la Solicitud de Certificado (CSR) para la CA Raíz:</text:span></text:span></text:p>
          <text:p text:style-name="P55"/>
          <text:p text:style-name="P62"><text:span text:style-name="Source_20_Text"><text:span text:style-name="T1">openssl req -new -key root-key.pem -out root-csr.pem</text:span></text:span></text:p>
          <text:p text:style-name="P138">Proporciona la información requerida, incluida la organización (por ejemplo, "indralpic3.local").</text:p>
        </text:list-item>
        <text:list-item>
          <text:p text:style-name="P137"><text:span text:style-name="Strong_20_Emphasis"><text:span text:style-name="T1">Firmar la Solicitud de Certificado con la Clave Privada para Crear el Certificado Raíz Auto-firmado:</text:span></text:span></text:p>
          <text:p text:style-name="P55"/>
          <text:p text:style-name="P62"><text:span text:style-name="Source_20_Text"><text:span text:style-name="T1">openssl x509 -req -in root-csr.pem -signkey root-key.pem -out root-cert.pem</text:span></text:span></text:p>
        </text:list-item>
      </text:list>
      <text:p text:style-name="P4"><text:span text:style-name="Strong_20_Emphasis"><text:span text:style-name="T1">En el Equipo "intermedio" (Ubuntu 22.04):</text:span></text:span></text:p>
      <text:list text:style-name="L38">
        <text:list-item>
          <text:p text:style-name="P140"><text:span text:style-name="Strong_20_Emphasis"><text:span text:style-name="T1">Copiar el Certificado Raíz al Equipo "intermedio":</text:span></text:span></text:p>
          <text:p text:style-name="P56"/>
          <text:p text:style-name="P63"><text:span text:style-name="Source_20_Text"><text:span text:style-name="T1">scp root-cert.pem usuario@intermedio:/ruta/del/directorio</text:span></text:span></text:p>
        </text:list-item>
        <text:list-item>
          <text:p text:style-name="P140"><text:span text:style-name="Strong_20_Emphasis"><text:span text:style-name="T1">Instalar el Certificado Raíz en Ubuntu:</text:span></text:span></text:p>
          <text:p text:style-name="P56"/>
          <text:p text:style-name="P64"><text:span text:style-name="Source_20_Text"><text:span text:style-name="T1">sudo cp root-cert.pem /usr/local/share/ca-certificates/indralpic3-ca.crt</text:span></text:span></text:p>
          <text:p text:style-name="P65"><text:span text:style-name="Source_20_Text"><text:span text:style-name="T1">sudo update-ca-certificates</text:span></text:span></text:p>
        </text:list-item>
        <text:list-item>
          <text:p text:style-name="P140"><text:soft-page-break/><text:span text:style-name="Strong_20_Emphasis"><text:span text:style-name="T1">Verificar que el Certificado Raíz está Instalado:</text:span></text:span></text:p>
          <text:p text:style-name="P56"/>
          <text:p text:style-name="P63"><text:span text:style-name="Source_20_Text"><text:span text:style-name="T1">openssl x509 -noout -text -in /etc/ssl/certs/indralpic3-ca.crt</text:span></text:span></text:p>
        </text:list-item>
      </text:list>
      <text:p text:style-name="P4"><text:span text:style-name="Strong_20_Emphasis"><text:span text:style-name="T1">En el Equipo "intermedio" (Ubuntu 22.04) - Configuración de Apache con Certificado:</text:span></text:span></text:p>
      <text:list text:style-name="L39">
        <text:list-item>
          <text:p text:style-name="P141"><text:span text:style-name="Strong_20_Emphasis"><text:span text:style-name="T1">Instalar Apache (si no está instalado):</text:span></text:span></text:p>
          <text:p text:style-name="P57"/>
          <text:p text:style-name="P66"><text:span text:style-name="Source_20_Text"><text:span text:style-name="T1">sudo apt-get update</text:span></text:span></text:p>
          <text:p text:style-name="P68"><text:span text:style-name="Source_20_Text"><text:span text:style-name="T1">sudo apt-get install apache2</text:span></text:span></text:p>
        </text:list-item>
        <text:list-item>
          <text:p text:style-name="P141"><text:span text:style-name="Strong_20_Emphasis"><text:span text:style-name="T1">Configurar Apache para Usar HTTPS:</text:span></text:span></text:p>
          <text:list>
            <text:list-item>
              <text:p text:style-name="P139">Editar el archivo de configuración de Apache:</text:p>
              <text:p text:style-name="P57"/>
              <text:p text:style-name="P67"><text:span text:style-name="Source_20_Text"><text:span text:style-name="T1">sudo nano /etc/apache2/sites-available/default-ssl.conf</text:span></text:span></text:p>
            </text:list-item>
            <text:list-item>
              <text:p text:style-name="P139">Configurar las directivas SSLCertificateFile y SSLCertificateKeyFile para apuntar al certificado y la clave privada del servidor.</text:p>
            </text:list-item>
            <text:list-item>
              <text:p text:style-name="P139">Habilitar el sitio SSL:</text:p>
              <text:p text:style-name="P57"/>
              <text:p text:style-name="P67"><text:span text:style-name="Source_20_Text"><text:span text:style-name="T1">sudo a2ensite default-ssl</text:span></text:span></text:p>
            </text:list-item>
            <text:list-item>
              <text:p text:style-name="P139">Reiniciar Apache:</text:p>
              <text:p text:style-name="P57"/>
              <text:p text:style-name="P67"><text:span text:style-name="Source_20_Text"><text:span text:style-name="T1">sudo systemctl restart apache2</text:span></text:span></text:p>
            </text:list-item>
          </text:list>
          <text:p text:style-name="P139">Ahora, el servidor Apache en "intermedio" está configurado para usar HTTPS con el certificado de la CA raíz "raiz".</text:p>
        </text:list-item>
      </text:list>
      <text:p text:style-name="P27">Ten en cuenta que estos pasos son básicos y podrían requerir ajustes según tu entorno específico. Además, se recomienda utilizar certificados emitidos por una CA de confianza en un entorno de producción. Este ejemplo es más apropiado para entornos de desarrollo o pruebas.</text:p>
      <text:p text:style-name="P2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36:29.363138906</meta:creation-date>
    <dc:date>2023-11-21T14:03:01.371245307</dc:date>
    <meta:editing-duration>PT17H34M18S</meta:editing-duration>
    <meta:editing-cycles>17</meta:editing-cycles>
    <meta:generator>LibreOffice/7.6.2.1$Linux_X86_64 LibreOffice_project/56f7684011345957bbf33a7ee678afaf4d2ba333</meta:generator>
    <meta:document-statistic meta:table-count="4" meta:image-count="0" meta:object-count="0" meta:page-count="39" meta:paragraph-count="816" meta:word-count="7635" meta:character-count="51794" meta:non-whitespace-character-count="45009"/>
  </office:meta>
</office:document-meta>
</file>